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style="normal" style:font-style-asian="normal" style:font-style-complex="normal"/>
    </style:style>
    <style:style style:name="P36"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officeooo:rsid="001c8943" officeooo:paragraph-rsid="001c8943"/>
    </style:style>
    <style:style style:name="P47" style:family="paragraph" style:parent-style-name="Standard">
      <style:paragraph-properties fo:text-align="justify" style:justify-single-word="false"/>
      <style:text-properties officeooo:rsid="001a2c23" officeooo:paragraph-rsid="001a2c23"/>
    </style:style>
    <style:style style:name="P48" style:family="paragraph" style:parent-style-name="Standard">
      <style:paragraph-properties fo:text-align="justify" style:justify-single-word="false"/>
      <style:text-properties officeooo:rsid="001a40c8" officeooo:paragraph-rsid="001a40c8"/>
    </style:style>
    <style:style style:name="P49" style:family="paragraph" style:parent-style-name="Standard">
      <style:paragraph-properties fo:text-align="justify" style:justify-single-word="false"/>
      <style:text-properties officeooo:rsid="001ad4c5" officeooo:paragraph-rsid="001ad4c5"/>
    </style:style>
    <style:style style:name="P50" style:family="paragraph" style:parent-style-name="Standard">
      <style:paragraph-properties fo:text-align="justify" style:justify-single-word="false"/>
      <style:text-properties officeooo:rsid="00248e0c" officeooo:paragraph-rsid="00248e0c"/>
    </style:style>
    <style:style style:name="P51" style:family="paragraph" style:parent-style-name="Standard">
      <style:paragraph-properties fo:text-align="justify" style:justify-single-word="false"/>
      <style:text-properties officeooo:rsid="00248e0c" officeooo:paragraph-rsid="002c1070"/>
    </style:style>
    <style:style style:name="P52" style:family="paragraph" style:parent-style-name="Standard">
      <style:paragraph-properties fo:text-align="justify" style:justify-single-word="false"/>
      <style:text-properties officeooo:rsid="00248e0c" officeooo:paragraph-rsid="00642854"/>
    </style:style>
    <style:style style:name="P53" style:family="paragraph" style:parent-style-name="Standard">
      <style:paragraph-properties fo:text-align="justify" style:justify-single-word="false"/>
      <style:text-properties officeooo:rsid="0026484a" officeooo:paragraph-rsid="0026484a"/>
    </style:style>
    <style:style style:name="P54" style:family="paragraph" style:parent-style-name="Standard">
      <style:paragraph-properties fo:text-align="justify" style:justify-single-word="false"/>
      <style:text-properties officeooo:rsid="002c3e31" officeooo:paragraph-rsid="002c1070"/>
    </style:style>
    <style:style style:name="P55" style:family="paragraph" style:parent-style-name="Standard">
      <style:paragraph-properties fo:text-align="justify" style:justify-single-word="false"/>
      <style:text-properties officeooo:rsid="002c3e31" officeooo:paragraph-rsid="00642854"/>
    </style:style>
    <style:style style:name="P56" style:family="paragraph" style:parent-style-name="Standard">
      <style:paragraph-properties fo:text-align="justify" style:justify-single-word="false"/>
      <style:text-properties officeooo:rsid="002f8517" officeooo:paragraph-rsid="002f8517"/>
    </style:style>
    <style:style style:name="P57" style:family="paragraph" style:parent-style-name="Standard">
      <style:paragraph-properties fo:text-align="justify" style:justify-single-word="false"/>
      <style:text-properties officeooo:rsid="002f8517" officeooo:paragraph-rsid="00609497"/>
    </style:style>
    <style:style style:name="P58" style:family="paragraph" style:parent-style-name="Standard">
      <style:paragraph-properties fo:text-align="justify" style:justify-single-word="false"/>
      <style:text-properties officeooo:rsid="002f8517" officeooo:paragraph-rsid="0063c6ad"/>
    </style:style>
    <style:style style:name="P59" style:family="paragraph" style:parent-style-name="Standard">
      <style:paragraph-properties fo:text-align="justify" style:justify-single-word="false"/>
      <style:text-properties officeooo:rsid="002f8517" officeooo:paragraph-rsid="00657e41"/>
    </style:style>
    <style:style style:name="P60" style:family="paragraph" style:parent-style-name="Standard">
      <style:text-properties officeooo:rsid="0034057d" officeooo:paragraph-rsid="0090c7dc"/>
    </style:style>
    <style:style style:name="P61" style:family="paragraph" style:parent-style-name="Standard">
      <style:text-properties officeooo:rsid="00332915" officeooo:paragraph-rsid="0090c7dc"/>
    </style:style>
    <style:style style:name="P62" style:family="paragraph" style:parent-style-name="Standard">
      <style:text-properties officeooo:paragraph-rsid="003e84e4"/>
    </style:style>
    <style:style style:name="P63" style:family="paragraph" style:parent-style-name="Standard">
      <style:paragraph-properties fo:text-align="justify" style:justify-single-word="false"/>
      <style:text-properties officeooo:rsid="0045f55f" officeooo:paragraph-rsid="0045f55f"/>
    </style:style>
    <style:style style:name="P64" style:family="paragraph" style:parent-style-name="Standard">
      <style:paragraph-properties fo:text-align="justify" style:justify-single-word="false"/>
      <style:text-properties officeooo:rsid="0048e6c4" officeooo:paragraph-rsid="0045f55f"/>
    </style:style>
    <style:style style:name="P65" style:family="paragraph" style:parent-style-name="Standard">
      <style:paragraph-properties fo:text-align="justify" style:justify-single-word="false"/>
      <style:text-properties officeooo:rsid="004cd2a6" officeooo:paragraph-rsid="004cd2a6"/>
    </style:style>
    <style:style style:name="P66" style:family="paragraph" style:parent-style-name="Standard">
      <style:text-properties officeooo:rsid="004e9309"/>
    </style:style>
    <style:style style:name="P67" style:family="paragraph" style:parent-style-name="Standard">
      <style:paragraph-properties fo:text-align="justify" style:justify-single-word="false"/>
      <style:text-properties officeooo:rsid="004e9309" officeooo:paragraph-rsid="004e9309"/>
    </style:style>
    <style:style style:name="P68" style:family="paragraph" style:parent-style-name="Standard">
      <style:paragraph-properties fo:text-align="justify" style:justify-single-word="false"/>
      <style:text-properties officeooo:rsid="0050a4de" officeooo:paragraph-rsid="0050a4de"/>
    </style:style>
    <style:style style:name="P69" style:family="paragraph" style:parent-style-name="Standard">
      <style:paragraph-properties fo:text-align="justify" style:justify-single-word="false"/>
      <style:text-properties officeooo:rsid="00459a7d" officeooo:paragraph-rsid="004cd2a6"/>
    </style:style>
    <style:style style:name="P70" style:family="paragraph" style:parent-style-name="Standard">
      <style:paragraph-properties fo:text-align="justify" style:justify-single-word="false"/>
      <style:text-properties officeooo:rsid="00459a7d" officeooo:paragraph-rsid="00459a7d"/>
    </style:style>
    <style:style style:name="P71" style:family="paragraph" style:parent-style-name="Standard">
      <style:paragraph-properties fo:text-align="justify" style:justify-single-word="false"/>
      <style:text-properties officeooo:rsid="00528047" officeooo:paragraph-rsid="00528047"/>
    </style:style>
    <style:style style:name="P72" style:family="paragraph" style:parent-style-name="Standard">
      <style:text-properties officeooo:rsid="005507df"/>
    </style:style>
    <style:style style:name="P73" style:family="paragraph" style:parent-style-name="Standard">
      <style:paragraph-properties fo:text-align="justify" style:justify-single-word="false"/>
      <style:text-properties officeooo:rsid="005507df" officeooo:paragraph-rsid="005507df"/>
    </style:style>
    <style:style style:name="P74" style:family="paragraph" style:parent-style-name="Standard">
      <style:paragraph-properties fo:text-align="justify" style:justify-single-word="false"/>
      <style:text-properties officeooo:rsid="005776f9" officeooo:paragraph-rsid="005776f9"/>
    </style:style>
    <style:style style:name="P75" style:family="paragraph" style:parent-style-name="Standard">
      <style:paragraph-properties fo:text-align="justify" style:justify-single-word="false"/>
      <style:text-properties officeooo:rsid="005776f9" officeooo:paragraph-rsid="0059317a"/>
    </style:style>
    <style:style style:name="P76" style:family="paragraph" style:parent-style-name="Standard">
      <style:paragraph-properties fo:text-align="justify" style:justify-single-word="false"/>
      <style:text-properties officeooo:rsid="0059317a" officeooo:paragraph-rsid="0059317a"/>
    </style:style>
    <style:style style:name="P77" style:family="paragraph" style:parent-style-name="Standard">
      <style:paragraph-properties fo:text-align="justify" style:justify-single-word="false"/>
      <style:text-properties officeooo:rsid="005e709b" officeooo:paragraph-rsid="005e709b"/>
    </style:style>
    <style:style style:name="P78" style:family="paragraph" style:parent-style-name="Standard">
      <style:paragraph-properties fo:text-align="justify" style:justify-single-word="false"/>
      <style:text-properties officeooo:rsid="005e709b" officeooo:paragraph-rsid="006ce8d1"/>
    </style:style>
    <style:style style:name="P79" style:family="paragraph" style:parent-style-name="Standard">
      <style:paragraph-properties fo:text-align="justify" style:justify-single-word="false"/>
      <style:text-properties officeooo:rsid="005e709b" officeooo:paragraph-rsid="007c4f27"/>
    </style:style>
    <style:style style:name="P80" style:family="paragraph" style:parent-style-name="Standard">
      <style:text-properties officeooo:rsid="005f8c35" officeooo:paragraph-rsid="005f8c35"/>
    </style:style>
    <style:style style:name="P81" style:family="paragraph" style:parent-style-name="Standard">
      <style:paragraph-properties fo:text-align="justify" style:justify-single-word="false"/>
      <style:text-properties officeooo:rsid="00609497" officeooo:paragraph-rsid="00609497"/>
    </style:style>
    <style:style style:name="P82" style:family="paragraph" style:parent-style-name="Standard">
      <style:paragraph-properties fo:text-align="justify" style:justify-single-word="false"/>
      <style:text-properties officeooo:rsid="00642854" officeooo:paragraph-rsid="00642854"/>
    </style:style>
    <style:style style:name="P83" style:family="paragraph" style:parent-style-name="Standard">
      <style:paragraph-properties fo:text-align="justify" style:justify-single-word="false"/>
      <style:text-properties officeooo:rsid="006bc855" officeooo:paragraph-rsid="006bc855"/>
    </style:style>
    <style:style style:name="P84" style:family="paragraph" style:parent-style-name="Standard">
      <style:paragraph-properties fo:text-align="justify" style:justify-single-word="false"/>
      <style:text-properties officeooo:rsid="006bc855" officeooo:paragraph-rsid="007d74fc"/>
    </style:style>
    <style:style style:name="P85" style:family="paragraph" style:parent-style-name="Standard">
      <style:paragraph-properties fo:text-align="justify" style:justify-single-word="false"/>
      <style:text-properties officeooo:rsid="006bc855" officeooo:paragraph-rsid="00812a63"/>
    </style:style>
    <style:style style:name="P86" style:family="paragraph" style:parent-style-name="Standard">
      <style:text-properties officeooo:rsid="006bc855" officeooo:paragraph-rsid="006bc855"/>
    </style:style>
    <style:style style:name="P87" style:family="paragraph" style:parent-style-name="Standard">
      <style:paragraph-properties fo:text-align="justify" style:justify-single-word="false"/>
      <style:text-properties officeooo:rsid="006ce8d1" officeooo:paragraph-rsid="006ce8d1"/>
    </style:style>
    <style:style style:name="P88" style:family="paragraph" style:parent-style-name="Standard">
      <style:paragraph-properties fo:text-align="justify" style:justify-single-word="false"/>
      <style:text-properties officeooo:rsid="006ce8d1" officeooo:paragraph-rsid="007493a4"/>
    </style:style>
    <style:style style:name="P89" style:family="paragraph" style:parent-style-name="Standard">
      <style:paragraph-properties fo:text-align="justify" style:justify-single-word="false"/>
      <style:text-properties officeooo:rsid="007493a4" officeooo:paragraph-rsid="007493a4"/>
    </style:style>
    <style:style style:name="P90" style:family="paragraph" style:parent-style-name="Standard">
      <style:text-properties officeooo:rsid="00755432"/>
    </style:style>
    <style:style style:name="P91" style:family="paragraph" style:parent-style-name="Standard">
      <style:paragraph-properties fo:text-align="justify" style:justify-single-word="false"/>
      <style:text-properties officeooo:rsid="00755432" officeooo:paragraph-rsid="00755432"/>
    </style:style>
    <style:style style:name="P92" style:family="paragraph" style:parent-style-name="Standard">
      <style:text-properties officeooo:rsid="007bc5d0" officeooo:paragraph-rsid="007bc5d0"/>
    </style:style>
    <style:style style:name="P93" style:family="paragraph" style:parent-style-name="Standard">
      <style:text-properties officeooo:rsid="007c4f27" officeooo:paragraph-rsid="007c4f27"/>
    </style:style>
    <style:style style:name="P94" style:family="paragraph" style:parent-style-name="Standard">
      <style:paragraph-properties fo:text-align="justify" style:justify-single-word="false"/>
      <style:text-properties officeooo:rsid="007d74fc" officeooo:paragraph-rsid="007d74fc"/>
    </style:style>
    <style:style style:name="P95" style:family="paragraph" style:parent-style-name="Standard">
      <style:paragraph-properties fo:text-align="justify" style:justify-single-word="false"/>
      <style:text-properties officeooo:rsid="007deb7f" officeooo:paragraph-rsid="007deb7f"/>
    </style:style>
    <style:style style:name="P96" style:family="paragraph" style:parent-style-name="Standard">
      <style:text-properties officeooo:paragraph-rsid="0090c7dc"/>
    </style:style>
    <style:style style:name="P97" style:family="paragraph" style:parent-style-name="Standard">
      <style:paragraph-properties fo:text-align="justify" style:justify-single-word="false"/>
      <style:text-properties officeooo:rsid="002c1070" officeooo:paragraph-rsid="002c1070"/>
    </style:style>
    <style:style style:name="P98" style:family="paragraph" style:parent-style-name="Standard">
      <style:paragraph-properties fo:text-align="justify" style:justify-single-word="false"/>
      <style:text-properties officeooo:rsid="0094841d" officeooo:paragraph-rsid="0094841d"/>
    </style:style>
    <style:style style:name="P99" style:family="paragraph" style:parent-style-name="Standard">
      <style:paragraph-properties fo:text-align="justify" style:justify-single-word="false"/>
      <style:text-properties officeooo:rsid="0094841d" officeooo:paragraph-rsid="00f36b6e"/>
    </style:style>
    <style:style style:name="P100" style:family="paragraph" style:parent-style-name="Standard">
      <style:paragraph-properties fo:text-align="justify" style:justify-single-word="false"/>
      <style:text-properties officeooo:rsid="0096cb45" officeooo:paragraph-rsid="0096cb45"/>
    </style:style>
    <style:style style:name="P101" style:family="paragraph" style:parent-style-name="Standard">
      <style:paragraph-properties fo:text-align="justify" style:justify-single-word="false"/>
      <style:text-properties officeooo:rsid="00990fbf" officeooo:paragraph-rsid="00990fbf"/>
    </style:style>
    <style:style style:name="P102" style:family="paragraph" style:parent-style-name="Standard">
      <style:paragraph-properties fo:text-align="justify" style:justify-single-word="false"/>
      <style:text-properties officeooo:rsid="0099270f" officeooo:paragraph-rsid="0099270f"/>
    </style:style>
    <style:style style:name="P103" style:family="paragraph" style:parent-style-name="Standard">
      <style:paragraph-properties fo:text-align="justify" style:justify-single-word="false"/>
      <style:text-properties officeooo:rsid="009fedc1" officeooo:paragraph-rsid="009fedc1"/>
    </style:style>
    <style:style style:name="P104" style:family="paragraph" style:parent-style-name="Standard">
      <style:paragraph-properties fo:text-align="justify" style:justify-single-word="false"/>
      <style:text-properties officeooo:rsid="009fedc1" officeooo:paragraph-rsid="00f36b6e"/>
    </style:style>
    <style:style style:name="P105" style:family="paragraph" style:parent-style-name="Standard">
      <style:paragraph-properties fo:text-align="justify" style:justify-single-word="false"/>
      <style:text-properties officeooo:rsid="00a18a4f" officeooo:paragraph-rsid="00a18a4f"/>
    </style:style>
    <style:style style:name="P106" style:family="paragraph" style:parent-style-name="Standard">
      <style:paragraph-properties fo:text-align="justify" style:justify-single-word="false"/>
      <style:text-properties officeooo:rsid="00a3a50c" officeooo:paragraph-rsid="00a59e94"/>
    </style:style>
    <style:style style:name="P107" style:family="paragraph" style:parent-style-name="Standard">
      <style:paragraph-properties fo:text-align="justify" style:justify-single-word="false"/>
      <style:text-properties officeooo:rsid="00a99813" officeooo:paragraph-rsid="00ad47a1"/>
    </style:style>
    <style:style style:name="P108" style:family="paragraph" style:parent-style-name="Standard">
      <style:paragraph-properties fo:text-align="justify" style:justify-single-word="false"/>
      <style:text-properties officeooo:rsid="00ad47a1" officeooo:paragraph-rsid="00ad47a1"/>
    </style:style>
    <style:style style:name="P109" style:family="paragraph" style:parent-style-name="Standard">
      <style:paragraph-properties fo:text-align="justify" style:justify-single-word="false"/>
      <style:text-properties officeooo:rsid="0091f516" officeooo:paragraph-rsid="0091f516"/>
    </style:style>
    <style:style style:name="P110" style:family="paragraph" style:parent-style-name="Standard">
      <style:paragraph-properties fo:text-align="justify" style:justify-single-word="false"/>
      <style:text-properties officeooo:rsid="00add6fc" officeooo:paragraph-rsid="00add6fc"/>
    </style:style>
    <style:style style:name="P111" style:family="paragraph" style:parent-style-name="Standard">
      <style:paragraph-properties fo:text-align="justify" style:justify-single-word="false"/>
      <style:text-properties officeooo:rsid="00aef9c3" officeooo:paragraph-rsid="00aef9c3"/>
    </style:style>
    <style:style style:name="P112" style:family="paragraph" style:parent-style-name="Standard">
      <style:paragraph-properties fo:text-align="justify" style:justify-single-word="false"/>
      <style:text-properties officeooo:rsid="00b31061" officeooo:paragraph-rsid="00b31061"/>
    </style:style>
    <style:style style:name="P113" style:family="paragraph" style:parent-style-name="Standard">
      <style:paragraph-properties fo:text-align="justify" style:justify-single-word="false"/>
      <style:text-properties officeooo:rsid="00b31061" officeooo:paragraph-rsid="00b39b82"/>
    </style:style>
    <style:style style:name="P114" style:family="paragraph" style:parent-style-name="Standard">
      <style:paragraph-properties fo:text-align="justify" style:justify-single-word="false"/>
      <style:text-properties officeooo:rsid="00b60888" officeooo:paragraph-rsid="00b60888"/>
    </style:style>
    <style:style style:name="P115" style:family="paragraph" style:parent-style-name="Standard">
      <style:paragraph-properties fo:text-align="justify" style:justify-single-word="false"/>
      <style:text-properties officeooo:rsid="00b691ea" officeooo:paragraph-rsid="00b691ea"/>
    </style:style>
    <style:style style:name="P116" style:family="paragraph" style:parent-style-name="Standard">
      <style:paragraph-properties fo:text-align="justify" style:justify-single-word="false"/>
      <style:text-properties officeooo:rsid="00b6aca7" officeooo:paragraph-rsid="00b6aca7"/>
    </style:style>
    <style:style style:name="P117" style:family="paragraph" style:parent-style-name="Standard">
      <style:paragraph-properties fo:text-align="justify" style:justify-single-word="false"/>
      <style:text-properties officeooo:rsid="00b988bd" officeooo:paragraph-rsid="00b988bd"/>
    </style:style>
    <style:style style:name="P118" style:family="paragraph" style:parent-style-name="Standard">
      <style:paragraph-properties fo:text-align="justify" style:justify-single-word="false"/>
      <style:text-properties officeooo:rsid="00ba3995" officeooo:paragraph-rsid="00ba3995"/>
    </style:style>
    <style:style style:name="P119" style:family="paragraph" style:parent-style-name="Standard">
      <style:paragraph-properties fo:text-align="justify" style:justify-single-word="false"/>
      <style:text-properties officeooo:rsid="00c62292" officeooo:paragraph-rsid="00c62292"/>
    </style:style>
    <style:style style:name="P120" style:family="paragraph" style:parent-style-name="Standard">
      <style:paragraph-properties fo:text-align="justify" style:justify-single-word="false"/>
      <style:text-properties officeooo:rsid="00c62292" officeooo:paragraph-rsid="00d68537"/>
    </style:style>
    <style:style style:name="P121" style:family="paragraph" style:parent-style-name="Standard">
      <style:paragraph-properties fo:text-align="justify" style:justify-single-word="false"/>
      <style:text-properties officeooo:rsid="00c4ee43" officeooo:paragraph-rsid="00c4ee43"/>
    </style:style>
    <style:style style:name="P122" style:family="paragraph" style:parent-style-name="Standard">
      <style:paragraph-properties fo:text-align="justify" style:justify-single-word="false"/>
      <style:text-properties officeooo:rsid="00c4ee43" officeooo:paragraph-rsid="00d68537"/>
    </style:style>
    <style:style style:name="P123" style:family="paragraph" style:parent-style-name="Standard">
      <style:paragraph-properties fo:text-align="justify" style:justify-single-word="false"/>
      <style:text-properties officeooo:rsid="00c760d2" officeooo:paragraph-rsid="00c760d2"/>
    </style:style>
    <style:style style:name="P124" style:family="paragraph" style:parent-style-name="Standard">
      <style:paragraph-properties fo:text-align="justify" style:justify-single-word="false"/>
      <style:text-properties officeooo:rsid="00c760d2" officeooo:paragraph-rsid="00d68537"/>
    </style:style>
    <style:style style:name="P125" style:family="paragraph" style:parent-style-name="Standard">
      <style:paragraph-properties fo:text-align="justify" style:justify-single-word="false"/>
      <style:text-properties officeooo:rsid="00c8f6ab" officeooo:paragraph-rsid="00c8f6ab"/>
    </style:style>
    <style:style style:name="P126" style:family="paragraph" style:parent-style-name="Standard">
      <style:paragraph-properties fo:text-align="justify" style:justify-single-word="false"/>
      <style:text-properties officeooo:rsid="00c8f6ab" officeooo:paragraph-rsid="00d68537"/>
    </style:style>
    <style:style style:name="P127" style:family="paragraph" style:parent-style-name="Standard">
      <style:paragraph-properties fo:text-align="justify" style:justify-single-word="false"/>
      <style:text-properties officeooo:rsid="00cac6da" officeooo:paragraph-rsid="00cac6da"/>
    </style:style>
    <style:style style:name="P128" style:family="paragraph" style:parent-style-name="Standard">
      <style:paragraph-properties fo:text-align="justify" style:justify-single-word="false"/>
      <style:text-properties officeooo:rsid="00cac6da" officeooo:paragraph-rsid="00d68537"/>
    </style:style>
    <style:style style:name="P129" style:family="paragraph" style:parent-style-name="Standard">
      <style:paragraph-properties fo:text-align="justify" style:justify-single-word="false"/>
      <style:text-properties officeooo:rsid="00cad21d" officeooo:paragraph-rsid="00cad21d"/>
    </style:style>
    <style:style style:name="P130" style:family="paragraph" style:parent-style-name="Standard">
      <style:paragraph-properties fo:text-align="justify" style:justify-single-word="false"/>
      <style:text-properties officeooo:rsid="00cad21d" officeooo:paragraph-rsid="00d68537"/>
    </style:style>
    <style:style style:name="P131" style:family="paragraph" style:parent-style-name="Standard">
      <style:paragraph-properties fo:text-align="justify" style:justify-single-word="false"/>
      <style:text-properties officeooo:rsid="00cce731" officeooo:paragraph-rsid="00cce731"/>
    </style:style>
    <style:style style:name="P132" style:family="paragraph" style:parent-style-name="Standard">
      <style:paragraph-properties fo:text-align="justify" style:justify-single-word="false"/>
      <style:text-properties officeooo:rsid="00cce731" officeooo:paragraph-rsid="00d68537"/>
    </style:style>
    <style:style style:name="P133" style:family="paragraph" style:parent-style-name="Standard">
      <style:paragraph-properties fo:text-align="justify" style:justify-single-word="false"/>
      <style:text-properties officeooo:rsid="00cdc97c" officeooo:paragraph-rsid="00cdc97c"/>
    </style:style>
    <style:style style:name="P134" style:family="paragraph" style:parent-style-name="Standard">
      <style:paragraph-properties fo:text-align="justify" style:justify-single-word="false"/>
      <style:text-properties officeooo:rsid="00cdc97c" officeooo:paragraph-rsid="00d68537"/>
    </style:style>
    <style:style style:name="P135" style:family="paragraph" style:parent-style-name="Standard">
      <style:paragraph-properties fo:text-align="justify" style:justify-single-word="false"/>
      <style:text-properties officeooo:rsid="00d00bd4" officeooo:paragraph-rsid="00d00bd4"/>
    </style:style>
    <style:style style:name="P136" style:family="paragraph" style:parent-style-name="Standard">
      <style:paragraph-properties fo:text-align="justify" style:justify-single-word="false"/>
      <style:text-properties officeooo:rsid="00d00bd4" officeooo:paragraph-rsid="00d68537"/>
    </style:style>
    <style:style style:name="P137" style:family="paragraph" style:parent-style-name="Standard">
      <style:paragraph-properties fo:text-align="justify" style:justify-single-word="false"/>
      <style:text-properties officeooo:rsid="00d00bd4" officeooo:paragraph-rsid="00d89ca8"/>
    </style:style>
    <style:style style:name="P138" style:family="paragraph" style:parent-style-name="Standard">
      <style:paragraph-properties fo:text-align="justify" style:justify-single-word="false"/>
      <style:text-properties officeooo:rsid="00d281c0" officeooo:paragraph-rsid="00d281c0"/>
    </style:style>
    <style:style style:name="P139" style:family="paragraph" style:parent-style-name="Standard">
      <style:paragraph-properties fo:text-align="justify" style:justify-single-word="false"/>
      <style:text-properties officeooo:rsid="00d281c0" officeooo:paragraph-rsid="00d68537"/>
    </style:style>
    <style:style style:name="P140" style:family="paragraph" style:parent-style-name="Standard">
      <style:paragraph-properties fo:text-align="justify" style:justify-single-word="false"/>
      <style:text-properties officeooo:rsid="00d281c0" officeooo:paragraph-rsid="00dbc1d7"/>
    </style:style>
    <style:style style:name="P141" style:family="paragraph" style:parent-style-name="Standard">
      <style:paragraph-properties fo:text-align="justify" style:justify-single-word="false"/>
      <style:text-properties officeooo:rsid="00d68537" officeooo:paragraph-rsid="00d68537"/>
    </style:style>
    <style:style style:name="P142" style:family="paragraph" style:parent-style-name="Standard">
      <style:paragraph-properties fo:text-align="justify" style:justify-single-word="false"/>
      <style:text-properties officeooo:rsid="00dbed7c" officeooo:paragraph-rsid="00dbed7c"/>
    </style:style>
    <style:style style:name="P143" style:family="paragraph" style:parent-style-name="Standard">
      <style:text-properties officeooo:paragraph-rsid="00e5de6a"/>
    </style:style>
    <style:style style:name="P144" style:family="paragraph" style:parent-style-name="Standard">
      <style:paragraph-properties fo:text-align="justify" style:justify-single-word="false"/>
      <style:text-properties officeooo:rsid="00e89dcc" officeooo:paragraph-rsid="00e89dcc"/>
    </style:style>
    <style:style style:name="P145" style:family="paragraph" style:parent-style-name="Standard">
      <style:paragraph-properties fo:text-align="justify" style:justify-single-word="false"/>
      <style:text-properties officeooo:rsid="00e89dcc" officeooo:paragraph-rsid="00e8e4c5"/>
    </style:style>
    <style:style style:name="P146" style:family="paragraph" style:parent-style-name="Standard">
      <style:paragraph-properties fo:text-align="justify" style:justify-single-word="false"/>
      <style:text-properties officeooo:rsid="00e8e4c5" officeooo:paragraph-rsid="00e8e4c5"/>
    </style:style>
    <style:style style:name="P147" style:family="paragraph" style:parent-style-name="Standard">
      <style:paragraph-properties fo:text-align="justify" style:justify-single-word="false"/>
      <style:text-properties officeooo:rsid="00ea672a" officeooo:paragraph-rsid="00ea672a"/>
    </style:style>
    <style:style style:name="P148" style:family="paragraph" style:parent-style-name="Standard">
      <style:paragraph-properties fo:text-align="justify" style:justify-single-word="false"/>
      <style:text-properties officeooo:rsid="00ed9421" officeooo:paragraph-rsid="00ed9421"/>
    </style:style>
    <style:style style:name="P149" style:family="paragraph" style:parent-style-name="Standard">
      <style:text-properties officeooo:paragraph-rsid="00edd0f7"/>
    </style:style>
    <style:style style:name="P150" style:family="paragraph" style:parent-style-name="Standard">
      <style:paragraph-properties fo:text-align="justify" style:justify-single-word="false"/>
      <style:text-properties officeooo:rsid="00a59e94" officeooo:paragraph-rsid="00a59e94"/>
    </style:style>
    <style:style style:name="P151"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52"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53" style:family="paragraph" style:parent-style-name="Standard">
      <style:paragraph-properties fo:text-align="justify" style:justify-single-word="false"/>
      <style:text-properties officeooo:rsid="010f92f6" officeooo:paragraph-rsid="010f92f6"/>
    </style:style>
    <style:style style:name="P154" style:family="paragraph" style:parent-style-name="Standard">
      <style:paragraph-properties fo:text-align="justify" style:justify-single-word="false"/>
      <style:text-properties officeooo:rsid="0111c319" officeooo:paragraph-rsid="0111c319"/>
    </style:style>
    <style:style style:name="P155" style:family="paragraph" style:parent-style-name="Standard">
      <style:paragraph-properties fo:text-align="justify" style:justify-single-word="false"/>
      <style:text-properties officeooo:rsid="0115910c" officeooo:paragraph-rsid="0115910c"/>
    </style:style>
    <style:style style:name="P156" style:family="paragraph" style:parent-style-name="Standard">
      <style:paragraph-properties fo:text-align="justify" style:justify-single-word="false"/>
      <style:text-properties officeooo:rsid="01165a39" officeooo:paragraph-rsid="01165a39"/>
    </style:style>
    <style:style style:name="P157" style:family="paragraph" style:parent-style-name="Standard">
      <style:paragraph-properties fo:text-align="justify" style:justify-single-word="false"/>
      <style:text-properties officeooo:rsid="01189ba0" officeooo:paragraph-rsid="01189ba0"/>
    </style:style>
    <style:style style:name="P158" style:family="paragraph" style:parent-style-name="Standard">
      <style:paragraph-properties fo:text-align="justify" style:justify-single-word="false"/>
      <style:text-properties officeooo:rsid="0118d675" officeooo:paragraph-rsid="0118d675"/>
    </style:style>
    <style:style style:name="P159" style:family="paragraph" style:parent-style-name="Standard">
      <style:paragraph-properties fo:text-align="justify" style:justify-single-word="false" fo:break-before="page"/>
    </style:style>
    <style:style style:name="P160" style:family="paragraph" style:parent-style-name="Standard">
      <style:paragraph-properties fo:text-align="start" style:justify-single-word="false" fo:break-before="page"/>
      <style:text-properties fo:font-weight="bold" style:font-weight-asian="bold" style:font-weight-complex="bold"/>
    </style:style>
    <style:style style:name="P161"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62"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63" style:family="paragraph" style:parent-style-name="Standard">
      <style:paragraph-properties fo:text-align="justify" style:justify-single-word="false" fo:break-before="page"/>
      <style:text-properties officeooo:rsid="006ce8d1" officeooo:paragraph-rsid="00755432"/>
    </style:style>
    <style:style style:name="P164" style:family="paragraph" style:parent-style-name="Standard">
      <style:paragraph-properties fo:text-align="justify" style:justify-single-word="false" fo:break-before="page"/>
      <style:text-properties officeooo:rsid="00cce731" officeooo:paragraph-rsid="00d68537"/>
    </style:style>
    <style:style style:name="P165" style:family="paragraph" style:parent-style-name="Standard">
      <style:paragraph-properties fo:text-align="justify" style:justify-single-word="false" fo:break-before="page"/>
      <style:text-properties officeooo:rsid="00cce731" officeooo:paragraph-rsid="00cce731"/>
    </style:style>
    <style:style style:name="P166" style:family="paragraph" style:parent-style-name="Code_20_block">
      <style:paragraph-properties fo:break-before="page"/>
    </style:style>
    <style:style style:name="P167" style:family="paragraph" style:parent-style-name="Code_20_block">
      <style:paragraph-properties fo:break-before="page"/>
      <style:text-properties officeooo:rsid="001c8943"/>
    </style:style>
    <style:style style:name="P168" style:family="paragraph" style:parent-style-name="Code_20_block">
      <style:text-properties fo:color="#008000"/>
    </style:style>
    <style:style style:name="P169" style:family="paragraph" style:parent-style-name="Code_20_block">
      <style:text-properties fo:color="#008000" fo:font-weight="normal" officeooo:paragraph-rsid="0090c7dc" style:font-weight-asian="normal" style:font-weight-complex="normal"/>
    </style:style>
    <style:style style:name="P170" style:family="paragraph" style:parent-style-name="Code_20_block">
      <style:text-properties fo:color="#008000" officeooo:rsid="00528047"/>
    </style:style>
    <style:style style:name="P171" style:family="paragraph" style:parent-style-name="Code_20_block">
      <style:text-properties fo:color="#008000" officeooo:rsid="005507df"/>
    </style:style>
    <style:style style:name="P172" style:family="paragraph" style:parent-style-name="Code_20_block">
      <style:text-properties fo:color="#008000" officeooo:rsid="005507df" officeooo:paragraph-rsid="005507df"/>
    </style:style>
    <style:style style:name="P173" style:family="paragraph" style:parent-style-name="Code_20_block">
      <style:text-properties fo:color="#008000" officeooo:rsid="005507df" officeooo:paragraph-rsid="0055d704"/>
    </style:style>
    <style:style style:name="P174" style:family="paragraph" style:parent-style-name="Code_20_block">
      <style:text-properties fo:color="#008000" officeooo:rsid="0056dc60" officeooo:paragraph-rsid="0056dc60"/>
    </style:style>
    <style:style style:name="P175" style:family="paragraph" style:parent-style-name="Code_20_block">
      <style:text-properties fo:color="#008000" officeooo:rsid="0059317a"/>
    </style:style>
    <style:style style:name="P176" style:family="paragraph" style:parent-style-name="Code_20_block">
      <style:text-properties fo:color="#008000" officeooo:rsid="0059317a" officeooo:paragraph-rsid="0059317a"/>
    </style:style>
    <style:style style:name="P177" style:family="paragraph" style:parent-style-name="Code_20_block">
      <style:text-properties fo:color="#008000" officeooo:rsid="0059317a" officeooo:paragraph-rsid="005aa935"/>
    </style:style>
    <style:style style:name="P178" style:family="paragraph" style:parent-style-name="Code_20_block">
      <style:text-properties fo:color="#008000" officeooo:rsid="006ce8d1"/>
    </style:style>
    <style:style style:name="P179" style:family="paragraph" style:parent-style-name="Code_20_block">
      <style:text-properties fo:color="#008000" officeooo:rsid="007c4f27"/>
    </style:style>
    <style:style style:name="P180" style:family="paragraph" style:parent-style-name="Code_20_block">
      <style:text-properties fo:color="#008000" officeooo:rsid="007d74fc"/>
    </style:style>
    <style:style style:name="P181" style:family="paragraph" style:parent-style-name="Code_20_block">
      <style:text-properties fo:color="#008000" officeooo:rsid="007deb7f"/>
    </style:style>
    <style:style style:name="P182" style:family="paragraph" style:parent-style-name="Code_20_block">
      <style:text-properties fo:color="#008000" officeooo:paragraph-rsid="0090c7dc"/>
    </style:style>
    <style:style style:name="P183" style:family="paragraph" style:parent-style-name="Code_20_block">
      <style:text-properties fo:color="#008000" officeooo:rsid="0055d704" officeooo:paragraph-rsid="0055d704"/>
    </style:style>
    <style:style style:name="P184" style:family="paragraph" style:parent-style-name="Code_20_block">
      <style:text-properties fo:color="#008000" officeooo:paragraph-rsid="00e5de6a"/>
    </style:style>
    <style:style style:name="P185" style:family="paragraph" style:parent-style-name="Code_20_block">
      <style:text-properties fo:font-weight="normal" officeooo:paragraph-rsid="0090c7dc" style:font-weight-asian="normal" style:font-weight-complex="normal"/>
    </style:style>
    <style:style style:name="P186" style:family="paragraph" style:parent-style-name="Code_20_block">
      <style:paragraph-properties fo:text-align="justify" style:justify-single-word="false"/>
    </style:style>
    <style:style style:name="P187" style:family="paragraph" style:parent-style-name="Code_20_block">
      <style:paragraph-properties fo:text-align="justify" style:justify-single-word="false"/>
      <style:text-properties officeooo:paragraph-rsid="0090c7dc"/>
    </style:style>
    <style:style style:name="P188" style:family="paragraph" style:parent-style-name="Code_20_block">
      <style:text-properties officeooo:paragraph-rsid="001c8943"/>
    </style:style>
    <style:style style:name="P189" style:family="paragraph" style:parent-style-name="Code_20_block">
      <style:text-properties officeooo:rsid="001c8943"/>
    </style:style>
    <style:style style:name="P190" style:family="paragraph" style:parent-style-name="Code_20_block">
      <style:text-properties officeooo:rsid="001c8943" officeooo:paragraph-rsid="00eccfc5"/>
    </style:style>
    <style:style style:name="P191" style:family="paragraph" style:parent-style-name="Code_20_block">
      <style:text-properties officeooo:rsid="001a40c8"/>
    </style:style>
    <style:style style:name="P192" style:family="paragraph" style:parent-style-name="Code_20_block">
      <style:text-properties officeooo:rsid="001a40c8" officeooo:paragraph-rsid="00edd0f7"/>
    </style:style>
    <style:style style:name="P193" style:family="paragraph" style:parent-style-name="Code_20_block">
      <style:text-properties officeooo:rsid="00248e0c"/>
    </style:style>
    <style:style style:name="P194" style:family="paragraph" style:parent-style-name="Code_20_block">
      <style:text-properties officeooo:rsid="0026484a"/>
    </style:style>
    <style:style style:name="P195" style:family="paragraph" style:parent-style-name="Code_20_block">
      <style:text-properties officeooo:rsid="002e1562"/>
    </style:style>
    <style:style style:name="P196" style:family="paragraph" style:parent-style-name="Code_20_block">
      <style:text-properties officeooo:rsid="002e1562" officeooo:paragraph-rsid="00306722"/>
    </style:style>
    <style:style style:name="P197" style:family="paragraph" style:parent-style-name="Code_20_block">
      <style:text-properties officeooo:rsid="0034057d" officeooo:paragraph-rsid="0090c7dc"/>
    </style:style>
    <style:style style:name="P198" style:family="paragraph" style:parent-style-name="Code_20_block">
      <style:text-properties officeooo:rsid="00332915" officeooo:paragraph-rsid="0090c7dc"/>
    </style:style>
    <style:style style:name="P199" style:family="paragraph" style:parent-style-name="Code_20_block">
      <style:text-properties officeooo:paragraph-rsid="003e84e4"/>
    </style:style>
    <style:style style:name="P200" style:family="paragraph" style:parent-style-name="Code_20_block">
      <style:text-properties officeooo:rsid="0045f55f"/>
    </style:style>
    <style:style style:name="P201" style:family="paragraph" style:parent-style-name="Code_20_block">
      <style:text-properties officeooo:rsid="004e9309"/>
    </style:style>
    <style:style style:name="P202" style:family="paragraph" style:parent-style-name="Code_20_block">
      <style:text-properties officeooo:rsid="004e9309" officeooo:paragraph-rsid="004e9309"/>
    </style:style>
    <style:style style:name="P203" style:family="paragraph" style:parent-style-name="Code_20_block">
      <style:text-properties officeooo:rsid="0050a4de"/>
    </style:style>
    <style:style style:name="P204" style:family="paragraph" style:parent-style-name="Code_20_block">
      <style:text-properties officeooo:rsid="00528047"/>
    </style:style>
    <style:style style:name="P205" style:family="paragraph" style:parent-style-name="Code_20_block">
      <style:text-properties officeooo:rsid="00528047" officeooo:paragraph-rsid="006aa10a"/>
    </style:style>
    <style:style style:name="P206" style:family="paragraph" style:parent-style-name="Code_20_block">
      <style:text-properties officeooo:rsid="00528047" officeooo:paragraph-rsid="006ad288"/>
    </style:style>
    <style:style style:name="P207" style:family="paragraph" style:parent-style-name="Code_20_block">
      <style:text-properties officeooo:rsid="005507df"/>
    </style:style>
    <style:style style:name="P208" style:family="paragraph" style:parent-style-name="Code_20_block">
      <style:text-properties officeooo:rsid="0059317a"/>
    </style:style>
    <style:style style:name="P209" style:family="paragraph" style:parent-style-name="Code_20_block">
      <style:text-properties officeooo:rsid="005e709b"/>
    </style:style>
    <style:style style:name="P210" style:family="paragraph" style:parent-style-name="Code_20_block">
      <style:text-properties officeooo:paragraph-rsid="0063c6ad"/>
    </style:style>
    <style:style style:name="P211" style:family="paragraph" style:parent-style-name="Code_20_block">
      <style:text-properties officeooo:rsid="00609497"/>
    </style:style>
    <style:style style:name="P212" style:family="paragraph" style:parent-style-name="Code_20_block">
      <style:text-properties officeooo:rsid="0063c6ad"/>
    </style:style>
    <style:style style:name="P213" style:family="paragraph" style:parent-style-name="Code_20_block">
      <style:text-properties officeooo:rsid="00642854"/>
    </style:style>
    <style:style style:name="P214" style:family="paragraph" style:parent-style-name="Code_20_block">
      <style:text-properties officeooo:rsid="00642854" officeooo:paragraph-rsid="00642854"/>
    </style:style>
    <style:style style:name="P215" style:family="paragraph" style:parent-style-name="Code_20_block">
      <style:text-properties officeooo:rsid="00642854" officeooo:paragraph-rsid="0064d9fb"/>
    </style:style>
    <style:style style:name="P216" style:family="paragraph" style:parent-style-name="Code_20_block">
      <style:text-properties officeooo:paragraph-rsid="006ce8d1"/>
    </style:style>
    <style:style style:name="P217" style:family="paragraph" style:parent-style-name="Code_20_block">
      <style:text-properties officeooo:rsid="006ce8d1"/>
    </style:style>
    <style:style style:name="P218" style:family="paragraph" style:parent-style-name="Code_20_block">
      <style:text-properties officeooo:rsid="006ce8d1" officeooo:paragraph-rsid="0070305b"/>
    </style:style>
    <style:style style:name="P219" style:family="paragraph" style:parent-style-name="Code_20_block">
      <style:text-properties officeooo:rsid="007493a4"/>
    </style:style>
    <style:style style:name="P220" style:family="paragraph" style:parent-style-name="Code_20_block">
      <style:text-properties officeooo:rsid="00755432"/>
    </style:style>
    <style:style style:name="P221" style:family="paragraph" style:parent-style-name="Code_20_block">
      <style:text-properties officeooo:rsid="00769e2d"/>
    </style:style>
    <style:style style:name="P222" style:family="paragraph" style:parent-style-name="Code_20_block">
      <style:text-properties officeooo:rsid="00769e2d" officeooo:paragraph-rsid="0079d91a"/>
    </style:style>
    <style:style style:name="P223" style:family="paragraph" style:parent-style-name="Code_20_block">
      <style:text-properties officeooo:rsid="007c4f27"/>
    </style:style>
    <style:style style:name="P224" style:family="paragraph" style:parent-style-name="Code_20_block">
      <style:text-properties officeooo:rsid="007d74fc"/>
    </style:style>
    <style:style style:name="P225" style:family="paragraph" style:parent-style-name="Code_20_block">
      <style:text-properties officeooo:rsid="007deb7f"/>
    </style:style>
    <style:style style:name="P226" style:family="paragraph" style:parent-style-name="Code_20_block">
      <style:text-properties officeooo:paragraph-rsid="0090c7dc"/>
    </style:style>
    <style:style style:name="P227" style:family="paragraph" style:parent-style-name="Code_20_block">
      <style:text-properties officeooo:paragraph-rsid="0096cb45"/>
    </style:style>
    <style:style style:name="P228" style:family="paragraph" style:parent-style-name="Code_20_block">
      <style:text-properties fo:color="#006600"/>
    </style:style>
    <style:style style:name="P229" style:family="paragraph" style:parent-style-name="Code_20_block">
      <style:text-properties fo:color="#006600" officeooo:paragraph-rsid="009ff88f"/>
    </style:style>
    <style:style style:name="P230" style:family="paragraph" style:parent-style-name="Code_20_block">
      <style:text-properties officeooo:paragraph-rsid="0099270f"/>
    </style:style>
    <style:style style:name="P231" style:family="paragraph" style:parent-style-name="Code_20_block">
      <style:text-properties officeooo:paragraph-rsid="009fedc1"/>
    </style:style>
    <style:style style:name="P232" style:family="paragraph" style:parent-style-name="Code_20_block">
      <style:text-properties officeooo:paragraph-rsid="009ff88f"/>
    </style:style>
    <style:style style:name="P233" style:family="paragraph" style:parent-style-name="Code_20_block">
      <style:text-properties officeooo:paragraph-rsid="00cce731"/>
    </style:style>
    <style:style style:name="P234" style:family="paragraph" style:parent-style-name="Code_20_block">
      <style:text-properties officeooo:paragraph-rsid="00cdc97c"/>
    </style:style>
    <style:style style:name="P235" style:family="paragraph" style:parent-style-name="Code_20_block">
      <style:text-properties officeooo:paragraph-rsid="00d68537"/>
    </style:style>
    <style:style style:name="P236" style:family="paragraph" style:parent-style-name="Code_20_block">
      <style:text-properties officeooo:paragraph-rsid="00d77da5"/>
    </style:style>
    <style:style style:name="P237" style:family="paragraph" style:parent-style-name="Code_20_block">
      <style:text-properties officeooo:paragraph-rsid="00d89ca8"/>
    </style:style>
    <style:style style:name="P238" style:family="paragraph" style:parent-style-name="Code_20_block">
      <style:text-properties officeooo:paragraph-rsid="00dbc1d7"/>
    </style:style>
    <style:style style:name="P239" style:family="paragraph" style:parent-style-name="Code_20_block">
      <style:text-properties officeooo:paragraph-rsid="00dbed7c"/>
    </style:style>
    <style:style style:name="P240" style:family="paragraph" style:parent-style-name="Code_20_block">
      <style:text-properties officeooo:paragraph-rsid="00e162c5"/>
    </style:style>
    <style:style style:name="P241" style:family="paragraph" style:parent-style-name="Code_20_block">
      <style:text-properties officeooo:paragraph-rsid="00e1ec80"/>
    </style:style>
    <style:style style:name="P242" style:family="paragraph" style:parent-style-name="Code_20_block">
      <style:text-properties officeooo:paragraph-rsid="00e390b0"/>
    </style:style>
    <style:style style:name="P243" style:family="paragraph" style:parent-style-name="Code_20_block">
      <style:text-properties officeooo:paragraph-rsid="00e5de6a"/>
    </style:style>
    <style:style style:name="P244" style:family="paragraph" style:parent-style-name="Code_20_block">
      <style:text-properties officeooo:paragraph-rsid="00ea672a"/>
    </style:style>
    <style:style style:name="P245" style:family="paragraph" style:parent-style-name="Code_20_block">
      <style:text-properties officeooo:paragraph-rsid="00eb2a8f"/>
    </style:style>
    <style:style style:name="P246" style:family="paragraph" style:parent-style-name="Code_20_block">
      <style:text-properties officeooo:paragraph-rsid="00ec4355"/>
    </style:style>
    <style:style style:name="P247" style:family="paragraph" style:parent-style-name="Code_20_block">
      <style:text-properties officeooo:paragraph-rsid="00ec791f"/>
    </style:style>
    <style:style style:name="P248" style:family="paragraph" style:parent-style-name="Code_20_block">
      <style:text-properties officeooo:paragraph-rsid="00ed9421"/>
    </style:style>
    <style:style style:name="P249" style:family="paragraph" style:parent-style-name="Code_20_block">
      <style:text-properties officeooo:rsid="00eccfc5" officeooo:paragraph-rsid="00eccfc5"/>
    </style:style>
    <style:style style:name="P250" style:family="paragraph" style:parent-style-name="Code_20_block">
      <style:text-properties officeooo:paragraph-rsid="00ffa81b"/>
    </style:style>
    <style:style style:name="P251" style:family="paragraph" style:parent-style-name="Code_20_block">
      <style:text-properties officeooo:paragraph-rsid="01001be7"/>
    </style:style>
    <style:style style:name="P252" style:family="paragraph" style:parent-style-name="Code_20_block">
      <style:text-properties officeooo:paragraph-rsid="010dcc84"/>
    </style:style>
    <style:style style:name="P253" style:family="paragraph" style:parent-style-name="Code_20_block">
      <style:text-properties fo:font-weight="bold" style:font-weight-asian="bold" style:font-weight-complex="bold"/>
    </style:style>
    <style:style style:name="P254" style:family="paragraph" style:parent-style-name="Table_20_Contents">
      <style:paragraph-properties fo:text-align="center" style:justify-single-word="false"/>
      <style:text-properties officeooo:paragraph-rsid="0090c7dc"/>
    </style:style>
    <style:style style:name="P255" style:family="paragraph" style:parent-style-name="Table_20_Contents">
      <style:paragraph-properties fo:text-align="center" style:justify-single-word="false"/>
      <style:text-properties style:font-name="Courier New1" officeooo:paragraph-rsid="0090c7dc"/>
    </style:style>
    <style:style style:name="P256" style:family="paragraph" style:parent-style-name="Standard" style:list-style-name="List_20_2"/>
    <style:style style:name="P257" style:family="paragraph" style:parent-style-name="Standard" style:list-style-name="List_20_2">
      <style:text-properties officeooo:paragraph-rsid="003e84e4"/>
    </style:style>
    <style:style style:name="P258" style:family="paragraph" style:parent-style-name="Standard" style:list-style-name="List_20_2">
      <style:paragraph-properties fo:text-align="justify" style:justify-single-word="false"/>
      <style:text-properties fo:font-weight="normal" style:font-weight-asian="normal" style:font-weight-complex="normal"/>
    </style:style>
    <style:style style:name="P259"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60"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261"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262"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263" style:family="paragraph" style:parent-style-name="Standard" style:list-style-name="List_20_2">
      <style:paragraph-properties fo:text-align="justify" style:justify-single-word="false"/>
    </style:style>
    <style:style style:name="P264" style:family="paragraph" style:parent-style-name="Standard" style:list-style-name="List_20_2">
      <style:paragraph-properties fo:text-align="justify" style:justify-single-word="false"/>
      <style:text-properties officeooo:paragraph-rsid="0101382d"/>
    </style:style>
    <style:style style:name="P265" style:family="paragraph" style:parent-style-name="Standard" style:list-style-name="List_20_2">
      <style:paragraph-properties fo:text-align="justify" style:justify-single-word="false"/>
      <style:text-properties officeooo:paragraph-rsid="002c1070"/>
    </style:style>
    <style:style style:name="P266" style:family="paragraph" style:parent-style-name="Standard" style:list-style-name="List_20_2">
      <style:paragraph-properties fo:text-align="justify" style:justify-single-word="false"/>
      <style:text-properties officeooo:paragraph-rsid="00642854"/>
    </style:style>
    <style:style style:name="P267" style:family="paragraph" style:parent-style-name="Standard" style:list-style-name="List_20_1">
      <style:paragraph-properties fo:text-align="justify" style:justify-single-word="false"/>
      <style:text-properties officeooo:paragraph-rsid="0045f55f"/>
    </style:style>
    <style:style style:name="P268" style:family="paragraph" style:parent-style-name="Standard" style:list-style-name="List_20_1"/>
    <style:style style:name="P269" style:family="paragraph" style:parent-style-name="Standard" style:list-style-name="List_20_2">
      <style:paragraph-properties fo:text-align="justify" style:justify-single-word="false"/>
      <style:text-properties officeooo:rsid="00e89dcc" officeooo:paragraph-rsid="00e8e4c5"/>
    </style:style>
    <style:style style:name="P270" style:family="paragraph" style:parent-style-name="Standard" style:list-style-name="List_20_2">
      <style:paragraph-properties fo:text-align="justify" style:justify-single-word="false"/>
      <style:text-properties officeooo:rsid="00e8e4c5" officeooo:paragraph-rsid="00e8e4c5"/>
    </style:style>
    <style:style style:name="P271" style:family="paragraph" style:parent-style-name="Standard" style:list-style-name="List_20_1">
      <style:paragraph-properties fo:text-align="justify" style:justify-single-word="false"/>
      <style:text-properties officeooo:rsid="01189ba0" officeooo:paragraph-rsid="01189ba0"/>
    </style:style>
    <style:style style:name="P272" style:family="paragraph" style:parent-style-name="Standard" style:list-style-name="List_20_1">
      <style:paragraph-properties fo:text-align="justify" style:justify-single-word="false"/>
      <style:text-properties officeooo:rsid="001ad4c5" officeooo:paragraph-rsid="001ad4c5"/>
    </style:style>
    <style:style style:name="P273" style:family="paragraph" style:parent-style-name="Standard" style:list-style-name="List_20_2">
      <style:paragraph-properties fo:text-align="justify" style:justify-single-word="false"/>
      <style:text-properties officeooo:rsid="00248e0c" officeooo:paragraph-rsid="002c1070"/>
    </style:style>
    <style:style style:name="P274" style:family="paragraph" style:parent-style-name="Standard" style:list-style-name="List_20_2">
      <style:paragraph-properties fo:text-align="justify" style:justify-single-word="false"/>
      <style:text-properties officeooo:rsid="00248e0c" officeooo:paragraph-rsid="00642854"/>
    </style:style>
    <style:style style:name="P275" style:family="paragraph" style:parent-style-name="Standard" style:list-style-name="List_20_1">
      <style:paragraph-properties fo:text-align="justify" style:justify-single-word="false"/>
      <style:text-properties officeooo:rsid="0045f55f" officeooo:paragraph-rsid="0045f55f"/>
    </style:style>
    <style:style style:name="P276" style:family="paragraph" style:parent-style-name="Standard" style:list-style-name="List_20_1">
      <style:paragraph-properties fo:text-align="justify" style:justify-single-word="false"/>
      <style:text-properties officeooo:rsid="00b988bd" officeooo:paragraph-rsid="00b988bd"/>
    </style:style>
    <style:style style:name="P277" style:family="paragraph" style:parent-style-name="Heading_20_2">
      <style:paragraph-properties fo:break-before="page"/>
    </style:style>
    <style:style style:name="P278" style:family="paragraph" style:parent-style-name="Heading_20_2">
      <style:paragraph-properties fo:break-before="page"/>
      <style:text-properties officeooo:paragraph-rsid="0091f516"/>
    </style:style>
    <style:style style:name="P279" style:family="paragraph" style:parent-style-name="Heading_20_1" style:master-page-name="Standard">
      <style:paragraph-properties style:page-number="auto"/>
    </style:style>
    <style:style style:name="P280" style:family="paragraph" style:parent-style-name="Heading_20_3">
      <style:paragraph-properties fo:break-before="page"/>
    </style:style>
    <style:style style:name="P281" style:family="paragraph" style:parent-style-name="Heading_20_3">
      <style:paragraph-properties fo:break-before="page"/>
      <style:text-properties style:text-line-through-style="solid" style:text-line-through-type="single"/>
    </style:style>
    <style:style style:name="P282" style:family="paragraph" style:parent-style-name="Heading_20_4">
      <style:text-properties officeooo:paragraph-rsid="0090c7dc"/>
    </style:style>
    <style:style style:name="P283" style:family="paragraph" style:parent-style-name="Heading_20_4">
      <style:text-properties fo:font-style="normal" officeooo:rsid="00387dae" officeooo:paragraph-rsid="0090c7dc" style:font-style-asian="normal" style:font-style-complex="normal"/>
    </style:style>
    <style:style style:name="P284" style:family="paragraph" style:parent-style-name="Heading_20_4">
      <style:text-properties style:text-line-through-style="solid" style:text-line-through-type="single"/>
    </style:style>
    <style:style style:name="P285" style:family="paragraph" style:parent-style-name="Heading_20_4">
      <style:text-properties officeooo:rsid="006bc855"/>
    </style:style>
    <style:style style:name="P286"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22c4e0" style:font-style-asian="italic" style:font-style-complex="italic"/>
    </style:style>
    <style:style style:name="T13" style:family="text">
      <style:text-properties fo:font-style="italic" officeooo:rsid="00332915" style:font-style-asian="italic" style:font-style-complex="italic"/>
    </style:style>
    <style:style style:name="T14" style:family="text">
      <style:text-properties fo:font-style="italic" officeooo:rsid="00dea0e6"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b39b82" style:font-style-asian="italic" style:font-weight-asian="bold" style:font-style-complex="italic" style:font-weight-complex="bold"/>
    </style:style>
    <style:style style:name="T17" style:family="text">
      <style:text-properties fo:font-style="italic" fo:font-weight="bold" officeooo:rsid="00fab33d" style:font-style-asian="italic" style:font-weight-asian="bold" style:font-style-complex="italic" style:font-weight-complex="bold"/>
    </style:style>
    <style:style style:name="T18" style:family="text">
      <style:text-properties fo:font-style="italic" fo:font-weight="normal" officeooo:rsid="00332915" style:font-style-asian="italic" style:font-weight-asian="normal" style:font-style-complex="italic" style:font-weight-complex="normal"/>
    </style:style>
    <style:style style:name="T19" style:family="text">
      <style:text-properties fo:font-style="italic" fo:font-weight="normal" officeooo:rsid="0034057d" style:font-style-asian="italic" style:font-weight-asian="normal" style:font-style-complex="italic" style:font-weight-complex="normal"/>
    </style:style>
    <style:style style:name="T20" style:family="text">
      <style:text-properties fo:font-style="italic" fo:font-weight="normal" officeooo:rsid="003b45d1" style:font-style-asian="italic" style:font-weight-asian="normal" style:font-style-complex="italic" style:font-weight-complex="normal"/>
    </style:style>
    <style:style style:name="T21" style:family="text">
      <style:text-properties fo:color="#008000"/>
    </style:style>
    <style:style style:name="T22" style:family="text">
      <style:text-properties fo:color="#008000" fo:font-weight="normal" style:font-weight-asian="normal" style:font-weight-complex="normal"/>
    </style:style>
    <style:style style:name="T23" style:family="text">
      <style:text-properties fo:color="#008000" officeooo:rsid="001a40c8"/>
    </style:style>
    <style:style style:name="T24" style:family="text">
      <style:text-properties fo:color="#008000" officeooo:rsid="001c8943"/>
    </style:style>
    <style:style style:name="T25" style:family="text">
      <style:text-properties fo:color="#008000" officeooo:rsid="00248e0c"/>
    </style:style>
    <style:style style:name="T26" style:family="text">
      <style:text-properties fo:color="#008000" officeooo:rsid="0026484a"/>
    </style:style>
    <style:style style:name="T27" style:family="text">
      <style:text-properties fo:color="#008000" officeooo:rsid="00332915"/>
    </style:style>
    <style:style style:name="T28" style:family="text">
      <style:text-properties fo:color="#008000" officeooo:rsid="0034057d"/>
    </style:style>
    <style:style style:name="T29" style:family="text">
      <style:text-properties fo:color="#008000" officeooo:rsid="0045f55f"/>
    </style:style>
    <style:style style:name="T30" style:family="text">
      <style:text-properties fo:color="#008000" officeooo:rsid="004e9309"/>
    </style:style>
    <style:style style:name="T31" style:family="text">
      <style:text-properties fo:color="#008000" officeooo:rsid="0050a4de"/>
    </style:style>
    <style:style style:name="T32" style:family="text">
      <style:text-properties fo:color="#008000" officeooo:rsid="00528047"/>
    </style:style>
    <style:style style:name="T33" style:family="text">
      <style:text-properties fo:color="#008000" officeooo:rsid="005c587e"/>
    </style:style>
    <style:style style:name="T34" style:family="text">
      <style:text-properties fo:color="#008000" officeooo:rsid="00609497"/>
    </style:style>
    <style:style style:name="T35" style:family="text">
      <style:text-properties fo:color="#008000" officeooo:rsid="0063c6ad"/>
    </style:style>
    <style:style style:name="T36" style:family="text">
      <style:text-properties fo:color="#008000" officeooo:rsid="006ce8d1"/>
    </style:style>
    <style:style style:name="T37" style:family="text">
      <style:text-properties fo:color="#008000" officeooo:rsid="006e4edc"/>
    </style:style>
    <style:style style:name="T38" style:family="text">
      <style:text-properties fo:color="#008000" officeooo:rsid="0071bbf1"/>
    </style:style>
    <style:style style:name="T39" style:family="text">
      <style:text-properties fo:color="#008000" officeooo:rsid="007493a4"/>
    </style:style>
    <style:style style:name="T40" style:family="text">
      <style:text-properties fo:color="#008000" officeooo:rsid="00755432"/>
    </style:style>
    <style:style style:name="T41" style:family="text">
      <style:text-properties fo:color="#008000" officeooo:rsid="00769e2d"/>
    </style:style>
    <style:style style:name="T42" style:family="text">
      <style:text-properties fo:color="#008000" officeooo:rsid="00850990"/>
    </style:style>
    <style:style style:name="T43" style:family="text">
      <style:text-properties fo:color="#008000" officeooo:rsid="0086ba63"/>
    </style:style>
    <style:style style:name="T44" style:family="text">
      <style:text-properties fo:color="#008000" officeooo:rsid="0088bf12"/>
    </style:style>
    <style:style style:name="T45" style:family="text">
      <style:text-properties fo:color="#008000" officeooo:rsid="00c760d2"/>
    </style:style>
    <style:style style:name="T46" style:family="text">
      <style:text-properties fo:color="#008000" officeooo:rsid="00cba551"/>
    </style:style>
    <style:style style:name="T47" style:family="text">
      <style:text-properties fo:color="#008000" officeooo:rsid="00d68537"/>
    </style:style>
    <style:style style:name="T48" style:family="text">
      <style:text-properties fo:color="#008000" officeooo:rsid="00d77da5"/>
    </style:style>
    <style:style style:name="T49" style:family="text">
      <style:text-properties fo:color="#008000" style:font-name="Courier New2" fo:font-size="9pt" style:font-size-asian="9pt"/>
    </style:style>
    <style:style style:name="T50" style:family="text">
      <style:text-properties fo:color="#008000" style:font-name="Courier New2" fo:font-size="10pt" style:font-size-asian="10pt" style:font-size-complex="10pt"/>
    </style:style>
    <style:style style:name="T51" style:family="text">
      <style:text-properties fo:color="#008000" style:font-name="Courier New2" fo:font-size="10pt" officeooo:rsid="00e1ec80" style:font-size-asian="10pt" style:font-size-complex="10pt"/>
    </style:style>
    <style:style style:name="T52" style:family="text">
      <style:text-properties fo:color="#008000" officeooo:rsid="00e5de6a"/>
    </style:style>
    <style:style style:name="T53" style:family="text">
      <style:text-properties fo:color="#008000" officeooo:rsid="00eb2a8f"/>
    </style:style>
    <style:style style:name="T54" style:family="text">
      <style:text-properties fo:color="#008000" officeooo:rsid="00ec4355"/>
    </style:style>
    <style:style style:name="T55" style:family="text">
      <style:text-properties fo:color="#008000" officeooo:rsid="00eccfc5"/>
    </style:style>
    <style:style style:name="T56" style:family="text">
      <style:text-properties fo:color="#008000" officeooo:rsid="00f26988"/>
    </style:style>
    <style:style style:name="T57" style:family="text">
      <style:text-properties fo:color="#008000" officeooo:rsid="00ffa81b"/>
    </style:style>
    <style:style style:name="T58" style:family="text">
      <style:text-properties fo:color="#008000" officeooo:rsid="01001be7"/>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officeooo:rsid="00332915"/>
    </style:style>
    <style:style style:name="T61" style:family="text">
      <style:text-properties style:text-underline-style="solid" style:text-underline-width="auto" style:text-underline-color="font-color" officeooo:rsid="003b45d1"/>
    </style:style>
    <style:style style:name="T62" style:family="text">
      <style:text-properties style:text-position="-10% 85%"/>
    </style:style>
    <style:style style:name="T63" style:family="text">
      <style:text-properties fo:font-style="normal" style:font-style-asian="normal" style:font-style-complex="normal"/>
    </style:style>
    <style:style style:name="T64" style:family="text">
      <style:text-properties fo:font-style="normal" officeooo:rsid="003730f1" style:font-style-asian="normal" style:font-style-complex="normal"/>
    </style:style>
    <style:style style:name="T65" style:family="text">
      <style:text-properties fo:font-style="normal" officeooo:rsid="00f90713" style:font-style-asian="normal" style:font-style-complex="normal"/>
    </style:style>
    <style:style style:name="T66" style:family="text">
      <style:text-properties fo:font-style="normal" officeooo:rsid="00ffa81b" style:font-style-asian="normal" style:font-style-complex="normal"/>
    </style:style>
    <style:style style:name="T6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8" style:family="text">
      <style:text-properties fo:font-style="normal" style:text-underline-style="solid" style:text-underline-width="auto" style:text-underline-color="font-color" officeooo:rsid="00332915" style:font-style-asian="normal" style:font-style-complex="normal"/>
    </style:style>
    <style:style style:name="T69" style:family="text">
      <style:text-properties fo:font-style="normal" style:text-underline-style="solid" style:text-underline-width="auto" style:text-underline-color="font-color" officeooo:rsid="003b45d1" style:font-style-asian="normal" style:font-style-complex="normal"/>
    </style:style>
    <style:style style:name="T70" style:family="text">
      <style:text-properties fo:font-style="normal" fo:font-weight="normal" officeooo:rsid="00332915" style:font-style-asian="normal" style:font-weight-asian="normal" style:font-style-complex="normal" style:font-weight-complex="normal"/>
    </style:style>
    <style:style style:name="T71" style:family="text">
      <style:text-properties fo:font-style="normal" fo:font-weight="normal" officeooo:rsid="0101382d" style:font-style-asian="normal" style:font-weight-asian="normal" style:font-style-complex="normal" style:font-weight-complex="normal"/>
    </style:style>
    <style:style style:name="T72" style:family="text">
      <style:text-properties fo:font-style="normal" fo:font-weight="bold" officeooo:rsid="0101382d" style:font-style-asian="normal" style:font-weight-asian="bold" style:font-style-complex="normal" style:font-weight-complex="bold"/>
    </style:style>
    <style:style style:name="T73" style:family="text">
      <style:text-properties fo:font-weight="normal" style:font-weight-asian="normal" style:font-weight-complex="normal"/>
    </style:style>
    <style:style style:name="T74" style:family="text">
      <style:text-properties fo:font-weight="normal" officeooo:rsid="00332915" style:font-weight-asian="normal" style:font-weight-complex="normal"/>
    </style:style>
    <style:style style:name="T75" style:family="text">
      <style:text-properties fo:font-weight="normal" officeooo:rsid="00f5fc6b" style:font-weight-asian="normal" style:font-weight-complex="normal"/>
    </style:style>
    <style:style style:name="T76" style:family="text">
      <style:text-properties fo:color="#000000" style:font-name="Courier New1" fo:font-size="9pt" style:font-name-asian="Courier New1" style:font-size-asian="9pt" style:font-name-complex="Courier New1" style:font-size-complex="9pt"/>
    </style:style>
    <style:style style:name="T77" style:family="text">
      <style:text-properties officeooo:rsid="001a2c23"/>
    </style:style>
    <style:style style:name="T78" style:family="text">
      <style:text-properties officeooo:rsid="001a40c8"/>
    </style:style>
    <style:style style:name="T79" style:family="text">
      <style:text-properties officeooo:rsid="001c8943"/>
    </style:style>
    <style:style style:name="T80" style:family="text">
      <style:text-properties officeooo:rsid="0022c4e0"/>
    </style:style>
    <style:style style:name="T81" style:family="text">
      <style:text-properties officeooo:rsid="00248e0c"/>
    </style:style>
    <style:style style:name="T82" style:family="text">
      <style:text-properties officeooo:rsid="0026484a"/>
    </style:style>
    <style:style style:name="T83" style:family="text">
      <style:text-properties officeooo:rsid="002c1070"/>
    </style:style>
    <style:style style:name="T84" style:family="text">
      <style:text-properties officeooo:rsid="002f8517"/>
    </style:style>
    <style:style style:name="T85" style:family="text">
      <style:text-properties officeooo:rsid="00332915"/>
    </style:style>
    <style:style style:name="T86" style:family="text">
      <style:text-properties officeooo:rsid="0034057d"/>
    </style:style>
    <style:style style:name="T87" style:family="text">
      <style:text-properties officeooo:rsid="00368219"/>
    </style:style>
    <style:style style:name="T88" style:family="text">
      <style:text-properties officeooo:rsid="003b45d1"/>
    </style:style>
    <style:style style:name="T89" style:family="text">
      <style:text-properties officeooo:rsid="003e84e4"/>
    </style:style>
    <style:style style:name="T90" style:family="text">
      <style:text-properties officeooo:rsid="003fa906"/>
    </style:style>
    <style:style style:name="T91" style:family="text">
      <style:text-properties officeooo:rsid="004152a3"/>
    </style:style>
    <style:style style:name="T92" style:family="text">
      <style:text-properties officeooo:rsid="0045f55f"/>
    </style:style>
    <style:style style:name="T93" style:family="text">
      <style:text-properties officeooo:rsid="004cd2a6"/>
    </style:style>
    <style:style style:name="T94" style:family="text">
      <style:text-properties officeooo:rsid="004e9309"/>
    </style:style>
    <style:style style:name="T95" style:family="text">
      <style:text-properties officeooo:rsid="0050a4de"/>
    </style:style>
    <style:style style:name="T96" style:family="text">
      <style:text-properties officeooo:rsid="00528047"/>
    </style:style>
    <style:style style:name="T97" style:family="text">
      <style:text-properties officeooo:rsid="00609497"/>
    </style:style>
    <style:style style:name="T98" style:family="text">
      <style:text-properties officeooo:rsid="0063c6ad"/>
    </style:style>
    <style:style style:name="T99" style:family="text">
      <style:text-properties officeooo:rsid="00642854"/>
    </style:style>
    <style:style style:name="T100" style:family="text">
      <style:text-properties officeooo:rsid="00657e41"/>
    </style:style>
    <style:style style:name="T101" style:family="text">
      <style:text-properties officeooo:rsid="006ce8d1"/>
    </style:style>
    <style:style style:name="T102" style:family="text">
      <style:text-properties officeooo:rsid="0070305b"/>
    </style:style>
    <style:style style:name="T103" style:family="text">
      <style:text-properties officeooo:rsid="0071bbf1"/>
    </style:style>
    <style:style style:name="T104" style:family="text">
      <style:text-properties officeooo:rsid="007493a4"/>
    </style:style>
    <style:style style:name="T105" style:family="text">
      <style:text-properties officeooo:rsid="00755432"/>
    </style:style>
    <style:style style:name="T106" style:family="text">
      <style:text-properties officeooo:rsid="00769e2d"/>
    </style:style>
    <style:style style:name="T107" style:family="text">
      <style:text-properties officeooo:rsid="007c4f27"/>
    </style:style>
    <style:style style:name="T108" style:family="text">
      <style:text-properties officeooo:rsid="007d74fc"/>
    </style:style>
    <style:style style:name="T109" style:family="text">
      <style:text-properties officeooo:rsid="007f8bb8"/>
    </style:style>
    <style:style style:name="T110" style:family="text">
      <style:text-properties officeooo:rsid="0083e1d9"/>
    </style:style>
    <style:style style:name="T111" style:family="text">
      <style:text-properties officeooo:rsid="00850990"/>
    </style:style>
    <style:style style:name="T112" style:family="text">
      <style:text-properties officeooo:rsid="008a94b8"/>
    </style:style>
    <style:style style:name="T113" style:family="text">
      <style:text-properties officeooo:rsid="008f81d5"/>
    </style:style>
    <style:style style:name="T114" style:family="text">
      <style:text-properties officeooo:rsid="0090383c"/>
    </style:style>
    <style:style style:name="T115" style:family="text">
      <style:text-properties officeooo:rsid="00906614"/>
    </style:style>
    <style:style style:name="T116" style:family="text">
      <style:text-properties officeooo:rsid="0092682a"/>
    </style:style>
    <style:style style:name="T117" style:family="text">
      <style:text-properties officeooo:rsid="0094e241"/>
    </style:style>
    <style:style style:name="T118" style:family="text">
      <style:text-properties fo:color="#3333ff" fo:font-weight="bold" style:font-weight-asian="bold" style:font-weight-complex="bold"/>
    </style:style>
    <style:style style:name="T119" style:family="text">
      <style:text-properties fo:color="#006600"/>
    </style:style>
    <style:style style:name="T120" style:family="text">
      <style:text-properties fo:color="#006600" officeooo:rsid="0096cb45"/>
    </style:style>
    <style:style style:name="T121" style:family="text">
      <style:text-properties fo:color="#006600" officeooo:rsid="009ff88f"/>
    </style:style>
    <style:style style:name="T122" style:family="text">
      <style:text-properties fo:color="#006600" officeooo:rsid="00bdef78"/>
    </style:style>
    <style:style style:name="T123" style:family="text">
      <style:text-properties officeooo:rsid="00970452"/>
    </style:style>
    <style:style style:name="T124" style:family="text">
      <style:text-properties officeooo:rsid="0099270f"/>
    </style:style>
    <style:style style:name="T125" style:family="text">
      <style:text-properties officeooo:rsid="009b7576"/>
    </style:style>
    <style:style style:name="T126" style:family="text">
      <style:text-properties officeooo:rsid="009fedc1"/>
    </style:style>
    <style:style style:name="T127" style:family="text">
      <style:text-properties officeooo:rsid="009ff88f"/>
    </style:style>
    <style:style style:name="T128" style:family="text">
      <style:text-properties officeooo:rsid="00a18a4f"/>
    </style:style>
    <style:style style:name="T129" style:family="text">
      <style:text-properties officeooo:rsid="00a59e94"/>
    </style:style>
    <style:style style:name="T130" style:family="text">
      <style:text-properties officeooo:rsid="00ab8a8f"/>
    </style:style>
    <style:style style:name="T131" style:family="text">
      <style:text-properties officeooo:rsid="00add6fc"/>
    </style:style>
    <style:style style:name="T132" style:family="text">
      <style:text-properties officeooo:rsid="00b12d48"/>
    </style:style>
    <style:style style:name="T133" style:family="text">
      <style:text-properties officeooo:rsid="00b39b82"/>
    </style:style>
    <style:style style:name="T134" style:family="text">
      <style:text-properties officeooo:rsid="00b59e68"/>
    </style:style>
    <style:style style:name="T135" style:family="text">
      <style:text-properties officeooo:rsid="00b6aca7"/>
    </style:style>
    <style:style style:name="T136" style:family="text">
      <style:text-properties officeooo:rsid="00b8130d"/>
    </style:style>
    <style:style style:name="T137" style:family="text">
      <style:text-properties officeooo:rsid="00bc198f"/>
    </style:style>
    <style:style style:name="T138" style:family="text">
      <style:text-properties officeooo:rsid="00be86bb"/>
    </style:style>
    <style:style style:name="T139" style:family="text">
      <style:text-properties officeooo:rsid="00c760d2"/>
    </style:style>
    <style:style style:name="T140" style:family="text">
      <style:text-properties officeooo:rsid="00c8f6ab"/>
    </style:style>
    <style:style style:name="T141" style:family="text">
      <style:text-properties officeooo:rsid="00cac6da"/>
    </style:style>
    <style:style style:name="T142" style:family="text">
      <style:text-properties officeooo:rsid="00cdc97c"/>
    </style:style>
    <style:style style:name="T143" style:family="text">
      <style:text-properties officeooo:rsid="00d1da3e"/>
    </style:style>
    <style:style style:name="T144" style:family="text">
      <style:text-properties officeooo:rsid="00d281c0"/>
    </style:style>
    <style:style style:name="T145" style:family="text">
      <style:text-properties officeooo:rsid="00d5660a"/>
    </style:style>
    <style:style style:name="T146" style:family="text">
      <style:text-properties officeooo:rsid="00d65909"/>
    </style:style>
    <style:style style:name="T147" style:family="text">
      <style:text-properties officeooo:rsid="00d68537"/>
    </style:style>
    <style:style style:name="T148" style:family="text">
      <style:text-properties officeooo:rsid="00d77da5"/>
    </style:style>
    <style:style style:name="T149" style:family="text">
      <style:text-properties officeooo:rsid="00d89ca8"/>
    </style:style>
    <style:style style:name="T150" style:family="text">
      <style:text-properties officeooo:rsid="00db6143"/>
    </style:style>
    <style:style style:name="T151" style:family="text">
      <style:text-properties officeooo:rsid="00dbc1d7"/>
    </style:style>
    <style:style style:name="T152" style:family="text">
      <style:text-properties officeooo:rsid="00dbed7c"/>
    </style:style>
    <style:style style:name="T153" style:family="text">
      <style:text-properties officeooo:rsid="00df6717"/>
    </style:style>
    <style:style style:name="T154" style:family="text">
      <style:text-properties officeooo:rsid="00e162c5"/>
    </style:style>
    <style:style style:name="T155" style:family="text">
      <style:text-properties officeooo:rsid="00e5de6a"/>
    </style:style>
    <style:style style:name="T156" style:family="text">
      <style:text-properties officeooo:rsid="00e89dcc"/>
    </style:style>
    <style:style style:name="T157" style:family="text">
      <style:text-properties officeooo:rsid="00e8e4c5"/>
    </style:style>
    <style:style style:name="T158" style:family="text">
      <style:text-properties officeooo:rsid="00eb2a8f"/>
    </style:style>
    <style:style style:name="T159" style:family="text">
      <style:text-properties officeooo:rsid="00ec4355"/>
    </style:style>
    <style:style style:name="T160" style:family="text">
      <style:text-properties officeooo:rsid="00eccfc5"/>
    </style:style>
    <style:style style:name="T161" style:family="text">
      <style:text-properties officeooo:rsid="00ed9421"/>
    </style:style>
    <style:style style:name="T162" style:family="text">
      <style:text-properties officeooo:rsid="00f36b6e"/>
    </style:style>
    <style:style style:name="T163" style:family="text">
      <style:text-properties officeooo:rsid="00fab33d"/>
    </style:style>
    <style:style style:name="T164" style:family="text">
      <style:text-properties officeooo:rsid="00fe156b"/>
    </style:style>
    <style:style style:name="T165" style:family="text">
      <style:text-properties officeooo:rsid="00ffa81b"/>
    </style:style>
    <style:style style:name="T166" style:family="text">
      <style:text-properties officeooo:rsid="0103156f"/>
    </style:style>
    <style:style style:name="T167" style:family="text">
      <style:text-properties officeooo:rsid="0105214a"/>
    </style:style>
    <style:style style:name="T168" style:family="text">
      <style:text-properties officeooo:rsid="0105e3f6"/>
    </style:style>
    <style:style style:name="T169" style:family="text">
      <style:text-properties officeooo:rsid="010781a4"/>
    </style:style>
    <style:style style:name="T170" style:family="text">
      <style:text-properties officeooo:rsid="010975f0"/>
    </style:style>
    <style:style style:name="T171" style:family="text">
      <style:text-properties officeooo:rsid="010ff2b3"/>
    </style:style>
    <style:style style:name="T172" style:family="text">
      <style:text-properties style:font-style-asian="normal" style:font-style-complex="normal"/>
    </style:style>
    <style:style style:name="T173" style:family="text">
      <style:text-properties officeooo:rsid="0115fe70"/>
    </style:style>
    <style:style style:name="T174" style:family="text">
      <style:text-properties officeooo:rsid="0117d291"/>
    </style:style>
    <style:style style:name="T175" style:family="text">
      <style:text-properties officeooo:rsid="01189ba0"/>
    </style:style>
    <style:style style:name="T176" style:family="text">
      <style:text-properties officeooo:rsid="011acfb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16850351436349726" text:style-name="Outline">
        <text:list-item>
          <text:h text:style-name="P279"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54">L<text:span text:style-name="T62">1</text:span></text:p>
          </table:table-cell>
          <table:table-cell table:style-name="Table1.A1" office:value-type="string">
            <text:p text:style-name="P254">Block<text:span text:style-name="T62">1</text:span></text:p>
          </table:table-cell>
          <table:table-cell table:style-name="Table1.A1" office:value-type="string">
            <text:p text:style-name="P255">.....</text:p>
          </table:table-cell>
          <table:table-cell table:style-name="Table1.A1" office:value-type="string">
            <text:p text:style-name="P254">L<text:span text:style-name="T62">n</text:span></text:p>
          </table:table-cell>
          <table:table-cell table:style-name="Table1.E1" office:value-type="string">
            <text:p text:style-name="P254">Block<text:span text:style-name="T62">n</text:span></text:p>
          </table:table-cell>
        </table:table-row>
      </table:table>
      <text:p text:style-name="P30"/>
      <text:p text:style-name="P30">Where:</text:p>
      <text:p text:style-name="P30"/>
      <text:list xml:id="list8926342724701285955" text:style-name="List_20_2">
        <text:list-item>
          <text:p text:style-name="P259">Block<text:span text:style-name="T62">1</text:span>, ..., Block<text:span text:style-name="T62">n </text:span>are separate blocks of data constituting the message</text:p>
        </text:list-item>
        <text:list-item>
          <text:p text:style-name="P259">L<text:span text:style-name="T62">1</text:span>, ..., L<text:span text:style-name="T62">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59">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185">public interface JPPFDataTransform {</text:p>
      <text:p text:style-name="P169"><text:s text:c="2"/>// Transform a block of data into another, transformed one.</text:p>
      <text:p text:style-name="P169"><text:s text:c="2"/>// This operation must be such that the result of unwrapping the data of the</text:p>
      <text:p text:style-name="P169"><text:s text:c="2"/>// destination must be the equal to the source data</text:p>
      <text:p text:style-name="P185"><text:s text:c="2"/>void wrap(InputStream source, OutputStream destination) throws Exception;</text:p>
      <text:p text:style-name="P185"/>
      <text:p text:style-name="P226"><text:span text:style-name="T73"><text:s text:c="2"/></text:span><text:span text:style-name="T22">// Transform a block of data into another, reverse-transformed one</text:span></text:p>
      <text:p text:style-name="P169"><text:s text:c="2"/>// This method is the reverse operation with regards to wrap()</text:p>
      <text:p text:style-name="P185"><text:s text:c="2"/>void unwrap(InputStream source, OutputStream destination) throws Exception;</text:p>
      <text:p text:style-name="P185">}</text:p>
      <text:p text:style-name="P30"/>
      <text:p text:style-name="P15"><text:span text:style-name="T73">One very important thing to note is that the sequential application of the </text:span><text:span text:style-name="Code_20_char"><text:span text:style-name="T73">wrap()</text:span></text:span><text:span text:style-name="T73"> and </text:span><text:span text:style-name="Code_20_char"><text:span text:style-name="T73">unwrap()</text:span></text:span><text:span text:style-name="T73"> methods </text:span>must return exactly the original data<text:span text:style-name="T73">.</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161">Here is our implementation of <text:span text:style-name="Code_20_char">JPPFDataTransform</text:span>:</text:p>
      <text:p text:style-name="P30"/>
      <text:p text:style-name="P182">// Data transform that uses the DES cyptographic algorithm with a 56 bits secret key</text:p>
      <text:p text:style-name="P226">public class SecureKeyCipherTransform implements JPPFDataTransform {</text:p>
      <text:p text:style-name="P226"><text:s text:c="2"/><text:span text:style-name="T21">// Secret (symetric) key used for encryption and decryption</text:span></text:p>
      <text:p text:style-name="P226"><text:s text:c="2"/>private static SecretKey secretKey = getSecretKey();</text:p>
      <text:p text:style-name="P226"/>
      <text:p text:style-name="P226"><text:s text:c="2"/><text:span text:style-name="T21">// Encrypt the data using streams</text:span></text:p>
      <text:p text:style-name="P247"><text:s text:c="2"/><text:span text:style-name="T159">@Override</text:span></text:p>
      <text:p text:style-name="P247"><text:span text:style-name="T159"><text:s text:c="2"/></text:span>public void wrap(InputStream source, OutputStream dest) throws Exception {</text:p>
      <text:p text:style-name="P226"><text:s text:c="4"/><text:span text:style-name="T21">// create a cipher instance</text:span></text:p>
      <text:p text:style-name="P226"><text:s text:c="4"/>Cipher cipher = Cipher.getInstance(Helper.getTransformation());</text:p>
      <text:p text:style-name="P226"><text:s text:c="4"/><text:span text:style-name="T21">// initialize the cipher with the key stored in the secured keystore</text:span></text:p>
      <text:p text:style-name="P226"><text:s text:c="4"/>cipher.init(Cipher.WRAP_MODE, getSecretKey());</text:p>
      <text:p text:style-name="P226"><text:s text:c="4"/><text:span text:style-name="T21">// generate a new key that we will use to encrypt the data</text:span></text:p>
      <text:p text:style-name="P226"><text:s text:c="4"/>SecretKey key = generateKey();</text:p>
      <text:p text:style-name="P226"><text:s text:c="4"/><text:span text:style-name="T21">// encrypt the new key, using the secret key found in the keystore</text:span></text:p>
      <text:p text:style-name="P226"><text:s text:c="4"/>byte[] keyBytes = cipher.wrap(key);</text:p>
      <text:p text:style-name="P226"><text:s text:c="4"/><text:span text:style-name="T21">// now we write the encrypted key before the data</text:span></text:p>
      <text:p text:style-name="P226"><text:s text:c="4"/>DataOutputStream dos = new DataOutputStream(dest);</text:p>
      <text:p text:style-name="P226"><text:s text:c="4"/>dos.writeInt(keyBytes.length);</text:p>
      <text:p text:style-name="P226"><text:s text:c="4"/>dos.write(keyBytes);</text:p>
      <text:p text:style-name="P226"/>
      <text:p text:style-name="P226"><text:s text:c="4"/><text:span text:style-name="T21">// get a new cipher for the actual encryption</text:span></text:p>
      <text:p text:style-name="P226"><text:s text:c="4"/>cipher = Cipher.getInstance(Helper.getTransformation());</text:p>
      <text:p text:style-name="P226"><text:s text:c="4"/><text:span text:style-name="T21">// init the cipher in encryption mode</text:span></text:p>
      <text:p text:style-name="P226"><text:s text:c="4"/>cipher.init(Cipher.ENCRYPT_MODE, key);</text:p>
      <text:p text:style-name="P226"><text:s text:c="4"/><text:span text:style-name="T21">// obtain a cipher output stream</text:span></text:p>
      <text:p text:style-name="P226"><text:s text:c="4"/>CipherOutputStream cos = new CipherOutputStream(dest, cipher);</text:p>
      <text:p text:style-name="P226"><text:s text:c="4"/><text:span text:style-name="T21">// finally, encrypt the data using the new key</text:span></text:p>
      <text:p text:style-name="P226"><text:s text:c="4"/>transform(source, cos);</text:p>
      <text:p text:style-name="P226"><text:s text:c="4"/>cos.close();</text:p>
      <text:p text:style-name="P226"><text:s text:c="2"/>}</text:p>
      <text:p text:style-name="P226"/>
      <text:p text:style-name="P226"><text:s text:c="2"/><text:span text:style-name="T21">// Decrypt the data</text:span></text:p>
      <text:p text:style-name="P247"><text:s text:c="2"/><text:span text:style-name="T159">@Override</text:span></text:p>
      <text:p text:style-name="P247"><text:span text:style-name="T159"><text:s text:c="2"/></text:span>public void unwrap(InputStream source, OutputStream dest) throws Exception {</text:p>
      <text:p text:style-name="P226"><text:s text:c="4"/><text:span text:style-name="T21">// start by reading the secret key to use to decrypt the data</text:span></text:p>
      <text:p text:style-name="P226"><text:s text:c="4"/>DataInputStream dis = new DataInputStream(source);</text:p>
      <text:p text:style-name="P226"><text:s text:c="4"/><text:span text:style-name="T21">// read the length of the key, </text:span><text:span text:style-name="T53">then the key itself</text:span></text:p>
      <text:p text:style-name="P226"><text:s text:c="4"/>int keyLength = dis.readInt();</text:p>
      <text:p text:style-name="P226"><text:s text:c="4"/>byte[] keyBytes = new byte[keyLength];</text:p>
      <text:p text:style-name="P226"><text:s text:c="4"/>dis.read(keyBytes);</text:p>
      <text:p text:style-name="P226"><text:s text:c="4"/><text:span text:style-name="T21">// decrypt the key using the initial key stored in the keystore</text:span></text:p>
      <text:p text:style-name="P226"><text:s text:c="4"/>Cipher cipher = Cipher.getInstance(Helper.getTransformation());</text:p>
      <text:p text:style-name="P226"><text:s text:c="4"/>cipher.init(Cipher.UNWRAP_MODE, getSecretKey());</text:p>
      <text:p text:style-name="P226"><text:s text:c="4"/>SecretKey key = (SecretKey) cipher.unwrap(</text:p>
      <text:p text:style-name="P226"><text:s text:c="6"/>keyBytes, Helper.getAlgorithm(), Cipher.SECRET_KEY);</text:p>
      <text:p text:style-name="P226"/>
      <text:p text:style-name="P226"><text:s text:c="4"/><text:span text:style-name="T21">// get a new cipher for the actual decryption</text:span></text:p>
      <text:p text:style-name="P226"><text:s text:c="4"/>cipher = Cipher.getInstance(Helper.getTransformation());</text:p>
      <text:p text:style-name="P226"><text:s text:c="4"/>cipher.init(Cipher.DECRYPT_MODE, key);</text:p>
      <text:p text:style-name="P246"><text:s text:c="4"/><text:span text:style-name="T21">// obtain a cipher input stream </text:span><text:span text:style-name="T54">and decrypt the data using the new key</text:span></text:p>
      <text:p text:style-name="P226"><text:s text:c="4"/>CipherInputStream cis = new CipherInputStream(source, cipher);</text:p>
      <text:p text:style-name="P226"><text:s text:c="4"/>transform(cis, dest);</text:p>
      <text:p text:style-name="P226"><text:s text:c="4"/>cis.close();</text:p>
      <text:p text:style-name="P226"><text:s text:c="2"/>}</text:p>
      <text:p text:style-name="P226"/>
      <text:p text:style-name="P226"><text:s text:c="2"/><text:span text:style-name="T21">// Generate a secret key</text:span></text:p>
      <text:p text:style-name="P226"><text:s text:c="2"/>private SecretKey generateKey() throws Exception {</text:p>
      <text:p text:style-name="P245"><text:s text:c="4"/>return KeyGenerator.getInstance(Helper.getAlgorithm()).generateKey();</text:p>
      <text:p text:style-name="P226"><text:s text:c="2"/>}</text:p>
      <text:p text:style-name="P226"/>
      <text:p text:style-name="P226"><text:s text:c="2"/><text:span text:style-name="T21">// Transform the specified input source and write it to the specified destination</text:span></text:p>
      <text:p text:style-name="P226"><text:s text:c="2"/>private void transform(InputStream source, OutputStream dest) throws Exception {</text:p>
      <text:p text:style-name="P226"><text:s text:c="4"/>byte[] buffer = new byte[8192];</text:p>
      <text:p text:style-name="P226"><text:s text:c="4"/><text:span text:style-name="T158">int n;</text:span></text:p>
      <text:p text:style-name="P245"><text:s text:c="4"/>while (<text:span text:style-name="T158">(n = source.read(buffer)) &gt; 0</text:span>) destination.write(buffer, 0, n);</text:p>
      <text:p text:style-name="P226"><text:s text:c="2"/>}</text:p>
      <text:p text:style-name="P226"><text:soft-page-break/></text:p>
      <text:p text:style-name="P226"><text:s text:c="2"/><text:span text:style-name="T21">// Get the secret key used for encryption/decryption</text:span></text:p>
      <text:p text:style-name="P226"><text:s text:c="2"/>private static synchronized SecretKey getSecretKey() {</text:p>
      <text:p text:style-name="P226"><text:s text:c="4"/>if (secretKey == null) {</text:p>
      <text:p text:style-name="P226"><text:s text:c="6"/>try {</text:p>
      <text:p text:style-name="P226"><text:s text:c="8"/><text:span text:style-name="T21">// get the keystore password</text:span></text:p>
      <text:p text:style-name="P226"><text:s text:c="8"/>char[] password = Helper.getPassword();</text:p>
      <text:p text:style-name="P226"><text:s text:c="8"/>ClassLoader cl = SecureKeyCipherTransform.class.getClassLoader();</text:p>
      <text:p text:style-name="P226"><text:s text:c="8"/>InputStream is = cl.getResourceAsStream(</text:p>
      <text:p text:style-name="P226"><text:s text:c="10"/>Helper.getKeystoreFolder() + Helper.getKeystoreFilename());</text:p>
      <text:p text:style-name="P226"><text:s text:c="8"/>KeyStore ks = KeyStore.getInstance(Helper.getProvider());</text:p>
      <text:p text:style-name="P226"><text:s text:c="8"/><text:span text:style-name="T21">// load the keystore</text:span></text:p>
      <text:p text:style-name="P226"><text:s text:c="8"/>ks.load(is, password);</text:p>
      <text:p text:style-name="P226"><text:s text:c="8"/><text:span text:style-name="T21">// get the secret key from the keystore</text:span></text:p>
      <text:p text:style-name="P226"><text:s text:c="8"/>secretKey = (SecretKey) ks.getKey(Helper.getKeyAlias(), password);</text:p>
      <text:p text:style-name="P226"><text:s text:c="6"/>} catch(Exception e) {</text:p>
      <text:p text:style-name="P226"><text:s text:c="8"/>e.printStackTrace();</text:p>
      <text:p text:style-name="P226"><text:s text:c="6"/>}</text:p>
      <text:p text:style-name="P226"><text:s text:c="4"/>}</text:p>
      <text:p text:style-name="P226"><text:s text:c="4"/>return secretKey;</text:p>
      <text:p text:style-name="P226"><text:s text:c="2"/>}</text:p>
      <text:p text:style-name="P226">}</text:p>
      <text:p text:style-name="P96"/>
      <text:p text:style-name="P21">Step 2: deploy the data transform implementation</text:p>
      <text:p text:style-name="P30"/>
      <text:p text:style-name="P30">The implementation code and related resources must be deployed in the class path of <text:span text:style-name="T15">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26"><text:s text:c="2"/>jppf.data.transform.class = &lt;<text:span text:style-name="T11">fully qualified name of implementation class</text:span>&gt;</text:p>
      <text:p text:style-name="P28"/>
      <text:p text:style-name="P28">In our example it would be:</text:p>
      <text:p text:style-name="P28"/>
      <text:p text:style-name="P187"><text:s text:c="2"/>jppf.data.transform.class = org.jppf.example.dataencryption.SecureKeyCipherTransform</text:p>
      <text:p text:style-name="P15"/>
      <text:list xml:id="list221728328165140" text:continue-list="list1416850351436349726" text:style-name="Outline">
        <text:list-item>
          <text:list>
            <text:list-item>
              <text:list>
                <text:list-item>
                  <text:h text:style-name="P280" text:outline-level="3"><text:span text:style-name="T85">A</text:span>lternate <text:span text:style-name="T85">serialization schemes</text:span></text:h>
                </text:list-item>
              </text:list>
            </text:list-item>
          </text:list>
        </text:list-item>
      </text:list>
      <text:p text:style-name="P30"><text:span text:style-name="T85">Throughout its implementation, </text:span>JPPF performs objects transport and associated serialization by the means of <text:span text:style-name="T85">a single interface: </text:span><text:a xlink:type="simple" xlink:href="http://www.jppf.org/javadoc/5.2/index.html?org/jppf/serialization/JPPFSerialization.html" text:style-name="Internet_20_link" text:visited-style-name="Visited_20_Internet_20_Link"><text:span text:style-name="T85">JPPFSerialization</text:span></text:a>. <text:span text:style-name="T85">By configuring a specific implementation of this interface, you can change the way object serialization and deserialization are performed in a JPPF grid.</text:span></text:p>
      <text:p text:style-name="P31"/>
      <text:p text:style-name="P21"><text:span text:style-name="T60">Note </text:span><text:span text:style-name="T61">1</text:span><text:span text:style-name="T85">: </text:span><text:span text:style-name="T18">when </text:span><text:span text:style-name="T19">an </text:span><text:span text:style-name="T18">alternate </text:span><text:span text:style-name="T19">serialization scheme is</text:span><text:span text:style-name="T18"> <text:s/>specified, </text:span><text:span text:style-name="T19">it</text:span><text:span text:style-name="T18"> must be used by all JPPF clients, servers and nodes, otherwise JPPF will not work. The implementation class must also be present in the classpath of all JPPF components.</text:span></text:p>
      <text:p text:style-name="P37"/>
      <text:p text:style-name="P21"><text:span text:style-name="T68">Note </text:span><text:span text:style-name="T69">2</text:span><text:span text:style-name="T70">: </text:span><text:span text:style-name="T20">to the difference of JPPF 3.x and earlier versions, serialization schemes now also apply to objects passed via the management APIs</text:span><text:span text:style-name="T18">. </text:span><text:span text:style-name="T20">This implies that the nodes must always have the JMXMP protocol library (jmxremote_optional-1.0_01-ea.jar) in their classpath.</text:span></text:p>
      <text:list xml:id="list221728329166417"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96"><text:span text:style-name="T86">To create a new serialization scheme, you simply need to implement </text:span><text:a xlink:type="simple" xlink:href="http://www.jppf.org/javadoc/5.2/index.html?org/jppf/serialization/JPPFSerialization.html" text:style-name="Internet_20_link" text:visited-style-name="Visited_20_Internet_20_Link"><text:span text:style-name="T74">JPPFSerialization</text:span></text:a><text:span text:style-name="T86">, defined as follows:</text:span></text:p>
      <text:p text:style-name="P60"/>
      <text:p text:style-name="P197">public interface JPPFSerialization {</text:p>
      <text:p text:style-name="P226"><text:span text:style-name="T86"><text:s text:c="2"/></text:span><text:span text:style-name="T28">// Serialize an object into the specified output stream</text:span></text:p>
      <text:p text:style-name="P197"><text:s text:c="2"/>void serialize(Object o, OutputStream os) throws Exception;</text:p>
      <text:p text:style-name="P197"><text:s text:c="2"/></text:p>
      <text:p text:style-name="P226"><text:span text:style-name="T86"><text:s text:c="2"/></text:span><text:span text:style-name="T28">// Deserialize an object from the specified input stream</text:span></text:p>
      <text:p text:style-name="P197"><text:s text:c="2"/>Object deserialize(InputStream is) throws Exception;</text:p>
      <text:p text:style-name="P197">}</text:p>
      <text:p text:style-name="P60"/>
      <text:p text:style-name="P60">For example, we could wrap the default Java serialization into a serialization scheme as follows:</text:p>
      <text:p text:style-name="P60"/>
      <text:p text:style-name="P197">public class DefaultJavaSerialization implements JPPFSerialization {</text:p>
      <text:p text:style-name="P197"><text:s text:c="2"/>@Override</text:p>
      <text:p text:style-name="P197"><text:s text:c="2"/>public void serialize(final Object o, final OutputStream os) throws Exception {</text:p>
      <text:p text:style-name="P197"><text:s text:c="4"/>new ObjectOutputStream(os).writeObject(o);</text:p>
      <text:p text:style-name="P197"><text:s text:c="2"/>}</text:p>
      <text:p text:style-name="P197"/>
      <text:p text:style-name="P197"><text:s text:c="2"/>@Override</text:p>
      <text:p text:style-name="P197"><text:s text:c="2"/>public Object deserialize(final InputStream is) throws Exception {</text:p>
      <text:p text:style-name="P197"><text:s text:c="4"/>return new ObjectInputStream(is).readObject();</text:p>
      <text:p text:style-name="P197"><text:s text:c="2"/>}</text:p>
      <text:p text:style-name="P197">}</text:p>
      <text:list xml:id="list221728331176339" text:continue-numbering="true" text:style-name="Outline">
        <text:list-item>
          <text:list>
            <text:list-item>
              <text:list>
                <text:list-item>
                  <text:list>
                    <text:list-item>
                      <text:h text:style-name="Heading_20_4" text:outline-level="4">Specifying the <text:span text:style-name="T85">JPPFSerialization</text:span> implementation class</text:h>
                    </text:list-item>
                  </text:list>
                </text:list-item>
              </text:list>
            </text:list-item>
          </text:list>
        </text:list-item>
      </text:list>
      <text:p text:style-name="P28">This is done in the JPPF configuration file, by adding th<text:span text:style-name="T85">is</text:span> propert<text:span text:style-name="T85">y</text:span>:</text:p>
      <text:p text:style-name="P28"/>
      <text:p text:style-name="P226"><text:span text:style-name="T21"># </text:span><text:span text:style-name="T27">Define the implementation of the JPPF serialization scheme</text:span></text:p>
      <text:p text:style-name="P198">jppf.object.serialization.class = my_package.MyJPPFSerialization</text:p>
      <text:p text:style-name="P61"/>
      <text:p text:style-name="P96"><text:span text:style-name="T85">Where </text:span><text:span text:style-name="T13">my_package.MyJPPFSerialization</text:span><text:span text:style-name="T85"> implements the interface </text:span><text:a xlink:type="simple" xlink:href="http://www.jppf.org/javadoc/5.2/index.html?org/jppf/serialization/JPPFSerialization.html" text:style-name="Internet_20_link" text:visited-style-name="Visited_20_Internet_20_Link"><text:span text:style-name="T74">JPPFSerialization</text:span></text:a><text:span text:style-name="T85">.</text:span></text:p>
      <text:list xml:id="list221728333182738" text:continue-numbering="true" text:style-name="Outline">
        <text:list-item>
          <text:list>
            <text:list-item>
              <text:list>
                <text:list-item>
                  <text:list>
                    <text:list-item>
                      <text:h text:style-name="P282"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javadoc/5.2/index.html?java/io/ObjectInputStream.html" text:style-name="Internet_20_link" text:visited-style-name="Visited_20_Internet_20_Link">java.io.ObjectInputStream</text:a> and <text:a xlink:type="simple" xlink:href="http://docs.oracle.com/javase/7/docs/javadoc/5.2/index.html?java/io/ObjectOutputStream.html" text:style-name="Internet_20_link" text:visited-style-name="Visited_20_Internet_20_Link">java.io.ObjectOutputStream</text:a>. It is used by default, when no serialization scheme is specified. <text:span text:style-name="T87">The corresponding implementation class is </text:span><text:a xlink:type="simple" xlink:href="http://www.jppf.org/javadoc/5.2/index.html?org/jppf/serialization/DefaultJavaSerialization.html" text:style-name="Internet_20_link" text:visited-style-name="Visited_20_Internet_20_Link"><text:span text:style-name="T87">DefaultJavaSerialization</text:span></text:a><text:span text:style-name="T87">.</text:span></text:p>
      <text:list xml:id="list221728333166835" text:continue-numbering="true" text:style-name="Outline">
        <text:list-item>
          <text:list>
            <text:list-item>
              <text:list>
                <text:list-item>
                  <text:list>
                    <text:list-item>
                      <text:h text:style-name="P282"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1">it enables the serialization of classes that do not implement </text:span><text:a xlink:type="simple" xlink:href="http://docs.oracle.com/javase/7/docs/javadoc/5.2/index.html?java/io/Serializable.html" text:style-name="Internet_20_link" text:visited-style-name="Visited_20_Internet_20_Link"><text:span text:style-name="T11">java.io.Serializable</text:span></text:a><text:span text:style-name="T11"> nor </text:span><text:a xlink:type="simple" xlink:href="http://docs.oracle.com/javase/7/docs/javadoc/5.2/index.html?java/io/Externalizable.html" text:style-name="Internet_20_link" text:visited-style-name="Visited_20_Internet_20_Link"><text:span text:style-name="T11">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61">The JPPF implementation relies on an extension of the standard mechanism by defining 2 new classes:</text:p>
      <text:p text:style-name="P30"><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3">This implementation </text:span><text:span text:style-name="T75">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182"># configure the object stream builder implementation</text:p>
      <text:p text:style-name="P198">jppf.object.serialization.class = org.jppf.serialization.DefaultJPPFSerialization</text:p>
      <text:list xml:id="list221728335180579" text:continue-numbering="true" text:style-name="Outline">
        <text:list-item>
          <text:list>
            <text:list-item>
              <text:list>
                <text:list-item>
                  <text:list>
                    <text:list-item>
                      <text:h text:style-name="P282" text:outline-level="4">XStream-based serialization</text:h>
                    </text:list-item>
                  </text:list>
                </text:list-item>
              </text:list>
            </text:list-item>
          </text:list>
        </text:list-item>
      </text:list>
      <text:p text:style-name="P28"><text:span text:style-name="T63">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63">Xstream</text:span></text:a><text:a xlink:type="simple" xlink:href="http://www.jppf.org/javadoc/5.2/index.html?org/jppf/serialization/XstreamSerialization.html" text:style-name="Internet_20_link" text:visited-style-name="Visited_20_Internet_20_Link"><text:span text:style-name="T64">Serialization</text:span></text:a><text:span text:style-name="T63">. To use it, simply specify:</text:span></text:p>
      <text:p text:style-name="P36"/>
      <text:p text:style-name="P226"><text:s text:c="2"/><text:span text:style-name="T21"># configure the object stream builder implementation</text:span></text:p>
      <text:p text:style-name="P226"><text:span text:style-name="Code_20_char"><text:span text:style-name="T63"><text:s text:c="2"/>jppf.object.stream.builder = org.jppf.serialization.Xstream</text:span></text:span><text:span text:style-name="Code_20_char"><text:span text:style-name="T64">Serialization</text:span></text:span></text:p>
      <text:p text:style-name="P36"/>
      <text:p text:style-name="P36">in the JPPF configuration files. </text:p>
      <text:p text:style-name="P36"/>
      <text:p text:style-name="P28"><text:span text:style-name="T63">You will also need the XStream 1.3 (or later) jar file and the xpp3 jar file available in the </text:span><text:a xlink:type="simple" xlink:href="http://xstream.codehaus.org/" text:style-name="Internet_20_link" text:visited-style-name="Visited_20_Internet_20_Link"><text:span text:style-name="T63">XStream</text:span></text:a><text:span text:style-name="T63"> distribution</text:span></text:p>
      <text:list xml:id="list221728337166031" text:continue-numbering="true" text:style-name="Outline">
        <text:list-item>
          <text:list>
            <text:list-item>
              <text:list>
                <text:list-item>
                  <text:list>
                    <text:list-item>
                      <text:h text:style-name="P283" text:outline-level="4">Kryo serialization sample</text:h>
                    </text:list-item>
                  </text:list>
                </text:list-item>
              </text:list>
            </text:list-item>
          </text:list>
        </text:list-item>
      </text:list>
      <text:p text:style-name="P38"><text:span text:style-name="T88">The </text:span><text:a xlink:type="simple" xlink:href="http://www.jppf.org/samples-pack/KryoSerializer/Readme.php" text:style-name="Internet_20_link" text:visited-style-name="Visited_20_Internet_20_Link"><text:span text:style-name="T88">Kryo serialization sample</text:span></text:a><text:span text:style-name="T88"> provides an implementation of JPPFSerialization which uses the </text:span><text:a xlink:type="simple" xlink:href="http://code.google.com/p/kryo/" text:style-name="Internet_20_link" text:visited-style-name="Visited_20_Internet_20_Link"><text:span text:style-name="T88">Kryo</text:span></text:a><text:span text:style-name="T88"> library for serializing and deserializing Java objects.</text:span></text:p>
      <text:p text:style-name="P38"/>
      <text:list xml:id="list221728337175041" text:continue-numbering="true" text:style-name="Outline">
        <text:list-item>
          <text:list>
            <text:list-item>
              <text:list>
                <text:list-item>
                  <text:h text:style-name="P280" text:outline-level="3">Composite serialization</text:h>
                </text:list-item>
              </text:list>
            </text:list-item>
          </text:list>
        </text:list-item>
      </text:list>
      <text:p text:style-name="P40">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40"/>
      <text:p text:style-name="P40">To implement such a transformation, you will need to <text:span text:style-name="T164">create</text:span> a class which <text:span text:style-name="T163">extends the abstract class </text:span><text:a xlink:type="simple" xlink:href="http://www.jppf.org/javadoc/5.2/index.html?org/jppf/serialization/JPPFCompositeSerialization.html" text:style-name="Internet_20_link" text:visited-style-name="Visited_20_Internet_20_Link"><text:span text:style-name="T163">JPPFCompositeSerialization</text:span></text:a><text:span text:style-name="T163">, defined as follows:</text:span></text:p>
      <text:p text:style-name="P39"/>
      <text:p text:style-name="Code_20_block">public abstract class JPPFCompositeSerialization implements JPPFSerialization {</text:p>
      <text:p text:style-name="Code_20_block"><text:s text:c="2"/><text:span text:style-name="T21">// Get the concrete serialization to delegate to</text:span></text:p>
      <text:p text:style-name="Code_20_block"><text:s text:c="2"/>public final JPPFSerialization getDelegate()</text:p>
      <text:p text:style-name="Code_20_block"/>
      <text:p text:style-name="Code_20_block"><text:s text:c="2"/><text:span text:style-name="T21">// Get the case-insensitive unique name given to this composite serialization</text:span></text:p>
      <text:p text:style-name="Code_20_block"><text:s text:c="2"/>public abstract String getName();</text:p>
      <text:p text:style-name="Code_20_block">}</text:p>
      <text:p text:style-name="P41"/>
      <text:p text:style-name="P41"><text:span text:style-name="T165">T</text:span>his design <text:span text:style-name="T165">makes</text:span> it is possible to define a chain of <text:span text:style-name="T165">transformations on top of a concrete </text:span><text:a xlink:type="simple" xlink:href="http://www.jppf.org/javadoc/5.2/index.html?org/jppf/serialization/JPPFSerialization.html" text:style-name="Internet_20_link" text:visited-style-name="Visited_20_Internet_20_Link"><text:span text:style-name="T165">JPPFSerialization</text:span></text:a><text:span text:style-name="T165">. To this effect, the </text:span><text:span text:style-name="Code_20_char"><text:span text:style-name="T165">getDelegate()</text:span></text:span><text:span text:style-name="T165"> method provides a reference to the next transformation or serialization in the chain.</text:span></text:p>
      <text:p text:style-name="P41"/>
      <text:p text:style-name="P42">The <text:span text:style-name="Code_20_char">getName()</text:span> method assigns a unique, case-insensitive name to the define<text:span text:style-name="T169">d</text:span> transformation. If two transformations have the same name, the last one will override the first, which will then be unavailable.</text:p>
      <text:p text:style-name="P41"/>
      <text:p text:style-name="P42">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42"/>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50"><text:s text:c="4"/>try {</text:p>
      <text:p text:style-name="Code_20_block"><text:s text:c="6"/><text:span text:style-name="T21">// </text:span><text:span text:style-name="T57">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51"><text:s text:c="6"/><text:span text:style-name="T21">// </text:span><text:span text:style-name="T57">delegate to the next (composite) </text:span><text:span text:style-name="T58">de</text:span><text:span text:style-name="T57">serialization in the chain</text:span></text:p>
      <text:p text:style-name="P251"><text:s text:c="6"/>return getDelegate().deserialize(zlibis);</text:p>
      <text:p text:style-name="Code_20_block"><text:s text:c="4"/>} finally {</text:p>
      <text:p text:style-name="Code_20_block"><text:s text:c="6"/>inflater.end(); <text:span text:style-name="T2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42"/>
      <text:p text:style-name="P43">Composite serializations are made available to JPPF via the service provider interface (SPI):</text:p>
      <text:p text:style-name="P43"/>
      <text:list xml:id="list221728343164791" text:continue-list="list8926342724701285955" text:style-name="List_20_2">
        <text:list-item>
          <text:p text:style-name="P264"><text:span text:style-name="T71">in your source folder create the file </text:span><text:span text:style-name="T72">META-INF/services/</text:span><text:span text:style-name="T1">org.jppf.serialization.JPPFCompositeSerialization</text:span></text:p>
        </text:list-item>
        <text:list-item>
          <text:p text:style-name="P260">in this file add, for each of your composite serialization implementations, its fully qualified class name, for instance:</text:p>
        </text:list-item>
      </text:list>
      <text:p text:style-name="Code_20_block">com.my.company.MyCompositeSerialization</text:p>
      <text:list xml:id="list221728343160806" text:continue-numbering="true" text:style-name="List_20_2">
        <text:list-item>
          <text:p text:style-name="P260">ensure that the code of your implementations is added to the classpath of the JPPF nodes, drivers and clients.</text:p>
        </text:list-item>
      </text:list>
      <text:p text:style-name="P32"/>
      <text:p text:style-name="P151">Notes:</text:p>
      <text:p text:style-name="P32"/>
      <text:p text:style-name="P32"><text:span text:style-name="T15">1. Each concrete subclass of </text:span><text:a xlink:type="simple" xlink:href="http://www.jppf.org/javadoc/5.2/index.html?org/jppf/serialization/JPPFCompositeSerialization.html" text:style-name="Internet_20_link" text:visited-style-name="Visited_20_Internet_20_Link"><text:span text:style-name="T17">JPPFCompositeSerialization</text:span></text:a><text:span text:style-name="T15"> must have an implicit or explicit no-args constructor</text:span></text:p>
      <text:p text:style-name="P152">2. All JPPF bui<text:span text:style-name="T166">l</text:span>t-in serializations are defined with the very same mechanism</text:p>
      <text:p text:style-name="P32"/>
      <text:p text:style-name="P162">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221728345181015" text:continue-numbering="true" text:style-name="List_20_2">
        <text:list-item>
          <text:p text:style-name="P261">each <text:span text:style-name="T11">nameX</text:span> is the name assigned to a composite serialization</text:p>
        </text:list-item>
        <text:list-item>
          <text:p text:style-name="P261"><text:span text:style-name="T11">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5">previous section</text:span></text:a>.</text:p>
        </text:list-item>
      </text:list>
      <text:p text:style-name="P33"/>
      <text:p text:style-name="P33">For instance, to use ZLIB compression on top of the pre<text:span text:style-name="T170">d</text:span>e<text:span text:style-name="T170">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3"/>
      <text:p text:style-name="P168"># ZLIB compression on top of JPPF serialization</text:p>
      <text:p text:style-name="Code_20_block">jppf.object.serialization.class = ZLIB org.jppf.serialization.DefaultJPPFSerialization</text:p>
      <text:p text:style-name="P32"/>
      <text:p text:style-name="P25">Built-in composite s<text:span text:style-name="T168">e</text:span>rializations:</text:p>
      <text:p text:style-name="P34"/>
      <text:list xml:id="list221728346170487" text:continue-numbering="true" text:style-name="List_20_2">
        <text:list-item>
          <text:p text:style-name="P262"><text:a xlink:type="simple" xlink:href="http://www.jppf.org/javadoc/5.2/index.html?org/jppf/serialization/ZLIBSerialization.html" text:style-name="Internet_20_link" text:visited-style-name="Visited_20_Internet_20_Link"><text:span text:style-name="T66">ZLIBSerialization</text:span></text:a> (name "ZLIB"): provides zlib compression and decompression based on the <text:a xlink:type="simple" xlink:href="http://docs.oracle.com/javase/7/docs/javadoc/5.2/index.html?java/util/zip/package-summary.html" text:style-name="Internet_20_link" text:visited-style-name="Visited_20_Internet_20_Link">java.util.zip.*</text:a> APIs</text:p>
        </text:list-item>
        <text:list-item>
          <text:p text:style-name="P262"><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7">has</text:span> a smaller compression rate.</text:p>
        </text:list-item>
      </text:list>
      <text:p text:style-name="P32"/>
      <text:p text:style-name="P32"/>
      <text:list xml:id="list221728347171241" text:continue-list="list221728337175041" text:style-name="Outline">
        <text:list-item>
          <text:list>
            <text:list-item>
              <text:h text:style-name="P277"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59">Note</text:span>: <text:span text:style-name="T11">all JPPF built-in MBeans are implemented via this mechanism</text:span><text:span text:style-name="T63">.</text:span></text:p>
      <text:p text:style-name="P35"/>
      <text:p text:style-name="P29"><text:span text:style-name="T67">Related sample</text:span><text:span text:style-name="T63">: “Custom MBeans” sample in the JPPF samples pack.</text:span></text:p>
      <text:list xml:id="list221728348181584"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1">must</text:span> comply with the following constraints:</text:p>
      <text:p text:style-name="P1"/>
      <text:list xml:id="list221728349172181" text:continue-list="list221728346170487" text:style-name="List_20_2">
        <text:list-item>
          <text:p text:style-name="P263">the MBean interface name must be of the form <text:span text:style-name="T11">&lt;MyName&gt;</text:span>MBean and the MBean implementation class name must be of the form <text:span text:style-name="T11">&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63">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63">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1">after</text:span> the one it depends on.</text:p>
        </text:list-item>
        <text:list-item>
          <text:p text:style-name="P263">the MBean provider interface must have a public no-arg constructor</text:p>
        </text:list-item>
      </text:list>
      <text:list xml:id="list221728350170180" text:continue-list="list221728348181584"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168">// Exposes one method that queries the node's JVM</text:p>
      <text:p text:style-name="P168">// for the number of available processors</text:p>
      <text:p text:style-name="Code_20_block">public interface AvailableProcessorsMBean {</text:p>
      <text:p text:style-name="Code_20_block"><text:s text:c="2"/><text:span text:style-name="T21">// return the available processors as an integer value</text:span></text:p>
      <text:p text:style-name="Code_20_block"><text:s text:c="2"/>Integer queryAvailableProcessors();</text:p>
      <text:p text:style-name="Code_20_block">}</text:p>
      <text:p text:style-name="P1"/>
      <text:p text:style-name="P1"/>
      <text:p text:style-name="P159">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168">// Implementation of the AvailableProcessorsMBean interface</text:p>
      <text:p text:style-name="Code_20_block">public class AvailableProcessors implements AvailableProcessorsMBean {</text:p>
      <text:p text:style-name="Code_20_block"><text:s text:c="2"/><text:span text:style-name="T21">// return the available processors as an integer value</text:span></text:p>
      <text:p text:style-name="Code_20_block"><text:s text:c="2"/>public Integer queryAvailableProcessors() {</text:p>
      <text:p text:style-name="Code_20_block"><text:s text:c="4"/><text:span text:style-name="T21">//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168">// service provider interface for pluggable management beans for JPPF nodes</text:p>
      <text:p text:style-name="Code_20_block">public interface JPPFNodeMBeanProvider extends JPPFMBeanProvider {</text:p>
      <text:p text:style-name="Code_20_block"><text:s text:c="2"/><text:span text:style-name="T21">// return a concrete MBean instance</text:span></text:p>
      <text:p text:style-name="Code_20_block"><text:s text:c="2"/><text:span text:style-name="T21">// the class of the returned MBean must implement the interface defined by</text:span></text:p>
      <text:p text:style-name="Code_20_block"><text:s text:c="2"/><text:span text:style-name="T21">//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6"/>
      <text:p text:style-name="P168">// service provider interface for pluggable management beans</text:p>
      <text:p text:style-name="Code_20_block">public interface JPPFMBeanProvider {</text:p>
      <text:p text:style-name="Code_20_block"><text:s text:c="2"/><text:span text:style-name="T21">// seturn the fully qualified name of the management interface</text:span></text:p>
      <text:p text:style-name="Code_20_block"><text:s text:c="2"/><text:span text:style-name="T21">// defined by this provider</text:span></text:p>
      <text:p text:style-name="Code_20_block"><text:s text:c="2"/>public String getMBeanInterfaceName();</text:p>
      <text:p text:style-name="Code_20_block"/>
      <text:p text:style-name="Code_20_block"><text:s text:c="2"/><text:span text:style-name="T21">// return the name of the specified MBean</text:span></text:p>
      <text:p text:style-name="Code_20_block"><text:s text:c="2"/><text:span text:style-name="T21">//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javadoc/5.2/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168">// AvailableProcessors MBean provider implementation</text:p>
      <text:p text:style-name="Code_20_block">public class AvailableProcessorsMBeanProvider implements JPPFNodeMBeanProvider {</text:p>
      <text:p text:style-name="Code_20_block"><text:s text:c="2"/><text:span text:style-name="T2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1">//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1">//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60">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16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1">//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1">//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221728360179179"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253">package org.jppf.example.mbean.driver.spi;</text:p>
      <text:p text:style-name="Code_20_block"/>
      <text:p text:style-name="Code_20_block">import org.jppf.example.mbean.AvailableProcessors;</text:p>
      <text:p text:style-name="P253">import org.jppf.management.spi.JPPFDriverMBeanProvider;</text:p>
      <text:p text:style-name="Code_20_block"/>
      <text:p text:style-name="P168">// AvailableProcessors MBean provider implementation</text:p>
      <text:p text:style-name="Code_20_block">public class AvailableProcessorsMBeanProvider implements <text:span text:style-name="T1">JPPFDriverMBeanProvider </text:span>{</text:p>
      <text:p text:style-name="Code_20_block"><text:s text:c="2"/><text:span text:style-name="T2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1">//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1">//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9055355004414348454" text:style-name="List_20_1">
        <text:list-item>
          <text:p text:style-name="P268">the implemented interface is <text:span text:style-name="Code_20_char">JPPFDriverMbeanProvider</text:span>, and its <text:span text:style-name="Code_20_char">createMBean()</text:span> method takes no parameter</text:p>
        </text:list-item>
        <text:list-item>
          <text:p text:style-name="P268">we gave a different object name to our MBean: “<text:span text:style-name="Code_20_char">…,</text:span><text:span text:style-name="Code_20_char"><text:span text:style-name="T1">type=driver</text:span></text:span>”</text:p>
        </text:list-item>
        <text:list-item>
          <text:p text:style-name="P268">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16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1">// we assume the server is running on localhost and uses the management port 11198</text:span></text:p>
      <text:p text:style-name="P252"><text:s text:c="4"/>JMXDriverConnectionWrapper wrapper = </text:p>
      <text:p text:style-name="P252"><text:s text:c="6"/>new JMXDriverConnectionWrapper("localhost", 11198);</text:p>
      <text:p text:style-name="Code_20_block"><text:s text:c="4"/>wrapper.connectAndWait(5000L);</text:p>
      <text:p text:style-name="Code_20_block"><text:s text:c="4"/><text:span text:style-name="T21">//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221728367160331" text:continue-list="list221728360179179" text:style-name="Outline">
        <text:list-item>
          <text:list>
            <text:list-item>
              <text:list>
                <text:list-item>
                  <text:h text:style-name="P280" text:outline-level="3"><text:span text:style-name="T116">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221728368190177" text:continue-list="list221728349172181" text:style-name="List_20_2">
        <text:list-item>
          <text:p text:style-name="P258">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javadoc/5.2/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58">the provider interface implementation must have a no-arg constructor</text:p>
        </text:list-item>
        <text:list-item>
          <text:p text:style-name="P258">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59">Related sample</text:span>: “Startup Classes” sample in the JPPF samples pack.</text:p>
      <text:list xml:id="list221728369171123" text:continue-list="list221728367160331"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168">//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59">Important note</text:span>: <text:span text:style-name="T11">when a node startup class is deployed on the server, the objects it creates (for instance as singletons) can be reused from within the tasks executed by the node</text:span>.</text:p>
      <text:p text:style-name="P1"/>
      <text:list xml:id="list221728372160367" text:continue-numbering="true" text:style-name="Outline">
        <text:list-item>
          <text:list>
            <text:list-item>
              <text:list>
                <text:list-item>
                  <text:list>
                    <text:list-item>
                      <text:h text:style-name="P286"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168">//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list xml:id="list221728375178771" text:continue-numbering="true" text:style-name="Outline">
        <text:list-item>
          <text:list>
            <text:list-item>
              <text:h text:style-name="P277" text:outline-level="2">Drivers</text:h>
              <text:list>
                <text:list-item>
                  <text:h text:style-name="Heading_20_3" text:outline-level="3">Creating a custom load-balancer</text:h>
                </text:list-item>
              </text:list>
            </text:list-item>
          </text:list>
        </text:list-item>
      </text:list>
      <text:p text:style-name="Standard"><text:span text:style-name="T59">Related sample</text:span>: “<text:a xlink:type="simple" xlink:href="http://www.jppf.org/samples-pack/CustomLoadBalancer/Readme.php" text:style-name="Internet_20_link" text:visited-style-name="Visited_20_Internet_20_Link">CustomLoadBalancer</text:a>” in the JPPF samples pack.</text:p>
      <text:list xml:id="list221728375179025"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1">// Get the latest computed bundle size</text:span></text:p>
      <text:p text:style-name="Code_20_block"><text:s text:c="2"/>public int getBundleSize();</text:p>
      <text:p text:style-name="Code_20_block"/>
      <text:p text:style-name="Code_20_block"><text:s text:c="2"/><text:span text:style-name="T21">//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1">// Make a copy of this bundler</text:span></text:p>
      <text:p text:style-name="Code_20_block"><text:s text:c="2"/>public Bundler copy();</text:p>
      <text:p text:style-name="Code_20_block"/>
      <text:p text:style-name="Code_20_block"><text:s text:c="2"/><text:span text:style-name="T21">// Get the timestamp at which this bundler was created</text:span></text:p>
      <text:p text:style-name="Code_20_block"><text:s text:c="2"/>public long getTimestamp();</text:p>
      <text:p text:style-name="Code_20_block"/>
      <text:p text:style-name="Code_20_block"><text:s text:c="2"/><text:span text:style-name="T21">// Release the resources used by this bundler</text:span></text:p>
      <text:p text:style-name="Code_20_block"><text:s text:c="2"/>public void dispose();</text:p>
      <text:p text:style-name="Code_20_block"/>
      <text:p text:style-name="Code_20_block"><text:s text:c="2"/><text:span text:style-name="T21">// Perform context-independant initializations</text:span></text:p>
      <text:p text:style-name="Code_20_block"><text:s text:c="2"/>public void setup();</text:p>
      <text:p text:style-name="Code_20_block"/>
      <text:p text:style-name="Code_20_block"><text:s text:c="2"/><text:span text:style-name="T21">//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21728379183244" text:continue-list="list221728368190177" text:style-name="List_20_2">
        <text:list-item>
          <text:p text:style-name="P263">when the server starts up, it creates a bundler instance based on the load-balancing algorithm specified in the configuration file</text:p>
        </text:list-item>
        <text:list-item>
          <text:p text:style-name="P263">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63">when a node is disconnected, the server will call the <text:span text:style-name="Code_20_char">dispose()</text:span> method on the corresponding bundler, then discard it</text:p>
        </text:list-item>
        <text:list-item>
          <text:p text:style-name="P263">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59">Note</text:span>: <text:span text:style-name="T11">all JPPF built-in load balancing algorithms are implemented and plugged-in as custom algorithms</text:span></text:p>
      <text:list xml:id="list221728380182183" text:continue-list="list221728375179025"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1">//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168">// Profile for the fixed bundle size load-balancing algorithm</text:p>
      <text:p text:style-name="Code_20_block">public class FixedSizeProfile implements LoadBalancingProfile {</text:p>
      <text:p text:style-name="Code_20_block"><text:s text:c="2"/><text:span text:style-name="T21">// The bundle size</text:span></text:p>
      <text:p text:style-name="Code_20_block"><text:s text:c="2"/>private int size = 1;</text:p>
      <text:p text:style-name="Code_20_block"/>
      <text:p text:style-name="Code_20_block"><text:s text:c="2"/><text:span text:style-name="T21">// Default constructor</text:span></text:p>
      <text:p text:style-name="Code_20_block"><text:s text:c="2"/>public FixedSizeProfile() {</text:p>
      <text:p text:style-name="Code_20_block"><text:s text:c="2"/>}</text:p>
      <text:p text:style-name="Code_20_block"/>
      <text:p text:style-name="Code_20_block"><text:s text:c="2"/><text:span text:style-name="T21">//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1">//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1">//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1">//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59">Now let's take a look at the algorithm implementation itself:</text:p>
      <text:p text:style-name="P1"/>
      <text:p text:style-name="Code_20_block">public class FixedSizeBundler extends AbstractBundler {</text:p>
      <text:p text:style-name="Code_20_block"><text:s text:c="2"/><text:span text:style-name="T21">//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1">//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1">//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1">//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59">Tip</text:span>: <text:span text:style-name="T11">if your algorithm depends on the number of nodes, you can use a bundler instances count as a static variable in your implementation, and use the </text:span><text:span text:style-name="Code_20_char"><text:span text:style-name="T63">setup()</text:span></text:span><text:span text:style-name="T11"> and </text:span><text:span text:style-name="Code_20_char"><text:span text:style-name="T63">dispose()</text:span></text:span><text:span text:style-name="T11">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221728389185631" text:continue-numbering="true" text:style-name="Outline">
        <text:list-item>
          <text:list>
            <text:list-item>
              <text:list>
                <text:list-item>
                  <text:list>
                    <text:list-item>
                      <text:h text:style-name="P286"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1">// Get the name of the algorithm defined by this provider</text:span></text:p>
      <text:p text:style-name="Code_20_block"><text:s text:c="2"/><text:span text:style-name="T21">// Each algorithm must have a name distinct from that of all other algorithms</text:span></text:p>
      <text:p text:style-name="Code_20_block"><text:s text:c="2"/>public String getAlgorithmName();</text:p>
      <text:p text:style-name="Code_20_block"/>
      <text:p text:style-name="Code_20_block"><text:s text:c="2"/><text:span text:style-name="T21">//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1">//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1">//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1">//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1">//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221728392184017"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2">load.balancer</text:span></text:span><text:span text:style-name="Code_20_char">.</text:span><text:span text:style-name="Code_20_char"><text:span text:style-name="T112">spi</text:span></text:span><text:span text:style-name="Code_20_char">.</text:span><text:span text:style-name="Code_20_char"><text:span text:style-name="T112">JPPF</text:span></text:span><text:span text:style-name="Code_20_char">BundlerProvider</text:span>, and open it in a text editor. In the editor, we add a single line containing the fully qualified name of our provider implementation:</text:p>
      <text:p text:style-name="P1"/>
      <text:p text:style-name="P186">org.jppf.<text:span text:style-name="T112">load.balancer</text:span>.<text:span text:style-name="T112">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21728394183262"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168">// Bundler implementations should implement this interface</text:p>
      <text:p text:style-name="P168">// if they wish to have access to a node's configuration</text:p>
      <text:p text:style-name="Code_20_block">public interface NodeAwareness {</text:p>
      <text:p text:style-name="Code_20_block"><text:s text:c="2"/><text:span text:style-name="T21">// Get the corresponding node's system information</text:span></text:p>
      <text:p text:style-name="Code_20_block"><text:s text:c="2"/>JPPFSystemInformation getNodeConfiguration();</text:p>
      <text:p text:style-name="Code_20_block"/>
      <text:p text:style-name="Code_20_block"><text:s text:c="2"/><text:span text:style-name="T21">//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21728396189692" text:continue-list="list9055355004414348454" text:style-name="List_20_1">
        <text:list-item>
          <text:p text:style-name="P268">when the node connects to the server</text:p>
        </text:list-item>
        <text:list-item>
          <text:p text:style-name="P268">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221728396179395" text:continue-list="list221728394183262"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5">information on a job via the </text:span><text:a xlink:type="simple" xlink:href="http://www.jppf.org/javadoc/5.2/index.html?org/jppf/node/protocol/JPPFDistributedJob.html" text:style-name="Internet_20_link" text:visited-style-name="Visited_20_Internet_20_Link"><text:span text:style-name="T155">JPPFDistributedJob</text:span></text:a><text:span text:style-name="T155">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55">JobAwarenessEx</text:span></text:span></text:a>, defined as follows:</text:p>
      <text:p text:style-name="P16"/>
      <text:p text:style-name="P184">// Bundler implementations should implement this interface</text:p>
      <text:p text:style-name="P184">// if they wish to have access to a job's metadata</text:p>
      <text:p text:style-name="P243">public interface JobAwareness<text:span text:style-name="T155">Ex</text:span> {</text:p>
      <text:p text:style-name="P243"><text:s text:c="2"/><text:span text:style-name="T21">// Get the current job </text:span><text:span text:style-name="T52">information</text:span></text:p>
      <text:p text:style-name="P243"><text:s text:c="2"/><text:span text:style-name="T155">JPPFDistributed</text:span>Job getJob();</text:p>
      <text:p text:style-name="P243"/>
      <text:p text:style-name="P243"><text:s text:c="2"/><text:span text:style-name="T21">// Set the current job</text:span></text:p>
      <text:p text:style-name="P243"><text:s text:c="2"/>void set<text:span text:style-name="T155">J</text:span>Job(<text:span text:style-name="T155">JPPFDistributed</text:span>Job <text:span text:style-name="T155">job</text:span>);</text:p>
      <text:p text:style-name="P243">}</text:p>
      <text:p text:style-name="P143"/>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5">n</text:span> <text:span text:style-name="T155">ex</text:span>ample usage of <text:a xlink:type="simple" xlink:href="http://www.jppf.org/javadoc/5.2/index.html?org/jppf/load/balancer/JobAwarenessEx.html" text:style-name="Internet_20_link" text:visited-style-name="Visited_20_Internet_20_Link"><text:span text:style-name="Code_20_char"><text:span text:style-name="T155">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221728399167990" text:continue-numbering="true" text:style-name="Outline">
        <text:list-item>
          <text:list>
            <text:list-item>
              <text:list>
                <text:list-item>
                  <text:list>
                    <text:list-item>
                      <text:h text:style-name="P284" text:outline-level="4">Job-aware load balancers: <text:span text:style-name="T155">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168">// Bundler implementations should implement this interface</text:p>
      <text:p text:style-name="P168">// if they wish to have access to a job's metadata</text:p>
      <text:p text:style-name="Code_20_block">public interface JobAwareness {</text:p>
      <text:p text:style-name="Code_20_block"><text:s text:c="2"/><text:span text:style-name="T21">// Get the current job's metadata</text:span></text:p>
      <text:p text:style-name="Code_20_block"><text:s text:c="2"/>JobMetadata getJobMetadata();</text:p>
      <text:p text:style-name="Code_20_block"/>
      <text:p text:style-name="Code_20_block"><text:s text:c="2"/><text:span text:style-name="T21">//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221728401162043" text:continue-numbering="true" text:style-name="Outline">
        <text:list-item>
          <text:list>
            <text:list-item>
              <text:list>
                <text:list-item>
                  <text:h text:style-name="P280"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56">These notifications can be received either locally from within the server JVM, or remotely via a JMX listener.</text:span></text:p>
      <text:list xml:id="list221728401162563"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56">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1">// Called when a node is connected to the server</text:span></text:p>
      <text:p text:style-name="Code_20_block"><text:s text:c="2"/>void nodeConnected(NodeConnectionEvent event);</text:p>
      <text:p text:style-name="Code_20_block"/>
      <text:p text:style-name="Code_20_block"><text:s text:c="2"/><text:span text:style-name="T21">//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1">//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1">// Get the host on which the node is running</text:span></text:p>
      <text:p text:style-name="Code_20_block"><text:s text:c="2"/>public String getHost()</text:p>
      <text:p text:style-name="Code_20_block"/>
      <text:p text:style-name="Code_20_block"><text:s text:c="2"/><text:span text:style-name="T21">// Get the port on which the node's JMX server is listening</text:span></text:p>
      <text:p text:style-name="Code_20_block"><text:s text:c="2"/>public int getPort()</text:p>
      <text:p text:style-name="Code_20_block"/>
      <text:p text:style-name="Code_20_block"><text:s text:c="2"/><text:span text:style-name="T21">// Get the system information associated with the node at the time</text:span></text:p>
      <text:p text:style-name="Code_20_block"><text:s text:c="2"/><text:span text:style-name="T21">// it established the connection</text:span></text:p>
      <text:p text:style-name="Code_20_block"><text:s text:c="2"/>public JPPFSystemInformation getSystemInfo()</text:p>
      <text:p text:style-name="Code_20_block"/>
      <text:p text:style-name="Code_20_block"><text:s text:c="2"/><text:span text:style-name="T21">// Get the node's unique id (UUID)</text:span></text:p>
      <text:p text:style-name="Code_20_block"><text:s text:c="2"/>public String getId()</text:p>
      <text:p text:style-name="Code_20_block"/>
      <text:p text:style-name="Code_20_block"><text:s text:c="2"/><text:span text:style-name="T21">// Determine whether this information represents another driver,</text:span></text:p>
      <text:p text:style-name="Code_20_block"><text:s text:c="2"/><text:span text:style-name="T21">// connected as a peer to the current driver</text:span></text:p>
      <text:p text:style-name="Code_20_block"><text:s text:c="2"/>public boolean isDriver()</text:p>
      <text:p text:style-name="Code_20_block"/>
      <text:p text:style-name="Code_20_block"><text:s text:c="2"/><text:span text:style-name="T21">//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0">: </text:span><text:span text:style-name="T12">from the </text:span><text:span text:style-name="Code_20_char"><text:span text:style-name="T12">nodeConnected()</text:span></text:span><text:span text:style-name="T12"> method, you may refuse the connection by throwing a </text:span><text:a xlink:type="simple" xlink:href="http://docs.oracle.com/javase/7/docs/javadoc/5.2/index.html?java/lang/RuntimeException.html" text:style-name="Internet_20_link" text:visited-style-name="Visited_20_Internet_20_Link"><text:span text:style-name="T12">RuntimeException</text:span></text:a><text:span text:style-name="T12">. This will cause the JPPF driver to terminate the connection.</text:span></text:p>
      <text:p text:style-name="P1"/>
      <text:p text:style-name="P1">To deploy the extension:</text:p>
      <text:p text:style-name="P1"/>
      <text:list xml:id="list221728407184021" text:continue-list="list221728379183244" text:style-name="List_20_2">
        <text:list-item>
          <text:p text:style-name="P263">create a file named <text:span text:style-name="T1">org.jppf.server.event.NodeConnectionListener</text:span> in the <text:span text:style-name="T1">META-INF/services</text:span> folder</text:p>
        </text:list-item>
        <text:list-item>
          <text:p text:style-name="P256">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63">create a jar with your code and and service definition file and add it to the driver's classpath, or simply add your classes folder to the driver's classpath.</text:p>
        </text:list-item>
      </text:list>
      <text:p text:style-name="P1"/>
      <text:list xml:id="list221728407186575" text:continue-list="list221728401162563" text:style-name="Outline">
        <text:list-item>
          <text:list>
            <text:list-item>
              <text:list>
                <text:list-item>
                  <text:list>
                    <text:list-item>
                      <text:h text:style-name="P286" text:outline-level="4">JMX notifications</text:h>
                    </text:list-item>
                  </text:list>
                </text:list-item>
              </text:list>
            </text:list-item>
          </text:list>
        </text:list-item>
      </text:list>
      <text:p text:style-name="P144">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44"/>
      <text:p text:style-name="Code_20_block">public interface JPPFNodeConnectionNotifierMBean extends NotificationEmitter {</text:p>
      <text:p text:style-name="Code_20_block"><text:s text:c="2"/><text:span text:style-name="T21">//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1">// The type of notification which indicates that a node is connected</text:span></text:p>
      <text:p text:style-name="Code_20_block"><text:s text:c="2"/>String CONNECTED = "connected";</text:p>
      <text:p text:style-name="Code_20_block"/>
      <text:p text:style-name="Code_20_block"><text:s text:c="2"/><text:span text:style-name="T21">// The type of notification which indicates that a node is disconnected</text:span></text:p>
      <text:p text:style-name="Code_20_block"><text:s text:c="2"/>String DISCONNECTED = "disconnected";</text:p>
      <text:p text:style-name="Code_20_block">}</text:p>
      <text:p text:style-name="P144"/>
      <text:p text:style-name="P144">As we can see, this MBean doesn't have any method or attribute: if only sends notifications. <text:span text:style-name="T157">The notifications received from this MBean are of the standard type </text:span><text:a xlink:type="simple" xlink:href="https://docs.oracle.com/javase/7/docs/javadoc/5.2/index.html?javax/management/Notification.html" text:style-name="Internet_20_link" text:visited-style-name="Visited_20_Internet_20_Link"><text:span text:style-name="T157">Notification</text:span></text:a><text:span text:style-name="T157"> and should be interrpeted as follows:</text:span></text:p>
      <text:p text:style-name="P145"/>
      <text:list xml:id="list221728409176387" text:continue-list="list221728407184021" text:style-name="List_20_2">
        <text:list-item>
          <text:p text:style-name="P269"><text:span text:style-name="T157">the notification's </text:span><text:span text:style-name="Code_20_char"><text:span text:style-name="T157">getUserObject()</text:span></text:span><text:span text:style-name="T157"> method returns a </text:span><text:a xlink:type="simple" xlink:href="http://www.jppf.org/javadoc/5.2/index.html?org/jppf/management/JPPFManagementInfo.html" text:style-name="Internet_20_link" text:visited-style-name="Visited_20_Internet_20_Link"><text:span text:style-name="T157">JPPFManagementInfo</text:span></text:a><text:span text:style-name="T157"> object and the return value can be safely cast to this type.</text:span></text:p>
        </text:list-item>
        <text:list-item>
          <text:p text:style-name="P269"><text:span text:style-name="T157">the </text:span><text:span text:style-name="Code_20_char"><text:span text:style-name="T157">getType()</text:span></text:span><text:span text:style-name="T157">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57">CONNECTED</text:span></text:span><text:span text:style-name="T157"> or </text:span><text:span text:style-name="Code_20_char"><text:span text:style-name="T157">DISCONNECTED</text:span></text:span><text:span text:style-name="T157">.</text:span></text:p>
        </text:list-item>
        <text:list-item>
          <text:p text:style-name="P270">the getSource() method returns the value of the <text:span text:style-name="Code_20_char">MBEAN_NAME</text:span> constant.</text:p>
        </text:list-item>
      </text:list>
      <text:p text:style-name="P145"/>
      <text:p text:style-name="P146">Here is an example of notification listeners that processes node connection events via JMX:</text:p>
      <text:p text:style-name="P146"/>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1">//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1">// process node connected event ...</text:span></text:p>
      <text:p text:style-name="Code_20_block"><text:s text:c="8"/>break;</text:p>
      <text:p text:style-name="Code_20_block"><text:s text:c="6"/>case JPPFNodeConnectionNotifierMBean.DISCONNECTED:</text:p>
      <text:p text:style-name="Code_20_block"><text:s text:c="8"/><text:span text:style-name="T21">// process node disconnected event ...</text:span></text:p>
      <text:p text:style-name="Code_20_block"><text:s text:c="8"/>break;</text:p>
      <text:p text:style-name="Code_20_block"><text:s text:c="4"/>}</text:p>
      <text:p text:style-name="Code_20_block"><text:s text:c="2"/>}</text:p>
      <text:p text:style-name="Code_20_block">}</text:p>
      <text:p text:style-name="P146"/>
      <text:p text:style-name="P147">All that remains to do is to register this listener with a JMX connection, as in this example:</text:p>
      <text:p text:style-name="P147"/>
      <text:p text:style-name="P168">// create the client</text:p>
      <text:p text:style-name="Code_20_block">try (JPPFClient client = new JPPFClient()) {</text:p>
      <text:p text:style-name="Code_20_block"><text:s text:c="2"/><text:span text:style-name="T21">// obtain a working JMX connection to the server</text:span></text:p>
      <text:p text:style-name="P244"><text:s text:c="2"/>JMXDriverConnectionWrapper jmx =</text:p>
      <text:p text:style-name="P244"><text:s text:c="4"/>client.awaitWorkingConnectionPool().awaitWorkingJMXConnection();</text:p>
      <text:p text:style-name="Code_20_block"><text:s text:c="2"/><text:span text:style-name="T21">//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47"/>
      <text:p text:style-name="P147"/>
      <text:list xml:id="list221728413160429" text:continue-list="list221728407186575" text:style-name="Outline">
        <text:list-item>
          <text:list>
            <text:list-item>
              <text:list>
                <text:list-item>
                  <text:h text:style-name="P280" text:outline-level="3">Receiving the status of tasks di<text:span text:style-name="T147">s</text:span>pa<text:span text:style-name="T147">t</text:span>ched to or returned from the nodes</text:h>
                </text:list-item>
              </text:list>
            </text:list-item>
          </text:list>
        </text:list-item>
      </text:list>
      <text:p text:style-name="P141"><text:span text:style-name="T1">Note:</text:span> <text:span text:style-name="T11">as of JPPF v5.1 this extension supersedes "</text:span><text:a xlink:type="simple" xlink:href="#1.3.4.(deprecated) Receiving the status of tasks returning from the nodes|outline" text:style-name="Internet_20_link" text:visited-style-name="Visited_20_Internet_20_Link"><text:span text:style-name="T11">Receiving the status of tasks returning from the nodes</text:span></text:a><text:span text:style-name="T11">", which is now deprecated</text:span>.</text:p>
      <text:p text:style-name="P1"/>
      <text:p text:style-name="P120">Each time a set of tasks <text:span text:style-name="T153">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JobTasksListener.html" text:style-name="Internet_20_link" text:visited-style-name="Visited_20_Internet_20_Link"><text:span text:style-name="T147">JobTasksListener</text:span></text:a><text:span text:style-name="T147"> interface, defined as:</text:span></text:p>
      <text:p text:style-name="P122"/>
      <text:p text:style-name="P235">public interface <text:span text:style-name="T147">JobTasks</text:span>Listener {</text:p>
      <text:p text:style-name="P235"><text:s text:c="2"/><text:span text:style-name="T21">// Called when </text:span><text:span text:style-name="T47">tasks from </text:span><text:span text:style-name="T21">a job </text:span><text:span text:style-name="T47">are </text:span><text:span text:style-name="T21">dispatch</text:span><text:span text:style-name="T56">ed</text:span><text:span text:style-name="T21"> </text:span><text:span text:style-name="T47">to</text:span><text:span text:style-name="T21"> a node</text:span></text:p>
      <text:p text:style-name="P235"><text:s text:c="2"/>void <text:span text:style-name="T139">tasksDispatched</text:span>(<text:span text:style-name="T147">JobTasks</text:span>Event event);</text:p>
      <text:p text:style-name="P235"><text:s text:c="2"/><text:span text:style-name="T21">// Called when </text:span><text:span text:style-name="T47">tasks from </text:span><text:span text:style-name="T21">a job return from </text:span><text:span text:style-name="T47">the</text:span><text:span text:style-name="T21"> node</text:span></text:p>
      <text:p text:style-name="P235"><text:s text:c="2"/>void <text:span text:style-name="T139">tasks</text:span>Returned(<text:span text:style-name="T147">JobTasks</text:span>Event event);</text:p>
      <text:p text:style-name="P235">}</text:p>
      <text:p text:style-name="P124"/>
      <text:p text:style-name="P124">As we can see, the <text:span text:style-name="Code_20_char">tasksReturned()</text:span> method receives events of type <text:a xlink:type="simple" xlink:href="http://www.jppf.org/javadoc/5.2/index.html?org/jppf/job/JobTasksEvent.html" text:style-name="Internet_20_link" text:visited-style-name="Visited_20_Internet_20_Link"><text:span text:style-name="T147">JobTasksEvent</text:span></text:a>, defined as follows:</text:p>
      <text:p text:style-name="P124"/>
      <text:p text:style-name="P235">public class <text:span text:style-name="T147">JobTasks</text:span>Event extends EventObject {</text:p>
      <text:p text:style-name="P235"><text:s text:c="2"/><text:span text:style-name="T21">// Get the uuid of the job to which the tasks belong</text:span></text:p>
      <text:p text:style-name="P235"><text:s text:c="2"/>public String getJobUuid()</text:p>
      <text:p text:style-name="P235"><text:s text:c="2"/><text:span text:style-name="T21">// Get the name of the job to which the tasks belong</text:span></text:p>
      <text:p text:style-name="P235"><text:s text:c="2"/>public String getJobName()</text:p>
      <text:p text:style-name="P235"><text:s text:c="2"/><text:span text:style-name="T21">// Get the list of tasks that were </text:span><text:span text:style-name="T48">dispatched or </text:span><text:span text:style-name="T21">returned</text:span></text:p>
      <text:p text:style-name="P235"><text:s text:c="2"/>public List&lt;ServerTaskInformation&gt; getTasks()</text:p>
      <text:p text:style-name="P235"><text:s text:c="2"/><text:span text:style-name="T21">// Get the reason why the set of tasks was returned by a node</text:span></text:p>
      <text:p text:style-name="P235"><text:s text:c="2"/>public JobReturnReason getReturnReason()</text:p>
      <text:p text:style-name="P235"><text:s text:c="2"/><text:span text:style-name="T21">// Get the information on the node </text:span><text:span text:style-name="T48">where</text:span><text:span text:style-name="T21"> the tasks </text:span><text:span text:style-name="T48">were dispatched or </text:span><text:span text:style-name="T21">returned</text:span></text:p>
      <text:p text:style-name="P235"><text:s text:c="2"/>public JPPFManagementInfo getNodeInfo()</text:p>
      <text:p text:style-name="P235">}</text:p>
      <text:p text:style-name="P124"/>
      <text:p text:style-name="P126">The <text:span text:style-name="T141">m</text:span>ethod <text:span text:style-name="Code_20_char">get</text:span><text:span text:style-name="Code_20_char"><text:span text:style-name="T141">ReturnedTasks()</text:span></text:span><text:span text:style-name="T141"> returns a list of </text:span><text:a xlink:type="simple" xlink:href="http://www.jppf.org/javadoc/5.2/index.html?org/jppf/job/ServerTaskInformation.html" text:style-name="Internet_20_link" text:visited-style-name="Visited_20_Internet_20_Link"><text:span text:style-name="T141">ServerTaskInformation</text:span></text:a><text:span text:style-name="T141"> objects, providing details on individual tasks:</text:span></text:p>
      <text:p text:style-name="P126"/>
      <text:p text:style-name="P235">public class ServerTaskInformation implements Serializable {</text:p>
      <text:p text:style-name="P235"><text:s text:c="2"/><text:span text:style-name="T21">// Get the position of this task within the job submitted by the client</text:span></text:p>
      <text:p text:style-name="P235"><text:s text:c="2"/>public int getJobPosition()</text:p>
      <text:p text:style-name="P235"><text:s text:c="2"/><text:span text:style-name="T21">// Get the throwable raised during the processing of the task</text:span></text:p>
      <text:p text:style-name="P235"><text:s text:c="2"/>public Throwable getThrowable()</text:p>
      <text:p text:style-name="P235"><text:s text:c="2"/><text:span text:style-name="T21">// Get the number of times a dispatch of the task has expired</text:span></text:p>
      <text:p text:style-name="P235"><text:s text:c="2"/>public int getExpirationCount()</text:p>
      <text:p text:style-name="P235"><text:s text:c="2"/><text:span text:style-name="T21">// Get the maximum number of times the task can be resubmitted</text:span></text:p>
      <text:p text:style-name="P235"><text:s text:c="2"/>public int getMaxResubmits()</text:p>
      <text:p text:style-name="P235"><text:s text:c="2"/><text:span text:style-name="T21">// Get the number of times the task was resubmitted</text:span></text:p>
      <text:p text:style-name="P235"><text:s text:c="2"/>public int getResubmitCount()</text:p>
      <text:p text:style-name="P235">}</text:p>
      <text:p text:style-name="P128"/>
      <text:p text:style-name="P130">The method getReturnReason() provides a high-level indication of why the tasks w<text:span text:style-name="T145">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26"/>
      <text:p text:style-name="P235">public enum JobReturnReason {</text:p>
      <text:p text:style-name="P235"><text:s text:c="2"/><text:span text:style-name="T21">// The tasks were normally processed by the node</text:span></text:p>
      <text:p text:style-name="P235"><text:s text:c="2"/>RESULTS_RECEIVED,</text:p>
      <text:p text:style-name="P235"><text:s text:c="2"/><text:span text:style-name="T21">// The processing of the tasks took longer than the specified dispatch timeout</text:span></text:p>
      <text:p text:style-name="P235"><text:s text:c="2"/>DISPATCH_TIMEOUT,</text:p>
      <text:p text:style-name="P235"><text:s text:c="2"/><text:span text:style-name="T21">// An error occurred in the node which prevented the normal execution of the tasks</text:span></text:p>
      <text:p text:style-name="P235"><text:s text:c="2"/>NODE_PROCESSING_ERROR,</text:p>
      <text:p text:style-name="P235"><text:s text:c="2"/><text:span text:style-name="T21">// An error occurred in the driver while processing the results returned by the node</text:span></text:p>
      <text:p text:style-name="P235"><text:s text:c="2"/>DRIVER_PROCESSING_ERROR,</text:p>
      <text:p text:style-name="P235"><text:s text:c="2"/><text:span text:style-name="T21">// </text:span><text:span text:style-name="T46">T</text:span><text:span text:style-name="T21">he connection between node and server was severed before results could be returned</text:span></text:p>
      <text:p text:style-name="P235"><text:s text:c="2"/>NODE_CHANNEL_ERROR</text:p>
      <text:p text:style-name="P235">}</text:p>
      <text:p text:style-name="P124"/>
      <text:p text:style-name="P141">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64"><text:span text:style-name="T149">The f</text:span>ollowing <text:span text:style-name="T150">code </text:span>is an example listener which prints out <text:span text:style-name="T142">its </text:span>event<text:span text:style-name="T142">s</text:span> to the console:</text:p>
      <text:p text:style-name="P132"/>
      <text:p text:style-name="P238">public class My<text:span text:style-name="T151">JobTasks</text:span>Listener implements <text:span text:style-name="T151">JobTasks</text:span>Listener {</text:p>
      <text:p text:style-name="P238"><text:s text:c="2"/>public My<text:span text:style-name="T151">JobTasks</text:span>Listener() {</text:p>
      <text:p text:style-name="P236"><text:s text:c="4"/>System.out.println("in My<text:span text:style-name="T148">JobTasks</text:span>Listener()"); <text:span text:style-name="T21">// displayed at driver startup time</text:span></text:p>
      <text:p text:style-name="P235"><text:s text:c="2"/>}</text:p>
      <text:p text:style-name="P235"/>
      <text:p text:style-name="P235"><text:s text:c="2"/>@Override public void tasks<text:span text:style-name="T148">Dispatched</text:span>(TaskReturnEvent event) {</text:p>
      <text:p text:style-name="P235"><text:s text:c="4"/><text:span text:style-name="T148">printEvent(event);</text:span></text:p>
      <text:p text:style-name="P235"><text:s text:c="2"/>}</text:p>
      <text:p text:style-name="P235"/>
      <text:p text:style-name="P236"><text:s text:c="2"/>@Override public void tasksReturned(TaskReturnEvent event) {</text:p>
      <text:p text:style-name="P236"><text:s text:c="4"/><text:span text:style-name="T148">printEvent(event);</text:span></text:p>
      <text:p text:style-name="P236"><text:s text:c="2"/>}</text:p>
      <text:p text:style-name="P236"/>
      <text:p text:style-name="P236"><text:s text:c="2"/><text:span text:style-name="T148">private</text:span> void <text:span text:style-name="T148">printEvent</text:span>(<text:span text:style-name="T148">JobTasks</text:span>Event event) {</text:p>
      <text:p text:style-name="P236"><text:s text:c="4"/>System.out.printf("tasksReturned() : name=%s, uuid=%s, reason=%s, node=%s,</text:p>
      <text:p text:style-name="P236"><text:s text:c="6"/>%d tasks=%s%n", event.getJobName(), event.getJobUuid(), event.getReturnReason(),</text:p>
      <text:p text:style-name="P237"><text:s text:c="6"/>event.getNodeInfo(), event.getTasks().size(), event.getTasks());</text:p>
      <text:p text:style-name="P236"><text:s text:c="2"/>}</text:p>
      <text:p text:style-name="P236">}</text:p>
      <text:p text:style-name="P132"/>
      <text:p text:style-name="P134">and here is an example output:</text:p>
      <text:p text:style-name="P134"/>
      <text:p text:style-name="P235">tasksReturned() : name=my job, uuid=job_uuid, reason=RESULTS_RECEIVED,</text:p>
      <text:p text:style-name="P239">node=JPPFManagementInfo[192.168.1.24:12001, type=node|MASTER, local=false, secure=false, uuid=node_uuid], 1 tasks=[ServerTaskInformation[jobPosition=85, <text:span text:style-name="T152">throwable=null,</text:span></text:p>
      <text:p text:style-name="P239">expirationCount=0, maxResubmits=1, resubmitCount=0]]</text:p>
      <text:p text:style-name="P134"/>
      <text:p text:style-name="P137">Lastly, there are two ways to integrate a <text:a xlink:type="simple" xlink:href="http://www.jppf.org/javadoc/5.2/index.html?org/jppf/job/JobTasksListener.html" text:style-name="Internet_20_link" text:visited-style-name="Visited_20_Internet_20_Link"><text:span text:style-name="T147">JobTasksListener</text:span></text:a> with the JPPF driver:</text:p>
      <text:p text:style-name="P136"/>
      <text:p text:style-name="P45">1) Using the JPPFDriver API</text:p>
      <text:p text:style-name="P136"/>
      <text:p text:style-name="P136">This can be done by calling the method <text:a xlink:type="simple" xlink:href="http://www.jppf.org/javadoc/5.2/org/jppf/server/JPPFDriver.html#getJobTasksListenerManager()" text:style-name="Internet_20_link" text:visited-style-name="Visited_20_Internet_20_Link"><text:span text:style-name="T149">getJobTasksListenerManager()</text:span></text:a> on the <text:a xlink:type="simple" xlink:href="http://www.jppf.org/javadoc/5.2/index.html?org/jppf/server/JPPFDriver.html" text:style-name="Internet_20_link" text:visited-style-name="Visited_20_Internet_20_Link">JPPFDriver</text:a> singleton instance, <text:span text:style-name="T143">from another driver plugin, add-on or extension. For instance, as in this </text:span><text:a xlink:type="simple" xlink:href="#1.2.2.2.Server startup classes|outline" text:style-name="Internet_20_link" text:visited-style-name="Visited_20_Internet_20_Link"><text:span text:style-name="T143">driver startup class</text:span></text:a><text:span text:style-name="T143">:</text:span></text:p>
      <text:p text:style-name="P136"/>
      <text:p text:style-name="P235">public class MyDriverStartup implements JPPFDriverStartupSPI {</text:p>
      <text:p text:style-name="P235"><text:s text:c="2"/>@Override</text:p>
      <text:p text:style-name="P235"><text:s text:c="2"/>public void run() {</text:p>
      <text:p text:style-name="P235"><text:s text:c="4"/><text:span text:style-name="T21">// get the object which manages task return listeners</text:span></text:p>
      <text:p text:style-name="P237"><text:s text:c="4"/><text:span text:style-name="T8">JobTasksListener</text:span><text:span text:style-name="T1">Manager manager =</text:span></text:p>
      <text:p text:style-name="P237"><text:span text:style-name="T1"><text:s text:c="6"/>JPPFDriver.getInstance().get</text:span><text:span text:style-name="T8">Job</text:span><text:span text:style-name="T1">Task</text:span><text:span text:style-name="T8">sListener</text:span><text:span text:style-name="T1">Manager();</text:span></text:p>
      <text:p text:style-name="P235"><text:s text:c="4"/><text:span text:style-name="T21">// register a new TaskReturnListener</text:span></text:p>
      <text:p text:style-name="P235"><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37"><text:s text:c="6"/>@Override</text:p>
      <text:p text:style-name="P237"><text:s text:c="6"/>public void tasks<text:span text:style-name="T149">Dispatched</text:span>(<text:span text:style-name="T149">Job</text:span>Task<text:span text:style-name="T149">s</text:span>Event event) { ... }</text:p>
      <text:p text:style-name="P237"><text:s text:c="6"/>@Override</text:p>
      <text:p text:style-name="P237"><text:s text:c="6"/>public void tasksReturned(<text:span text:style-name="T149">Job</text:span>Task<text:span text:style-name="T149">s</text:span>Event event) { ... }</text:p>
      <text:p text:style-name="P237"><text:s text:c="4"/>});</text:p>
      <text:p text:style-name="P235"><text:s text:c="2"/>}</text:p>
      <text:p text:style-name="P235">}</text:p>
      <text:p text:style-name="P136"/>
      <text:p text:style-name="P139">Note that you will need to have the jppf-server.jar file in your build path fir this code to compile.</text:p>
      <text:p text:style-name="P136"/>
      <text:p text:style-name="P24">2) Using the Service Provider Interface (SPI)</text:p>
      <text:p text:style-name="P139"/>
      <text:p text:style-name="P140">To register the <text:a xlink:type="simple" xlink:href="http://www.jppf.org/javadoc/5.2/index.html?org/jppf/job/JobTasksListener.html" text:style-name="Internet_20_link" text:visited-style-name="Visited_20_Internet_20_Link"><text:span text:style-name="T147">JobTasksListener</text:span></text:a><text:span text:style-name="T147">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1">Job</text:span>Task<text:span text:style-name="T151">s</text:span>Listener1 and My<text:span text:style-name="T151">Job</text:span>Task<text:span text:style-name="T151">s</text:span>Listener2 in the test1 and test2 packages, respectively, then the service definiton file should contain:</text:p>
      <text:p text:style-name="P139"/>
      <text:p text:style-name="P238">test1.My<text:span text:style-name="T151">JobTasks</text:span>Listener1</text:p>
      <text:p text:style-name="P238">test<text:span text:style-name="T144">2</text:span>.My<text:span text:style-name="T151">JobTasks</text:span>Listener2</text:p>
      <text:p text:style-name="P136"/>
      <text:p text:style-name="P139">Note that, to work with the SPI, each implementation <text:span text:style-name="T11">must</text:span> have a no-args constructor, whether implicit or explicit.</text:p>
      <text:list xml:id="list221728429166094" text:continue-numbering="true" text:style-name="Outline">
        <text:list-item>
          <text:list>
            <text:list-item>
              <text:list>
                <text:list-item>
                  <text:h text:style-name="P281" text:outline-level="3"><text:span text:style-name="T146">(deprecated) </text:span>Receiving the status of tasks returning from the nodes</text:h>
                </text:list-item>
              </text:list>
            </text:list-item>
          </text:list>
        </text:list-item>
      </text:list>
      <text:p text:style-name="P142"><text:span text:style-name="T1">Deprecation notice:</text:span> <text:span text:style-name="T11">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1">Receiving the status of tasks dispatched to or returned from the nodes</text:span></text:a><text:span text:style-name="T11">". <text:s/>Though It will continue to work until it is removed in the next version, it is st</text:span><text:span text:style-name="T14">r</text:span><text:span text:style-name="T11">ongly recommen</text:span><text:span text:style-name="T14">d</text:span><text:span text:style-name="T11">ed that you upgrade to the new extension</text:span>.</text:p>
      <text:p text:style-name="P119"/>
      <text:p text:style-name="P119">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39">TaskReturnListener</text:span></text:a><text:span text:style-name="T139"> interface, defined as:</text:span></text:p>
      <text:p text:style-name="P121"/>
      <text:p text:style-name="Code_20_block">public interface TaskReturnListener {</text:p>
      <text:p text:style-name="Code_20_block"><text:s text:c="2"/><text:span text:style-name="T21">// Called when a job dispatch returns from a node</text:span></text:p>
      <text:p text:style-name="Code_20_block"><text:s text:c="2"/>void <text:span text:style-name="T139">tasks</text:span>Returned(TaskReturnEvent event);</text:p>
      <text:p text:style-name="Code_20_block">}</text:p>
      <text:p text:style-name="P123"/>
      <text:p text:style-name="P123">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23"/>
      <text:p text:style-name="Code_20_block">public class TaskReturnEvent extends EventObject {</text:p>
      <text:p text:style-name="Code_20_block"><text:s text:c="2"/><text:span text:style-name="T21">// Get the uuid of the job to which the tasks belong</text:span></text:p>
      <text:p text:style-name="Code_20_block"><text:s text:c="2"/>public String getJobUuid()</text:p>
      <text:p text:style-name="Code_20_block"/>
      <text:p text:style-name="Code_20_block"><text:s text:c="2"/><text:span text:style-name="T21">// Get the name of the job to which the tasks belong</text:span></text:p>
      <text:p text:style-name="Code_20_block"><text:s text:c="2"/>public String getJobName()</text:p>
      <text:p text:style-name="Code_20_block"/>
      <text:p text:style-name="Code_20_block"><text:s text:c="2"/><text:span text:style-name="T21">// Get the list of tasks that were returned</text:span></text:p>
      <text:p text:style-name="Code_20_block"><text:s text:c="2"/>public List&lt;ServerTaskInformation&gt; get<text:span text:style-name="T140">Returned</text:span>Tasks()</text:p>
      <text:p text:style-name="Code_20_block"/>
      <text:p text:style-name="Code_20_block"><text:s text:c="2"/><text:span text:style-name="T21">// Get the reason why the set of tasks was returned by a node</text:span></text:p>
      <text:p text:style-name="Code_20_block"><text:s text:c="2"/>public JobReturnReason getReturnReason()</text:p>
      <text:p text:style-name="Code_20_block"/>
      <text:p text:style-name="Code_20_block"><text:s text:c="2"/><text:span text:style-name="T21">// Get the information on the node </text:span><text:span text:style-name="T45">from</text:span><text:span text:style-name="T21"> which the tasks returned</text:span></text:p>
      <text:p text:style-name="Code_20_block"><text:s text:c="2"/>public JPPFManagementInfo getNodeInfo()</text:p>
      <text:p text:style-name="Code_20_block">}</text:p>
      <text:p text:style-name="P123"/>
      <text:p text:style-name="P125">The <text:span text:style-name="T141">m</text:span>ethod <text:span text:style-name="Code_20_char">get</text:span><text:span text:style-name="Code_20_char"><text:span text:style-name="T141">ReturnedTasks()</text:span></text:span><text:span text:style-name="T141"> returns a list of </text:span><text:a xlink:type="simple" xlink:href="http://www.jppf.org/javadoc/5.2/index.html?org/jppf/job/ServerTaskInformation.html" text:style-name="Internet_20_link" text:visited-style-name="Visited_20_Internet_20_Link"><text:span text:style-name="T141">ServerTaskInformation</text:span></text:a><text:span text:style-name="T141"> objects, providing details on individual tasks:</text:span></text:p>
      <text:p text:style-name="P125"/>
      <text:p text:style-name="Code_20_block">public class ServerTaskInformation implements Serializable {</text:p>
      <text:p text:style-name="Code_20_block"><text:s text:c="2"/><text:span text:style-name="T21">// Get the position of this task within the job submitted by the client</text:span></text:p>
      <text:p text:style-name="Code_20_block"><text:s text:c="2"/>public int getJobPosition()</text:p>
      <text:p text:style-name="Code_20_block"><text:s text:c="2"/><text:span text:style-name="T21">// Get the throwable raised during the processing of the task</text:span></text:p>
      <text:p text:style-name="Code_20_block"><text:s text:c="2"/>public Throwable getThrowable()</text:p>
      <text:p text:style-name="Code_20_block"><text:s text:c="2"/><text:span text:style-name="T21">// Get the number of times a dispatch of the task has expired</text:span></text:p>
      <text:p text:style-name="Code_20_block"><text:s text:c="2"/>public int getExpirationCount()</text:p>
      <text:p text:style-name="Code_20_block"><text:s text:c="2"/><text:span text:style-name="T21">// Get the maximum number of times the task can be resubmitted</text:span></text:p>
      <text:p text:style-name="Code_20_block"><text:s text:c="2"/>public int getMaxResubmits()</text:p>
      <text:p text:style-name="Code_20_block"><text:s text:c="2"/><text:span text:style-name="T21">// Get the number of times the task was resubmitted</text:span></text:p>
      <text:p text:style-name="Code_20_block"><text:s text:c="2"/>public int getResubmitCount()</text:p>
      <text:p text:style-name="Code_20_block">}</text:p>
      <text:p text:style-name="P127"/>
      <text:p text:style-name="P129">The method getReturnReason() provides a high-level indication of why the tasks w<text:span text:style-name="T145">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25"/>
      <text:p text:style-name="Code_20_block">public enum JobReturnReason {</text:p>
      <text:p text:style-name="Code_20_block"><text:s text:c="2"/><text:span text:style-name="T21">// The tasks were normally processed by the node</text:span></text:p>
      <text:p text:style-name="Code_20_block"><text:s text:c="2"/>RESULTS_RECEIVED,</text:p>
      <text:p text:style-name="Code_20_block"><text:s text:c="2"/><text:span text:style-name="T21">// The processing of the tasks took longer than the specified dispatch timeout</text:span></text:p>
      <text:p text:style-name="Code_20_block"><text:s text:c="2"/>DISPATCH_TIMEOUT,</text:p>
      <text:p text:style-name="Code_20_block"><text:s text:c="2"/><text:span text:style-name="T21">// An error occurred in the node which prevented the normal execution of the tasks</text:span></text:p>
      <text:p text:style-name="Code_20_block"><text:s text:c="2"/>NODE_PROCESSING_ERROR,</text:p>
      <text:p text:style-name="Code_20_block"><text:s text:c="2"/><text:span text:style-name="T21">// An error occurred in the driver while processing the results returned by the node</text:span></text:p>
      <text:p text:style-name="Code_20_block"><text:s text:c="2"/>DRIVER_PROCESSING_ERROR,</text:p>
      <text:p text:style-name="Code_20_block"><text:s text:c="2"/><text:span text:style-name="T21">// </text:span><text:span text:style-name="T46">T</text:span><text:span text:style-name="T21">he connection between node and server was severed before results could be returned</text:span></text:p>
      <text:p text:style-name="Code_20_block"><text:s text:c="2"/>NODE_CHANNEL_ERROR</text:p>
      <text:p text:style-name="Code_20_block">}</text:p>
      <text:p text:style-name="P123"/>
      <text:p text:style-name="P131"/>
      <text:p text:style-name="P165">Following is an example listener which prints out <text:span text:style-name="T142">its </text:span>event<text:span text:style-name="T142">s</text:span> to the console:</text:p>
      <text:p text:style-name="P131"/>
      <text:p text:style-name="Code_20_block">public class MyTaskReturnListener implements TaskReturnListener {</text:p>
      <text:p text:style-name="Code_20_block"><text:s text:c="2"/>public MyTaskReturnListener() {</text:p>
      <text:p text:style-name="Code_20_block"><text:s text:c="4"/><text:span text:style-name="T21">//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33"><text:s text:c="4"/>System.out.printf(</text:p>
      <text:p text:style-name="P233"><text:s text:c="6"/>"tasksReturned() : name=%s, uuid=%s, reason=%s, node=%s, %d tasks=%s%n",</text:p>
      <text:p text:style-name="P233"><text:s text:c="6"/>event.getJobName(), event.getJobUuid(), event.getReturnReason(),</text:p>
      <text:p text:style-name="P233"><text:s text:c="6"/>event.getNodeInfo(), tasks.size(), tasks);</text:p>
      <text:p text:style-name="Code_20_block"><text:s text:c="2"/>}</text:p>
      <text:p text:style-name="Code_20_block">}</text:p>
      <text:p text:style-name="P131"/>
      <text:p text:style-name="P133">and here is an example output:</text:p>
      <text:p text:style-name="P133"/>
      <text:p text:style-name="Code_20_block">tasksReturned() : name=my job, uuid=job_uuid, reason=RESULTS_RECEIVED,</text:p>
      <text:p text:style-name="P234">node=JPPFManagementInfo[192.168.1.24:12001, type=node|MASTER, local=false, secure=false, uuid=node_uuid], 1 tasks=[ServerTaskInformation[jobPosition=85, throwable=null, </text:p>
      <text:p text:style-name="P234">expirationCount=0, maxResubmits=1, resubmitCount=0]]</text:p>
      <text:p text:style-name="P133"/>
      <text:p text:style-name="P135">Lastly, there are two ways to integrate a <text:a xlink:type="simple" xlink:href="http://www.jppf.org/javadoc/5.2/index.html?org/jppf/job/TaskReturnListener.html" text:style-name="Internet_20_link" text:visited-style-name="Visited_20_Internet_20_Link"><text:span text:style-name="T139">TaskReturnListener</text:span></text:a> with the JPPF driver:</text:p>
      <text:p text:style-name="P135"/>
      <text:p text:style-name="P44">1) Using the JPPFDriver API</text:p>
      <text:p text:style-name="P135"/>
      <text:p text:style-name="P135">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43">from another driver plugin, add-on or extension. For instance, as in this </text:span><text:a xlink:type="simple" xlink:href="#1.2.2.2.Server startup classes|outline" text:style-name="Internet_20_link" text:visited-style-name="Visited_20_Internet_20_Link"><text:span text:style-name="T143">driver startup class</text:span></text:a><text:span text:style-name="T143">:</text:span></text:p>
      <text:p text:style-name="P135"/>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1">//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1">//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35"/>
      <text:p text:style-name="P138">Note that you will need to have the jppf-server.jar file in your build path fir this code to compile.</text:p>
      <text:p text:style-name="P135"/>
      <text:p text:style-name="P23">2) Using the Service Provider Interface (SPI)</text:p>
      <text:p text:style-name="P138"/>
      <text:p text:style-name="P138">To register the <text:a xlink:type="simple" xlink:href="http://www.jppf.org/javadoc/5.2/index.html?org/jppf/job/TaskReturnListener.html" text:style-name="Internet_20_link" text:visited-style-name="Visited_20_Internet_20_Link"><text:span text:style-name="T139">TaskReturnListener</text:span></text:a><text:span text:style-name="T139">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38"/>
      <text:p text:style-name="Code_20_block">test1. MyTaskReturnListener1</text:p>
      <text:p text:style-name="Code_20_block">test<text:span text:style-name="T144">2</text:span>. MyTaskReturnListener2</text:p>
      <text:p text:style-name="P135"/>
      <text:p text:style-name="P138">Note that, to work with the SPI, each implementation <text:span text:style-name="T11">must</text:span> have a no-args constructor, whether implicit or explicit.</text:p>
      <text:p text:style-name="P138"/>
      <text:list xml:id="list221728442182077" text:continue-numbering="true" text:style-name="Outline">
        <text:list-item>
          <text:list>
            <text:list-item>
              <text:list>
                <text:list-item>
                  <text:h text:style-name="P280" text:outline-level="3">Receiving server statistics events</text:h>
                </text:list-item>
              </text:list>
            </text:list-item>
          </text:list>
        </text:list-item>
      </text:list>
      <text:p text:style-name="P153"><text:span text:style-name="Note">Reminder</text:span>: if you are not familiar with the server statistics API, please refer to the section "<text:span text:style-name="SectionRef"><text:span text:style-name="T172">Development Guide &gt; The JPPF statistics API</text:span></text:span>" of this use<text:span text:style-name="T171">r</text:span> guide.</text:p>
      <text:list xml:id="list221728443168678"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4">To receive notifications of changes in the server stati<text:span text:style-name="T176">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54"/>
      <text:p text:style-name="Code_20_block">public abstract class JPPFFilteredStatisticsListener implements JPPFStatisticsListener {</text:p>
      <text:p text:style-name="Code_20_block"><text:s text:c="2"/><text:span text:style-name="T21">// Get an optional filter to associate with this listener</text:span></text:p>
      <text:p text:style-name="Code_20_block"><text:s text:c="2"/>public JPPFStatistics.Filter getFilter()</text:p>
      <text:p text:style-name="Code_20_block">}</text:p>
      <text:p text:style-name="P154"/>
      <text:p text:style-name="P154">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54"/>
      <text:p text:style-name="Code_20_block">public class JPPFStatistics implements Serializable, Iterable&lt;JPPFSnapshot&gt; {</text:p>
      <text:p text:style-name="Code_20_block"><text:s text:c="2"/><text:span text:style-name="T21">// A filter interface for snapshots</text:span></text:p>
      <text:p text:style-name="Code_20_block"><text:s text:c="2"/>public interface Filter {</text:p>
      <text:p text:style-name="Code_20_block"><text:s text:c="4"/><text:span text:style-name="T21">// Determines whether the specified snapshot is accepted by this filter</text:span></text:p>
      <text:p text:style-name="Code_20_block"><text:s text:c="4"/>boolean accept(JPPFSnapshot snapshot);</text:p>
      <text:p text:style-name="Code_20_block"><text:s text:c="2"/>}</text:p>
      <text:p text:style-name="Code_20_block">}</text:p>
      <text:p text:style-name="P154"/>
      <text:p text:style-name="P154">The statistics listener will only receive events for the snaphots accepted by the filter. If it is <text:span text:style-name="Code_20_char">null</text:span>, then it will receive events for all the snapshots.</text:p>
      <text:p text:style-name="P154"/>
      <text:p text:style-name="P154"><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54"/>
      <text:p text:style-name="Code_20_block">public interface JPPFStatisticsListener extends EventListener {</text:p>
      <text:p text:style-name="Code_20_block"><text:s text:c="2"/><text:span text:style-name="T21">// Called when a new snapshot is created</text:span></text:p>
      <text:p text:style-name="Code_20_block"><text:s text:c="2"/>void snapshotAdded(JPPFStatisticsEvent event);</text:p>
      <text:p text:style-name="Code_20_block"/>
      <text:p text:style-name="Code_20_block"><text:s text:c="2"/><text:span text:style-name="T21">// Called when a snapshot is removed</text:span></text:p>
      <text:p text:style-name="Code_20_block"><text:s text:c="2"/>void snapshotRemoved(JPPFStatisticsEvent event);</text:p>
      <text:p text:style-name="Code_20_block"/>
      <text:p text:style-name="Code_20_block"><text:s text:c="2"/><text:span text:style-name="T21">// Called when a snapshot is updated</text:span></text:p>
      <text:p text:style-name="Code_20_block"><text:s text:c="2"/>void snapshotUpdated(JPPFStatisticsEvent event);</text:p>
      <text:p text:style-name="Code_20_block">}</text:p>
      <text:p text:style-name="P154"/>
      <text:p text:style-name="P155">Each <text:a xlink:type="simple" xlink:href="http://www.jppf.org/javadoc/5.2/index.html?org/jppf/utils/stats/JPPFStatisticsEvent.html" text:style-name="Internet_20_link" text:visited-style-name="Visited_20_Internet_20_Link">JPPFStatisticEvent</text:a> object prov<text:span text:style-name="T173">i</text:span>des the following information:</text:p>
      <text:p text:style-name="P154"/>
      <text:p text:style-name="Code_20_block">public class JPPFStatisticsEvent extends EventObject {</text:p>
      <text:p text:style-name="Code_20_block"><text:s text:c="2"/><text:span text:style-name="T21">// Get the statistics source of this event</text:span></text:p>
      <text:p text:style-name="Code_20_block"><text:s text:c="2"/>public JPPFStatistics getStatistics()</text:p>
      <text:p text:style-name="Code_20_block"/>
      <text:p text:style-name="Code_20_block"><text:s text:c="2"/><text:span text:style-name="T21">// Get the snapshot that was created, removed or updated</text:span></text:p>
      <text:p text:style-name="Code_20_block"><text:s text:c="2"/>public JPPFSnapshot getSnapshot()</text:p>
      <text:p text:style-name="Code_20_block">}</text:p>
      <text:p text:style-name="P154"/>
      <text:p text:style-name="P156"><text:span text:style-name="Note">Note</text:span>: since updates <text:span text:style-name="T174">to</text:span> the statistics in the server have a very high frequency, it is recommended to make the listener methods as short as possible, with regards to their execution time. <text:span text:style-name="T174">This will</text:span> avoid a significant impact to he server performance. If you can't avoid it, then you may consider posting the events into a queue for asynchronuos processing in a separate thread.</text:p>
      <text:list xml:id="list221728448179902"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57">The deployment of a statistics is done via the Service Provider Interface (SPI):</text:p>
      <text:p text:style-name="P157"/>
      <text:list xml:id="list221728448189364" text:continue-list="list221728396189692" text:style-name="List_20_1">
        <text:list-item>
          <text:p text:style-name="P271">create a file named "<text:span text:style-name="T1">org.jppf.utils.stats.JPPFFilteredStatisticsListener</text:span>" in the <text:span text:style-name="T1">META-INF/services</text:span><text:span text:style-name="T73"> folder</text:span></text:p>
        </text:list-item>
        <text:list-item>
          <text:p text:style-name="P271">in this file add a line containing the fully qualified name of your listener implementation class, for instance "mypackage.MyClass"</text:p>
        </text:list-item>
        <text:list-item>
          <text:p text:style-name="P271">inlcude the jar file or class folder containing both your implementation and service in th eserver's classpath</text:p>
        </text:list-item>
      </text:list>
      <text:p text:style-name="P157"/>
      <text:list xml:id="list221728449179333" text:continue-list="list221728448179902" text:style-name="Outline">
        <text:list-item>
          <text:list>
            <text:list-item>
              <text:list>
                <text:list-item>
                  <text:list>
                    <text:list-item>
                      <text:h text:style-name="P286" text:outline-level="4">Full example</text:h>
                    </text:list-item>
                  </text:list>
                </text:list-item>
              </text:list>
            </text:list-item>
          </text:list>
        </text:list-item>
      </text:list>
      <text:p text:style-name="P157">Let's write a statistics listener which prints all the events it receives to the output console:</text:p>
      <text:p text:style-name="P157"/>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57"/>
      <text:p text:style-name="P158">Now, for the server to register this listener, we create the file:</text:p>
      <text:p text:style-name="P158">"<text:span text:style-name="T10">META-INF/services/org.jppf.utils.stats.JPPFFilteredStatisticsListener</text:span><text:span text:style-name="T175">"</text:span></text:p>
      <text:p text:style-name="P158">with the following single line: "<text:span text:style-name="T1">test.stats.MyStatisticsListener</text:span>"</text:p>
      <text:p text:style-name="P158"/>
      <text:p text:style-name="P158">Our listener is now ready to be deployed.</text:p>
      <text:p text:style-name="P157"/>
      <text:list xml:id="list221728452186212" text:continue-numbering="true" text:style-name="Outline">
        <text:list-item>
          <text:list>
            <text:list-item>
              <text:h text:style-name="P277"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221728452188800"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1">// Called when the node has finished initializing,</text:span></text:p>
      <text:p text:style-name="Code_20_block"><text:s text:c="2"/><text:span text:style-name="T21">// and before it starts processing jobs</text:span></text:p>
      <text:p text:style-name="Code_20_block"><text:s text:c="2"/>void nodeStarting(NodeLifeCycleEvent event);</text:p>
      <text:p text:style-name="Code_20_block"/>
      <text:p text:style-name="Code_20_block"><text:s text:c="2"/><text:span text:style-name="T21">// Called when the node is terminating</text:span></text:p>
      <text:p text:style-name="Code_20_block"><text:s text:c="2"/>void nodeEnding(NodeLifeCycleEvent event);</text:p>
      <text:p text:style-name="P199"/>
      <text:p text:style-name="P199"><text:s text:c="2"/><text:span text:style-name="T21">// Called when the node has loaded a job header and before</text:span></text:p>
      <text:p text:style-name="P199"><text:s text:c="2"/><text:span text:style-name="T21">// the DataProvider or any of the tasks has been loaded</text:span></text:p>
      <text:p text:style-name="P199"><text:s text:c="2"/>void jobHeaderLoaded(NodeLifeCycleEvent event);</text:p>
      <text:p text:style-name="Code_20_block"/>
      <text:p text:style-name="Code_20_block"><text:s text:c="2"/><text:span text:style-name="T21">// Called before the node starts processing a job</text:span></text:p>
      <text:p text:style-name="Code_20_block"><text:s text:c="2"/>void jobStarting(NodeLifeCycleEvent event);</text:p>
      <text:p text:style-name="Code_20_block"/>
      <text:p text:style-name="Code_20_block"><text:s text:c="2"/><text:span text:style-name="T21">// Called after the node finishes processing a job</text:span></text:p>
      <text:p text:style-name="Code_20_block"><text:s text:c="2"/>void jobEnding(NodeLifeCycleEvent event);</text:p>
      <text:p text:style-name="P241"/>
      <text:p text:style-name="P241"><text:s text:c="2"/><text:span text:style-name="T21">// </text:span><text:span text:style-name="T49">Called after the node has sent the results of a job to the server </text:span><text:span text:style-name="T50">and before it</text:span></text:p>
      <text:p text:style-name="P242"><text:span text:style-name="T50"><text:s text:c="2"/>// receives the next job. </text:span><text:span text:style-name="T51">The node is fully idle at this point.</text:span></text:p>
      <text:p text:style-name="P240"><text:s text:c="2"/>void <text:span text:style-name="T154">beforeNextJob</text:span>(NodeLifeCycleEvent event);</text:p>
      <text:p text:style-name="P240">}</text:p>
      <text:p text:style-name="Standard"/>
      <text:p text:style-name="P148">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188"><text:s text:c="2"/><text:span text:style-name="T21">// Get the object representing the current JPPF node</text:span></text:p>
      <text:p text:style-name="P188"><text:s text:c="2"/>public Node getNode()</text:p>
      <text:p text:style-name="P188"/>
      <text:p text:style-name="P188"><text:s text:c="2"/><text:span text:style-name="T21">// </text:span><text:span text:style-name="T24">The type of this event</text:span></text:p>
      <text:p text:style-name="P188"><text:s text:c="2"/>public <text:span text:style-name="T79">NodeLifeCycleEventType</text:span> get<text:span text:style-name="T79">Type</text:span>()</text:p>
      <text:p text:style-name="P188"/>
      <text:p text:style-name="P188"><text:s text:c="2"/><text:span text:style-name="T21">// Get the job currently being executed</text:span></text:p>
      <text:p text:style-name="Code_20_block"><text:s text:c="2"/>public JPPFDistributedJob getJob();</text:p>
      <text:p text:style-name="Code_20_block"/>
      <text:p text:style-name="Code_20_block"><text:s text:c="2"/><text:span text:style-name="T21">// Get the tasks currently being executed</text:span></text:p>
      <text:p text:style-name="Code_20_block"><text:s text:c="2"/>public List&lt;Task&gt; getTasks();</text:p>
      <text:p text:style-name="Code_20_block"/>
      <text:p text:style-name="Code_20_block"><text:s text:c="2"/><text:span text:style-name="T21">// Get the data provider for the job</text:span></text:p>
      <text:p text:style-name="Code_20_block"><text:s text:c="2"/>public DataProvider getDataProvider();</text:p>
      <text:p text:style-name="Code_20_block"/>
      <text:p text:style-name="Code_20_block"><text:s text:c="2"/><text:span text:style-name="T21">// Get the class loader used to load the tasks and</text:span></text:p>
      <text:p text:style-name="P168"><text:s text:c="2"/>// the classes they need from the client</text:p>
      <text:p text:style-name="Code_20_block"><text:s text:c="2"/><text:span text:style-name="T76">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79">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79">NodeLifeCycleEventType</text:span></text:a><text:span text:style-name="T79">, defined as follows:</text:span></text:p>
      <text:p text:style-name="P46"/>
      <text:p text:style-name="Standard"/>
      <text:p text:style-name="P167">public enum NodeLifeCycleEventType {</text:p>
      <text:p text:style-name="Code_20_block"><text:span text:style-name="T79"><text:s text:c="2"/></text:span><text:span text:style-name="T24">// nodeStarting() notification</text:span></text:p>
      <text:p text:style-name="P189"><text:s text:c="2"/>NODE_STARTING,</text:p>
      <text:p text:style-name="Code_20_block"/>
      <text:p text:style-name="Code_20_block"><text:span text:style-name="T79"><text:s text:c="2"/></text:span><text:span text:style-name="T24">// nodeEnding() notification</text:span></text:p>
      <text:p text:style-name="P189"><text:s text:c="2"/>NODE_ENDING,</text:p>
      <text:p text:style-name="Code_20_block"/>
      <text:p text:style-name="Code_20_block"><text:span text:style-name="T79"><text:s text:c="2"/></text:span><text:span text:style-name="T24">// jobHeaderLoaded() notification</text:span></text:p>
      <text:p text:style-name="P189"><text:s text:c="2"/>JOB_HEADER_LOADED,</text:p>
      <text:p text:style-name="Code_20_block"/>
      <text:p text:style-name="Code_20_block"><text:span text:style-name="T79"><text:s text:c="2"/></text:span><text:span text:style-name="T24">// jobStarting() notification</text:span></text:p>
      <text:p text:style-name="P189"><text:s text:c="2"/>JOB_STARTING,</text:p>
      <text:p text:style-name="Code_20_block"/>
      <text:p text:style-name="Code_20_block"><text:span text:style-name="T79"><text:s text:c="2"/></text:span><text:span text:style-name="T24">// jobEnd</text:span><text:span text:style-name="T55">ing</text:span><text:span text:style-name="T24">() notification</text:span></text:p>
      <text:p text:style-name="P189"><text:s text:c="2"/>JOB_ENDING,</text:p>
      <text:p text:style-name="P190"/>
      <text:p text:style-name="P190"><text:span text:style-name="T160"><text:s text:c="2"/></text:span><text:span text:style-name="T55">// beforeNextJob() notification</text:span></text:p>
      <text:p text:style-name="P249"><text:s text:c="2"/>BEFORE_NEXT_JOB</text:p>
      <text:p text:style-name="P190">}</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15">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1">// Get the user-defined display name for this job</text:span></text:p>
      <text:p text:style-name="Code_20_block"><text:s text:c="3"/><text:span text:style-name="T21">// This is the name displayed in the administration console</text:span></text:p>
      <text:p text:style-name="Code_20_block"><text:s text:c="2"/>String getName();</text:p>
      <text:p text:style-name="Code_20_block"><text:s text:c="2"/></text:p>
      <text:p text:style-name="Code_20_block"><text:s text:c="2"/><text:span text:style-name="T21">// Get the universal unique id for this job</text:span></text:p>
      <text:p text:style-name="Code_20_block"><text:s text:c="2"/>String getUuid();</text:p>
      <text:p text:style-name="Code_20_block"/>
      <text:p text:style-name="Code_20_block"><text:s text:c="2"/><text:span text:style-name="T21">// Get the service level agreement between the job and the server</text:span></text:p>
      <text:p text:style-name="Code_20_block"><text:s text:c="2"/>JobSLA getSLA();</text:p>
      <text:p text:style-name="Code_20_block"/>
      <text:p text:style-name="Code_20_block"><text:s text:c="2"/><text:span text:style-name="T21">//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21728463168694" text:continue-list="list221728409176387" text:style-name="List_20_2">
        <text:list-item>
          <text:p text:style-name="P263">create a file in <text:span text:style-name="Code_20_char"><text:span text:style-name="T1">META-INF/services</text:span></text:span> named “<text:span text:style-name="Code_20_char"><text:span text:style-name="T1">org.jppf.node.event.NodeLifeCycleListener</text:span></text:span>”</text:p>
        </text:list-item>
        <text:list-item>
          <text:p text:style-name="P263">in this file, add the fully qualified class name of your implementation of the interface</text:p>
        </text:list-item>
        <text:list-item>
          <text:p text:style-name="P263">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62"><text:span text:style-name="T4">Note regarding the </text:span><text:span text:style-name="Code_20_char"><text:span text:style-name="T4">jobHeaderLoaded()</text:span></text:span><text:span text:style-name="T4"> notification</text:span><text:span text:style-name="T89">:</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49"/>
      <text:p text:style-name="Code_20_block">package myPackage;</text:p>
      <text:p text:style-name="Code_20_block"><text:s text:c="2"/></text:p>
      <text:p text:style-name="Code_20_block">public class MyNodeListener <text:span text:style-name="T161">extends</text:span> NodeLifeCycleListener<text:span text:style-name="T161">Adapter</text:span> {</text:p>
      <text:p text:style-name="P248"><text:s text:c="2"/><text:span text:style-name="T90">@Override</text:span></text:p>
      <text:p text:style-name="P248"><text:span text:style-name="T90"><text:s text:c="2"/></text:span>public void nodeStarting(NodeLifeCycleEvent event) {</text:p>
      <text:p text:style-name="Code_20_block"><text:s text:c="4"/>System.out.println("node ready to process jobs");</text:p>
      <text:p text:style-name="Code_20_block"><text:s text:c="2"/>}</text:p>
      <text:p text:style-name="Code_20_block"/>
      <text:p text:style-name="P248"><text:soft-page-break/><text:s text:c="2"/><text:span text:style-name="T90">@Override</text:span></text:p>
      <text:p text:style-name="P248"><text:span text:style-name="T90"><text:s text:c="2"/></text:span>public void nodeEnding(NodeLifeCycleEvent event) {</text:p>
      <text:p text:style-name="Code_20_block"><text:s text:c="4"/>System.out.println("node ending");</text:p>
      <text:p text:style-name="Code_20_block"><text:s text:c="2"/>}</text:p>
      <text:p text:style-name="P199"/>
      <text:p text:style-name="P248"><text:s text:c="2"/><text:span text:style-name="T90">@Override</text:span></text:p>
      <text:p text:style-name="P248"><text:s text:c="2"/>public void job<text:span text:style-name="T89">HeaderLoaded</text:span>(NodeLifeCycleEvent event) {</text:p>
      <text:p text:style-name="P199"><text:s text:c="4"/>JPPFDistributedJob job = event.getJob();</text:p>
      <text:p text:style-name="P199"><text:s text:c="4"/>System.out.println("node <text:span text:style-name="T89">loaded header for </text:span>job '" + job.get<text:span text:style-name="T161">Name</text:span>() +</text:p>
      <text:p text:style-name="P199"><text:s text:c="6"/>"' <text:span text:style-name="T89">using</text:span> <text:span text:style-name="T89">task class loader </text:span>" + event.getTask<text:span text:style-name="T89">ClassLoader</text:span>());</text:p>
      <text:p text:style-name="P199"><text:s text:c="2"/>}</text:p>
      <text:p text:style-name="P199"/>
      <text:p text:style-name="P248"><text:s text:c="2"/><text:span text:style-name="T90">@Override</text:span></text:p>
      <text:p text:style-name="P248"><text:span text:style-name="T90"><text:s text:c="2"/></text:span>public void jobStarting(NodeLifeCycleEvent event) {</text:p>
      <text:p text:style-name="Code_20_block"><text:s text:c="4"/>JPPFDistributedJob job = event.getJob();</text:p>
      <text:p text:style-name="Code_20_block"><text:s text:c="4"/>System.out.println("node starting job '" + job.get<text:span text:style-name="T161">Name</text:span>() + "' with " +</text:p>
      <text:p text:style-name="Code_20_block"><text:s text:c="6"/>event.getTasks().size() + " tasks");</text:p>
      <text:p text:style-name="Code_20_block"><text:s text:c="2"/>}</text:p>
      <text:p text:style-name="Code_20_block"/>
      <text:p text:style-name="P248"><text:s text:c="2"/><text:span text:style-name="T90">@Override</text:span></text:p>
      <text:p text:style-name="P248"><text:span text:style-name="T90"><text:s text:c="2"/></text:span>public void jobEnding(NodeLifeCycleEvent event) {</text:p>
      <text:p text:style-name="Code_20_block"><text:s text:c="4"/>System.out.println("node finished job '" + event.getJob().get<text:span text:style-name="T161">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221728469175972" text:continue-numbering="true" text:style-name="List_20_2">
        <text:list-item>
          <text:p text:style-name="P256">“<text:a xlink:type="simple" xlink:href="http://www.jppf.org/samples-pack/NodeLifeCycle/Readme.php" text:style-name="Internet_20_link" text:visited-style-name="Visited_20_Internet_20_Link">NodeLifeCycle</text:a>”</text:p>
        </text:list-item>
        <text:list-item>
          <text:p text:style-name="P256">“<text:a xlink:type="simple" xlink:href="http://www.jppf.org/samples-pack/NodeTray/Readme.php" text:style-name="Internet_20_link" text:visited-style-name="Visited_20_Internet_20_Link"><text:span text:style-name="T91">Node Tray</text:span></text:a>”</text:p>
        </text:list-item>
        <text:list-item>
          <text:p text:style-name="P257">“<text:a xlink:type="simple" xlink:href="http://www.jppf.org/samples-pack/ExtendedClassLoading/Readme.php" text:style-name="Internet_20_link" text:visited-style-name="Visited_20_Internet_20_Link">Extended Class Loading</text:a>”</text:p>
        </text:list-item>
      </text:list>
      <text:list xml:id="list221728469173847" text:continue-list="list221728452188800"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77">It is now possible to provide an error handler for each </text:span><text:span text:style-name="Code_20_char"><text:span text:style-name="T77">NodeLifeCycleListener</text:span></text:span><text:span text:style-name="T77"> implementation. This error handler will process all uncaught </text:span><text:span text:style-name="Code_20_char"><text:span text:style-name="T77">Throwable</text:span></text:span><text:span text:style-name="T77">s raised during the execution of any of the listener's methods.</text:span></text:p>
      <text:p text:style-name="P47"/>
      <text:p text:style-name="P2"><text:span text:style-name="T77">To setup an error handler on a <text:s/></text:span><text:span text:style-name="Code_20_char"><text:span text:style-name="T77">NodeLifeCycleListener</text:span></text:span><text:span text:style-name="T77"> implementation, you just have to implement the interface </text:span><text:a xlink:type="simple" xlink:href="http://www.jppf.org/javadoc/5.2/index.html?org/jppf/node/event/NodeLifeCycleErrorHandler.html" text:style-name="Internet_20_link" text:visited-style-name="Visited_20_Internet_20_Link"><text:span text:style-name="T77">NodeLifeCycleErrorHandler</text:span></text:a><text:span text:style-name="T77">, defined as follows:</text:span></text:p>
      <text:p text:style-name="P47"/>
      <text:p text:style-name="P191">public interface NodeLifeCycleErrorHandler {</text:p>
      <text:p text:style-name="Code_20_block"><text:span text:style-name="T78"><text:s text:c="2"/></text:span><text:span text:style-name="T23">// Handle the throwable raised for the specified event</text:span></text:p>
      <text:p text:style-name="P192"><text:s text:c="2"/>void handleError(</text:p>
      <text:p text:style-name="P192"><text:s text:c="4"/>NodeLifeCycleListener listener, NodeLifeCycleEvent event, Throwable t);</text:p>
      <text:p text:style-name="P191">}</text:p>
      <text:p text:style-name="P48"/>
      <text:p text:style-name="P3"><text:span text:style-name="T78">The </text:span><text:span text:style-name="Code_20_char"><text:span text:style-name="T78">listener</text:span></text:span><text:span text:style-name="T78"> parameter is the listener instance which threw the throwable. The </text:span><text:span text:style-name="Code_20_char"><text:span text:style-name="T78">event</text:span></text:span><text:span text:style-name="T78"> parameter is the notification that was sent to the listener; its </text:span><text:span text:style-name="Code_20_char"><text:span text:style-name="T78">getType()</text:span></text:span><text:span text:style-name="T78"> method will allow you to determine which method of the listener was called when the throwable was raised. The last parameter is the actual throwable that was raised.</text:span></text:p>
      <text:p text:style-name="P48"/>
      <text:p text:style-name="P4"><text:span text:style-name="T78">When the NodeLifeCycleListener does not implement </text:span><text:span text:style-name="Code_20_char"><text:span text:style-name="T78">NodeLifeCycleErrorHandler</text:span></text:span><text:span text:style-name="T78">,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78">DefaultLifeCycleErrorHandler</text:span></text:a><text:span text:style-name="T78">.</text:span></text:p>
      <text:p text:style-name="P49"/>
      <text:p text:style-name="P49">Lastly, if an uncaught throwable is raised within the error handler itself, JPPF will handle it as follows:</text:p>
      <text:p text:style-name="P49"/>
      <text:list xml:id="list221728472162488" text:continue-list="list221728448189364" text:style-name="List_20_1">
        <text:list-item>
          <text:p text:style-name="P272">if the logging level is “debug” or finer then the full stack trace of the throwable is logged</text:p>
        </text:list-item>
        <text:list-item>
          <text:p text:style-name="P272">otherwise, only the throwable's class and message are logged</text:p>
        </text:list-item>
        <text:list-item>
          <text:p text:style-name="P272">if the throwable is an instance of Error, it is propagated up the call stack</text:p>
        </text:list-item>
      </text:list>
      <text:p text:style-name="P49"/>
      <text:list xml:id="list221728472174744" text:continue-list="list221728469173847" text:style-name="Outline">
        <text:list-item>
          <text:list>
            <text:list-item>
              <text:list>
                <text:list-item>
                  <text:h text:style-name="P280" text:outline-level="3"><text:span text:style-name="T125">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1">//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1">// an alternate server address read from the configuration</text:span></text:p>
      <text:p text:style-name="Code_20_block"><text:s text:c="2"/>private String alternateServer = null;</text:p>
      <text:p text:style-name="Code_20_block"><text:s text:c="2"/><text:span text:style-name="T21">// determines which server address to use</text:span></text:p>
      <text:p text:style-name="Code_20_block"><text:s text:c="2"/>private boolean useAlternate = false;</text:p>
      <text:p text:style-name="Code_20_block"/>
      <text:p text:style-name="Code_20_block"><text:s text:c="2"/><text:span text:style-name="T21">// This method toggles the JPPF server address between the value set in the</text:span></text:p>
      <text:p text:style-name="Code_20_block"><text:s text:c="2"/><text:span text:style-name="T21">// configuration file and an alternate server address</text:span></text:p>
      <text:p text:style-name="Code_20_block"><text:s text:c="2"/>public void initializing(UnmodifiableTypedProperties initialConfiguration) {</text:p>
      <text:p text:style-name="Code_20_block"><text:s text:c="4"/><text:span text:style-name="T21">//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1">// means the JPPF-configured value is to be used</text:span></text:p>
      <text:p text:style-name="Code_20_block"><text:s text:c="4"/>if (!useAlternate) {</text:p>
      <text:p text:style-name="Code_20_block"><text:s text:c="6"/><text:span text:style-name="T21">//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1">// toggle the server address to use for the next attempt</text:span></text:p>
      <text:p text:style-name="Code_20_block"><text:s text:c="6"/>useAlternate = true;</text:p>
      <text:p text:style-name="Code_20_block"><text:s text:c="4"/>} else {</text:p>
      <text:p text:style-name="Code_20_block"><text:s text:c="6"/><text:span text:style-name="T21">// connection to JPPF-configured server failed,</text:span></text:p>
      <text:p text:style-name="Code_20_block"><text:s text:c="6"/><text:span text:style-name="T21">// we will now try to connect to the alternate server</text:span></text:p>
      <text:p text:style-name="Code_20_block"><text:s text:c="6"/>currentConfig.setProperty("jppf.server.host", alternateServer);</text:p>
      <text:p text:style-name="Code_20_block"><text:s text:c="6"/><text:span text:style-name="T21">//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221728477182755" text:continue-list="list221728469175972" text:style-name="List_20_2">
        <text:list-item>
          <text:p text:style-name="P263">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63">in this file, add the fully qualified class name of your implementation of the interface</text:p>
        </text:list-item>
        <text:list-item>
          <text:p text:style-name="P263">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221728478168372" text:continue-list="list221728472174744" text:style-name="Outline">
        <text:list-item>
          <text:list>
            <text:list-item>
              <text:list>
                <text:list-item>
                  <text:h text:style-name="P280"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javadoc/5.2/java/util/concurrent/ForkJoinPool.html" text:style-name="Internet_20_link" text:visited-style-name="Visited_20_Internet_20_Link">fork/join thread pool</text:a> instead of the standard one. This enables JPPF tasks to locally (in the node) spawn <text:a xlink:type="simple" xlink:href="http://docs.oracle.com/javase/7/docs/javadoc/5.2/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3">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1">//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1">//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1">// fork one new task per document</text:span></text:p>
      <text:p text:style-name="Code_20_block"><text:s text:c="6"/>for (String doc: documents) tasks.add(new MyForkJoinTask(doc).fork());</text:p>
      <text:p text:style-name="Code_20_block"><text:s text:c="6"/><text:span text:style-name="T21">//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1">//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1">//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1">//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59">In this example, our fork/join task is defined as follows:</text:p>
      <text:p text:style-name="P1"/>
      <text:p text:style-name="Code_20_block">public class MyForkJoinTask extends RecursiveTask&lt;Map&lt;String, Integer&gt;&gt; {</text:p>
      <text:p text:style-name="Code_20_block"><text:s text:c="2"/><text:span text:style-name="T21">//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1"><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1">// split the document into individual words</text:span></text:p>
      <text:p text:style-name="Code_20_block"><text:s text:c="4"/>String[] words = pattern.split(document);</text:p>
      <text:p text:style-name="Code_20_block"><text:s text:c="4"/><text:span text:style-name="T21">//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4">Fibonacci Fork/Join sample</text:span></text:a><text:span text:style-name="T114">.</text:span>.</text:p>
      <text:p text:style-name="P1"/>
      <text:list xml:id="list221728485160217" text:continue-numbering="true" text:style-name="Outline">
        <text:list-item>
          <text:list>
            <text:list-item>
              <text:list>
                <text:list-item>
                  <text:h text:style-name="P280" text:outline-level="3">Receiving class loader events</text:h>
                </text:list-item>
              </text:list>
            </text:list-item>
          </text:list>
        </text:list-item>
      </text:list>
      <text:p text:style-name="P8"><text:span text:style-name="T81">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81">ClassLoaderListener</text:span></text:a><text:span text:style-name="T81"> defined as follows:</text:span></text:p>
      <text:p text:style-name="P1"/>
      <text:p text:style-name="P193">public interface ClassLoaderListener extends EventListener {</text:p>
      <text:p text:style-name="Code_20_block"><text:span text:style-name="T81"><text:s text:c="2"/></text:span><text:span text:style-name="T25">// Called when a class has been successfully loaded by a class loader</text:span></text:p>
      <text:p text:style-name="P193"><text:s text:c="2"/>void classLoaded(ClassLoaderEvent event);</text:p>
      <text:p text:style-name="P193"><text:s text:c="2"/></text:p>
      <text:p text:style-name="Code_20_block"><text:span text:style-name="T81"><text:s text:c="2"/></text:span><text:span text:style-name="T25">// Called when a class was not found by a class loader</text:span></text:p>
      <text:p text:style-name="P193"><text:s text:c="2"/>void classNotFound(ClassLoaderEvent event);</text:p>
      <text:p text:style-name="P193">}</text:p>
      <text:p text:style-name="P1"/>
      <text:p text:style-name="P8"><text:span text:style-name="T81">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81">ClassLoaderEvent</text:span></text:a><text:span text:style-name="T81">, defined as:</text:span></text:p>
      <text:p text:style-name="P50"/>
      <text:p text:style-name="P194">public class ClassLoaderEvent extends EventObject {</text:p>
      <text:p text:style-name="Code_20_block"><text:span text:style-name="T82"><text:s text:c="2"/></text:span><text:span text:style-name="T26">// Get the class that was successfully loaded or null if the class was not found</text:span></text:p>
      <text:p text:style-name="P194"><text:s text:c="2"/>public Class&lt;?&gt; getLoadedClass()</text:p>
      <text:p text:style-name="Code_20_block"><text:span text:style-name="T82"><text:s text:c="2"/></text:span><text:span text:style-name="T26">// Get the name of the class that was loaded or not found</text:span></text:p>
      <text:p text:style-name="P194"><text:s text:c="2"/>public String getClassName()</text:p>
      <text:p text:style-name="Code_20_block"><text:span text:style-name="T82"><text:s text:c="2"/></text:span><text:span text:style-name="T26">// Determine whether the class was loaded from the class loader's URL classpath</text:span></text:p>
      <text:p text:style-name="Code_20_block"><text:span text:style-name="T82"><text:s text:c="2"/></text:span><text:span text:style-name="T26">// If false, then the class was loaded from a remote JPPF driver or client</text:span></text:p>
      <text:p text:style-name="P194"><text:s text:c="2"/>public boolean isFoundInURLClassPath()</text:p>
      <text:p text:style-name="Code_20_block"><text:span text:style-name="T82"><text:s text:c="2"/></text:span><text:span text:style-name="T26">// Get the class loader which emitted this event</text:span></text:p>
      <text:p text:style-name="P194"><text:s text:c="2"/>public AbstractJPPFClassLoader getClassLoader()</text:p>
      <text:p text:style-name="P194">}</text:p>
      <text:p text:style-name="P53"/>
      <text:p text:style-name="P7"><text:span text:style-name="T83">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3">Class Loading in JPPF</text:span></text:a><text:span text:style-name="T83"> documentation for full details on how class loading works.</text:span></text:p>
      <text:p text:style-name="P53"/>
      <text:p text:style-name="P7">Once the implementation is done, the <text:span text:style-name="T83">class loader listener</text:span> is plugged into JPPF using the service provider interface:</text:p>
      <text:list xml:id="list221728488192655" text:continue-list="list221728477182755" text:style-name="List_20_2">
        <text:list-item>
          <text:p text:style-name="P265">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65">in this file, add the fully qualified class name of your implementation of the interface</text:p>
        </text:list-item>
        <text:list-item>
          <text:p text:style-name="P273">copy the jar file or class folder containing your implementation and service file to the classpath of each node.</text:p>
        </text:list-item>
      </text:list>
      <text:p text:style-name="P51"/>
      <text:p text:style-name="P97">As an example, let's say we simply want to print the notifications received by a listener, which we implement as follows:</text:p>
      <text:p text:style-name="P54"/>
      <text:p text:style-name="P195">package test;</text:p>
      <text:p text:style-name="P195">import org.jppf.classloader.*;</text:p>
      <text:p text:style-name="P195"><text:s text:c="2"/></text:p>
      <text:p text:style-name="P195">public class MyClassLoaderListener implements ClassLoaderListener {</text:p>
      <text:p text:style-name="P195"><text:s text:c="2"/>@Override</text:p>
      <text:p text:style-name="P195"><text:s text:c="2"/>public void classLoaded(final ClassLoaderEvent event) {</text:p>
      <text:p text:style-name="P195"><text:s text:c="4"/>AbstractJPPFClassLoader cl = event.getClassLoader();</text:p>
      <text:p text:style-name="P195"><text:s text:c="4"/>System.out.println("loaded " + event.getLoadedClass() + " from "</text:p>
      <text:p text:style-name="P195"><text:s text:c="6"/>+ (cl.isClientClassLoader() ? "client" : "server") + " class loader in "</text:p>
      <text:p text:style-name="P195"><text:s text:c="6"/>+ (event.isFoundInURLClasspath() ? "local" : "remote") + " classpath");</text:p>
      <text:p text:style-name="P195"><text:s text:c="2"/>}</text:p>
      <text:p text:style-name="P195"><text:s text:c="2"/></text:p>
      <text:p text:style-name="P195"><text:s text:c="2"/>@Override</text:p>
      <text:p text:style-name="P195"><text:s text:c="2"/>public void classNotFound(final ClassLoaderEvent event) {</text:p>
      <text:p text:style-name="P196"><text:s text:c="4"/>AbstractJPPFClassLoader cl = event.getClassLoader();</text:p>
      <text:p text:style-name="P196"><text:s text:c="4"/>System.out.println("class " + event.getClassName() + " was not found by "</text:p>
      <text:p text:style-name="P195"><text:s text:c="6"/>+ (cl.isClientClassLoader() ? "client" : "server") + " class loader");</text:p>
      <text:p text:style-name="P195"><text:s text:c="2"/>}</text:p>
      <text:p text:style-name="P195">}</text:p>
      <text:p text:style-name="P54"/>
      <text:p text:style-name="P56">Then we create the file “<text:span text:style-name="T1">META-INF/services/org.jppf.classsloader.ClassLoaderListener</text:span>” with this content:</text:p>
      <text:p text:style-name="P9"><text:span text:style-name="Code_20_char"><text:span text:style-name="T84">test.MyClassLoaderListener</text:span></text:span></text:p>
      <text:p text:style-name="P56"/>
      <text:p text:style-name="P56">All that remains to do is to package the class and service files into a jar and add this jar to the classpath of the nodes.</text:p>
      <text:p text:style-name="P56"/>
      <text:list xml:id="list221728491165162" text:continue-list="list221728485160217" text:style-name="Outline">
        <text:list-item>
          <text:list>
            <text:list-item>
              <text:list>
                <text:list-item>
                  <text:h text:style-name="P280" text:outline-level="3">Receiving notifications from the tasks</text:h>
                </text:list-item>
              </text:list>
            </text:list-item>
          </text:list>
        </text:list-item>
      </text:list>
      <text:p text:style-name="P57"><text:span text:style-name="T97">We have seen in “</text:span><text:span text:style-name="Reference"><text:span text:style-name="T11">Development guide &gt; Task objects &gt; Sending notifications from a task</text:span></text:span><text:span text:style-name="T97">” that JPPF tasks can send </text:span>notifications<text:span text:style-name="T97"> with the method </text:span><text:a xlink:type="simple" xlink:href="http://www.jppf.org/javadoc/5.2/org/jppf/node/protocol/Task.html#fireNotification(java.lang.Object,%20boolean)" text:style-name="Internet_20_link" text:visited-style-name="Visited_20_Internet_20_Link"><text:span text:style-name="T97">Task.fireNotification(Object, boolean)</text:span></text:a><text:span text:style-name="T97">.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97">TaskExecutionListener</text:span></text:a><text:span text:style-name="T97">, defined as follows:</text:span></text:p>
      <text:p text:style-name="P81"/>
      <text:p text:style-name="P211">public interface TaskExecutionListener extends EventListener {</text:p>
      <text:p text:style-name="Code_20_block"><text:span text:style-name="T97"><text:s text:c="2"/></text:span><text:span text:style-name="T34">// Called by the JPPF node to notify a listener that a task was executed</text:span></text:p>
      <text:p text:style-name="P211"><text:s text:c="2"/>void taskExecuted(TaskExecutionEvent event);</text:p>
      <text:p text:style-name="P211"/>
      <text:p text:style-name="Code_20_block"><text:span text:style-name="T97"><text:s text:c="2"/></text:span><text:span text:style-name="T34">// Called when a task sends a notification via Task.fireNotfication(Object, boolean)</text:span></text:p>
      <text:p text:style-name="P211"><text:s text:c="2"/>void taskNotification(TaskExecutionEvent event);</text:p>
      <text:p text:style-name="P211">}</text:p>
      <text:p text:style-name="P81"/>
      <text:p text:style-name="P58"><text:span text:style-name="T98">The method </text:span><text:span text:style-name="Code_20_char"><text:span text:style-name="T98">taskExecuted()</text:span></text:span><text:span text:style-name="T98"> is always called by the JPPF node, whereas </text:span><text:span text:style-name="Code_20_char"><text:span text:style-name="T98">taskNotification()</text:span></text:span><text:span text:style-name="T98"> is always invoked by user code. Both methods receive events of type </text:span><text:a xlink:type="simple" xlink:href="http://www.jppf.org/javadoc/5.2/index.html?org/jppf/node/event/TaskExecutionEvent.html" text:style-name="Internet_20_link" text:visited-style-name="Visited_20_Internet_20_Link"><text:span text:style-name="T98">TaskExecutionEvent</text:span></text:a><text:span text:style-name="T98">, defined as follows:</text:span></text:p>
      <text:p text:style-name="P81"/>
      <text:p text:style-name="P212">public class TaskExecutionEvent extends EventObject {</text:p>
      <text:p text:style-name="Code_20_block"><text:span text:style-name="T98"><text:s text:c="2"/></text:span><text:span text:style-name="T35">// Get the JPPF task from which the event originates</text:span></text:p>
      <text:p text:style-name="P212"><text:s text:c="2"/>public Task&lt;?&gt; getTask()</text:p>
      <text:p text:style-name="P212"/>
      <text:p text:style-name="Code_20_block"><text:span text:style-name="T98"><text:s text:c="2"/></text:span><text:span text:style-name="T35">// Get the object encapsulating information about the task</text:span></text:p>
      <text:p text:style-name="P212"><text:s text:c="2"/>public TaskInformation getTaskInformation()</text:p>
      <text:p text:style-name="P212"/>
      <text:p text:style-name="Code_20_block"><text:span text:style-name="T98"><text:s text:c="2"/></text:span><text:span text:style-name="T35">// Get the user-defined object to send as part of the notification</text:span></text:p>
      <text:p text:style-name="P212"><text:s text:c="2"/>public Object getUserObject()</text:p>
      <text:p text:style-name="P212"/>
      <text:p text:style-name="P210"><text:span text:style-name="T98"><text:s text:c="2"/></text:span><text:span text:style-name="T35">// If true then also send this notification via the JMX Mbean,</text:span></text:p>
      <text:p text:style-name="P210"><text:span text:style-name="T98"><text:s text:c="2"/></text:span><text:span text:style-name="T35">// otherwise only send to local listeners</text:span></text:p>
      <text:p text:style-name="P212"><text:s text:c="2"/>public boolean isSendViaJmx()</text:p>
      <text:p text:style-name="P212"/>
      <text:p text:style-name="P212"><text:s text:c="2"/><text:span text:style-name="T21">// </text:span><text:span text:style-name="T42">Whether this is a us</text:span><text:span text:style-name="T43">e</text:span><text:span text:style-name="T42">r-defined event </text:span><text:span text:style-name="T44">sent </text:span><text:span text:style-name="T42">from a task</text:span></text:p>
      <text:p text:style-name="P212"><text:s text:c="2"/><text:span text:style-name="T111">public boolean isUerNotification();</text:span></text:p>
      <text:p text:style-name="P212">}</text:p>
      <text:p text:style-name="P56"/>
      <text:p text:style-name="P14">Once <text:span text:style-name="T99">a task execution listener</text:span> is <text:span text:style-name="T99">implemented</text:span>, <text:span text:style-name="T99">it</text:span> is plugged into <text:span text:style-name="T99">the </text:span>JPPF <text:span text:style-name="T99">nodes </text:span>using the service provider interface:</text:p>
      <text:list xml:id="list221728495166542" text:continue-list="list221728488192655" text:style-name="List_20_2">
        <text:list-item>
          <text:p text:style-name="P266">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66">in this file, add the fully qualified class name of your implementation of the interface</text:p>
        </text:list-item>
        <text:list-item>
          <text:p text:style-name="P274">copy the jar file or class folder containing your implementation and service file to the classpath of <text:span text:style-name="T99">the server, if you want all the nodes to register a listner instance, or to the classpath of specific individual </text:span>node<text:span text:style-name="T99">s</text:span>.</text:p>
        </text:list-item>
      </text:list>
      <text:p text:style-name="P52"/>
      <text:p text:style-name="P82">The following example prints the notifications it receives to the node's output console:</text:p>
      <text:p text:style-name="P82"/>
      <text:p text:style-name="P213">package my.test;</text:p>
      <text:p text:style-name="P213">import ...;</text:p>
      <text:p text:style-name="P213">public class MyTaskListener implements TaskExecutionListener {</text:p>
      <text:p text:style-name="P213"><text:s text:c="2"/>@Override public synchronized void taskExecuted(TaskExecutionEvent event) {</text:p>
      <text:p text:style-name="P214"><text:s text:c="4"/>System.out.println("Task " + event.getId() + " completed with result : " +</text:p>
      <text:p text:style-name="P214"><text:s text:c="6"/>event.getTask().getResult());</text:p>
      <text:p text:style-name="P215"><text:s text:c="4"/>System.out.println("cpu time = " + event.getTaskInformation().getCpuTime() +</text:p>
      <text:p text:style-name="P215"><text:s text:c="6"/>", elapsed = " + event.getTaskInformation().getElapsedTime());</text:p>
      <text:p text:style-name="P213"><text:s text:c="2"/>}</text:p>
      <text:p text:style-name="P213"/>
      <text:p text:style-name="P213"><text:s text:c="2"/>@Override public synchronized void taskNotification(TaskExecutionEvent event) {</text:p>
      <text:p text:style-name="P215"><text:s text:c="4"/>System.out.println("Task " + event.getId() + " sent user object : " +</text:p>
      <text:p text:style-name="P215"><text:s text:c="6"/>event.getUserObject());</text:p>
      <text:p text:style-name="P213"><text:s text:c="2"/>}</text:p>
      <text:p text:style-name="P213">}</text:p>
      <text:p text:style-name="P55"/>
      <text:p text:style-name="P59"><text:span text:style-name="T100">To use this listener, you need to create a file “META-INF/services/org.jppf.node.event.TaskExecutionListener” containing the line “</text:span><text:span text:style-name="T7">my.test.MyTaskListener</text:span><text:span text:style-name="T100">” and add it, along with the implementation class, to the server's or node's classpath.</text:span></text:p>
      <text:list xml:id="list221728498168056" text:continue-list="list221728491165162" text:style-name="Outline">
        <text:list-item>
          <text:list>
            <text:list-item>
              <text:list>
                <text:list-item>
                  <text:h text:style-name="P280" text:outline-level="3">JPPF node screensaver</text:h>
                </text:list-item>
              </text:list>
            </text:list-item>
          </text:list>
        </text:list-item>
      </text:list>
      <text:p text:style-name="P70">A screensaver can be associated with a running JPPF node. The screensaver is a Java Swing UI which is displayed at the time the node is launched. It can run in full screen or in windowed mode, depending on the configuration settings.</text:p>
      <text:list xml:id="list221728498187759"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2">A screensaver implements the interface </text:span><text:a xlink:type="simple" xlink:href="http://www.jppf.org/javadoc/5.2/index.html?org/jppf/node/screensaver/JPPFScreenSaver.html" text:style-name="Internet_20_link" text:visited-style-name="Visited_20_Internet_20_Link"><text:span text:style-name="T92">JPPFScreenSaver</text:span></text:a><text:span text:style-name="T92">, defined as follows:</text:span></text:p>
      <text:p text:style-name="P63"/>
      <text:p text:style-name="P200">public interface JPPFScreenSaver {</text:p>
      <text:p text:style-name="Code_20_block"><text:span text:style-name="T92"><text:s text:c="2"/></text:span><text:span text:style-name="T29">// Get the Swing component for this screen saver</text:span></text:p>
      <text:p text:style-name="P200"><text:s text:c="2"/>JComponent getComponent();</text:p>
      <text:p text:style-name="P200"/>
      <text:p text:style-name="Code_20_block"><text:span text:style-name="T92"><text:s text:c="2"/></text:span><text:span text:style-name="T29">// Initialize this screen saver, and in particular its UI components</text:span></text:p>
      <text:p text:style-name="P200"><text:s text:c="2"/>void init(TypedProperties config, boolean fullscreen);</text:p>
      <text:p text:style-name="P200"/>
      <text:p text:style-name="Code_20_block"><text:span text:style-name="T92"><text:s text:c="2"/></text:span><text:span text:style-name="T29">// Destroy this screen saver and release its resources</text:span></text:p>
      <text:p text:style-name="P200"><text:s text:c="2"/>void destroy();</text:p>
      <text:p text:style-name="P200">}</text:p>
      <text:p text:style-name="P63"/>
      <text:p text:style-name="P63">The screensaver lifecycle is as follows:</text:p>
      <text:p text:style-name="P63"/>
      <text:list xml:id="list221728500178073" text:continue-list="list221728472162488" text:style-name="List_20_1">
        <text:list-item>
          <text:p text:style-name="P275">the screensaver is instantiated, based on a class name specified in the configuration (requires a no-arg constructor)</text:p>
        </text:list-item>
        <text:list-item>
          <text:p text:style-name="P267"><text:span text:style-name="T92">the </text:span><text:span text:style-name="Code_20_char"><text:span text:style-name="T92">init()</text:span></text:span><text:span text:style-name="T92"> method is called, passing in the JPPF configuration and a flag indicating whether the full screen mode is both requested and supported</text:span></text:p>
        </text:list-item>
        <text:list-item>
          <text:p text:style-name="P267"><text:span text:style-name="T92">a </text:span><text:span text:style-name="Code_20_char"><text:span text:style-name="T92">JFrame</text:span></text:span><text:span text:style-name="T92"> is created and the component obtained by calling </text:span><text:span text:style-name="Code_20_char"><text:span text:style-name="T92">getComponent()</text:span></text:span><text:span text:style-name="T92"> is added to this </text:span><text:span text:style-name="Code_20_char"><text:span text:style-name="T92">JFrame</text:span></text:span><text:span text:style-name="T92">. In full screen, the frame is undecorated (no caption, menu bar, status bar or borders) and will cover all available space on all available monitors: the screen saver will spread over all screens in a multi-monitor setup</text:span></text:p>
        </text:list-item>
        <text:list-item>
          <text:p text:style-name="P275">the frame is then made visible</text:p>
        </text:list-item>
        <text:list-item>
          <text:p text:style-name="P267"><text:span text:style-name="T92">finally, the </text:span><text:span text:style-name="Code_20_char"><text:span text:style-name="T92">destroy()</text:span></text:span><text:span text:style-name="T92"> method is called when the frame is closed. In full screen mode, this happens upon pressing a key or clicking or (optionally) moving the mouse</text:span></text:p>
        </text:list-item>
      </text:list>
      <text:p text:style-name="P64"/>
      <text:p text:style-name="P12"><text:span text:style-name="T93">The code which handles the screensaver is implemented as a </text:span><text:a xlink:type="simple" xlink:href="#1.8.Node initialization hooks|outline" text:style-name="Internet_20_link" text:visited-style-name="Visited_20_Internet_20_Link"><text:span text:style-name="T93">node initialization hook</text:span></text:a><text:span text:style-name="T93">: this means it starts just after the configuration has been read.</text:span></text:p>
      <text:p text:style-name="P65"/>
      <text:p text:style-name="P67">Here is a sample screensaver implementation which draws a number of small circles at random locations and with a random color, around 25 times per second. Addtionally, the screen is cleared every 5 seconds and the process starts over:</text:p>
      <text:p text:style-name="P67"/>
      <text:p text:style-name="P201">public class SimpleScreenSaver extends JPanel implements JPPFScreenSaver {</text:p>
      <text:p text:style-name="P201"><text:s text:c="2"/>private Random rand = new Random(System.nanoTime());</text:p>
      <text:p text:style-name="P201"><text:s text:c="2"/>private Timer timer = null;</text:p>
      <text:p text:style-name="P201"><text:s text:c="2"/>private volatile boolean reset = false;</text:p>
      <text:p text:style-name="P201"/>
      <text:p text:style-name="P201"><text:s text:c="2"/>public SimpleScreenSaver() { super(true); }</text:p>
      <text:p text:style-name="P201"/>
      <text:p text:style-name="P201"><text:s text:c="2"/>@Override</text:p>
      <text:p text:style-name="P201"><text:s text:c="2"/>public JComponent getComponent() {</text:p>
      <text:p text:style-name="P201"><text:s text:c="4"/>return this;</text:p>
      <text:p text:style-name="P201"><text:s text:c="2"/>}</text:p>
      <text:p text:style-name="P201"/>
      <text:p text:style-name="P201"><text:s text:c="2"/>@Override</text:p>
      <text:p text:style-name="P201"><text:s text:c="2"/>public void init(TypedProperties config, boolean fullscreen) {</text:p>
      <text:p text:style-name="P201"><text:s text:c="4"/>setBackground(Color.BLACK);</text:p>
      <text:p text:style-name="P201"><text:s text:c="4"/>timer = new Timer("JPPFScreenSaverTimer");</text:p>
      <text:p text:style-name="P201"><text:s text:c="4"/>timer.scheduleAtFixedRate(new TimerTask() {</text:p>
      <text:p text:style-name="P201"><text:s text:c="6"/>@Override public void run() { repaint(); }</text:p>
      <text:p text:style-name="Code_20_block"><text:span text:style-name="T94"><text:s text:c="4"/>}, 40L, 40L); </text:span><text:span text:style-name="T30">// draw new circles every 40 ms or 25 times/second</text:span></text:p>
      <text:p text:style-name="P201"><text:s text:c="4"/>timer.scheduleAtFixedRate(new TimerTask() {</text:p>
      <text:p text:style-name="P201"><text:s text:c="6"/>@Override public void run() { reset = true; }</text:p>
      <text:p text:style-name="Code_20_block"><text:span text:style-name="T94"><text:s text:c="4"/>}, 5000L, 5000L); </text:span><text:span text:style-name="T30">// clear the screen every 5 seconds</text:span></text:p>
      <text:p text:style-name="P201"><text:s text:c="2"/>}</text:p>
      <text:p text:style-name="P201"/>
      <text:p text:style-name="P201"><text:s text:c="2"/>@Override</text:p>
      <text:p text:style-name="P201"><text:s text:c="2"/>public void destroy() {</text:p>
      <text:p text:style-name="P201"><text:s text:c="4"/>if (timer != null) timer.cancel();</text:p>
      <text:p text:style-name="P201"><text:s text:c="2"/>}</text:p>
      <text:p text:style-name="P201"><text:soft-page-break/></text:p>
      <text:p text:style-name="P201"><text:s text:c="2"/>@Override</text:p>
      <text:p text:style-name="P201"><text:s text:c="2"/>public void paintComponent(final Graphics g) {</text:p>
      <text:p text:style-name="P201"><text:s text:c="4"/>int w = getWidth();</text:p>
      <text:p text:style-name="P201"><text:s text:c="4"/>int h = getHeight();</text:p>
      <text:p text:style-name="Code_20_block"><text:span text:style-name="T94"><text:s text:c="4"/>if (reset) { </text:span><text:span text:style-name="T30">// if reset requested, clear the screen</text:span></text:p>
      <text:p text:style-name="P201"><text:s text:c="6"/>reset = false;</text:p>
      <text:p text:style-name="P201"><text:s text:c="6"/>g.setColor(Color.BLACK);</text:p>
      <text:p text:style-name="P201"><text:s text:c="6"/>g.fillRect(0, 0, w, h);</text:p>
      <text:p text:style-name="Code_20_block"><text:span text:style-name="T94"><text:s text:c="4"/>} else { </text:span><text:span text:style-name="T30">// draw 500 small circles</text:span></text:p>
      <text:p text:style-name="P201"><text:s text:c="6"/>int n = 5;</text:p>
      <text:p text:style-name="P202"><text:s text:c="6"/>for (int i=0; i&lt;500; i++) {</text:p>
      <text:p text:style-name="Code_20_block"><text:span text:style-name="T94"><text:s text:c="8"/></text:span><text:span text:style-name="T30">// random x, y coordinates</text:span></text:p>
      <text:p text:style-name="P201"><text:s text:c="8"/>int x = rand.nextInt(w-(n-1));</text:p>
      <text:p text:style-name="P202"><text:s text:c="8"/>int y = rand.nextInt(h-(n-1));</text:p>
      <text:p text:style-name="Code_20_block"><text:span text:style-name="T94"><text:s text:c="8"/></text:span><text:span text:style-name="T30">// random color</text:span></text:p>
      <text:p text:style-name="P201"><text:s text:c="8"/>g.setColor(new Color(rand.nextInt(256), rand.nextInt(256), rand.nextInt(256)));</text:p>
      <text:p text:style-name="P201"><text:s text:c="8"/>g.fillOval(x, y, n, n);</text:p>
      <text:p text:style-name="P201"><text:s text:c="6"/>}</text:p>
      <text:p text:style-name="P201"><text:s text:c="4"/>}</text:p>
      <text:p text:style-name="P201"><text:s text:c="2"/>}</text:p>
      <text:p text:style-name="P201">}</text:p>
      <text:p text:style-name="P66"/>
      <text:p text:style-name="P80">It will look like this:</text:p>
      <text:p text:style-name="P80"/>
      <text:p text:style-name="P80"><draw:frame draw:style-name="fr1" draw:name="graphics4" text:anchor-type="as-char" svg:width="10.636cm" svg:height="5.847cm" draw:z-index="2"><draw:image xlink:href="Pictures/1000000000000192000000DD3FB233DB.gif" xlink:type="simple" xlink:show="embed" xlink:actuate="onLoad"/></draw:frame></text:p>
      <text:list xml:id="list221728509167515" text:continue-list="list221728498187759"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5">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95">NodeIntegration</text:span></text:a><text:span text:style-name="T95"> interface or, more conveniently, extend the adapter class </text:span><text:a xlink:type="simple" xlink:href="http://www.jppf.org/javadoc/5.2/index.html?org/jppf/node/screensaver/NodeIntegrationAdapter.html" text:style-name="Internet_20_link" text:visited-style-name="Visited_20_Internet_20_Link"><text:span text:style-name="T95">NodeIntegrationAdapter</text:span></text:a><text:span text:style-name="T95">. </text:span><text:span text:style-name="Code_20_char"><text:span text:style-name="T95">NodeIntegration</text:span></text:span><text:span text:style-name="T95"> is defined as follows:</text:span></text:p>
      <text:p text:style-name="P68"/>
      <text:p text:style-name="P203">public interface NodeIntegration extends NodeLifeCycleListener, TaskExecutionListener {</text:p>
      <text:p text:style-name="Code_20_block"><text:span text:style-name="T95"><text:s text:c="2"/></text:span><text:span text:style-name="T31">// Provide a reference to the screen saver</text:span></text:p>
      <text:p text:style-name="P203"><text:s text:c="2"/>void setScreenSaver(JPPFScreenSaver screensaver);</text:p>
      <text:p text:style-name="P203">}</text:p>
      <text:p text:style-name="P69"/>
      <text:p text:style-name="P13"><text:span text:style-name="T95">As we can see, this is just an interface which joins both </text:span><text:a xlink:type="simple" xlink:href="http://www.jppf.org/javadoc/5.2/index.html?org/jppf/node/event/NodeLifeCycleListener.html" text:style-name="Internet_20_link" text:visited-style-name="Visited_20_Internet_20_Link"><text:span text:style-name="T95">NodeLifeCycleListener</text:span></text:a><text:span text:style-name="T95"> and </text:span><text:a xlink:type="simple" xlink:href="http://www.jppf.org/javadoc/5.2/index.html?org/jppf/node/event/TaskExecutionListener.html" text:style-name="Internet_20_link" text:visited-style-name="Visited_20_Internet_20_Link"><text:span text:style-name="T95">TaskExecutionListener</text:span></text:a><text:span text:style-name="T95"> and provides a way to hook up with the screensaver.</text:span></text:p>
      <text:p text:style-name="P68"/>
      <text:p text:style-name="P71">The following example shows how to use node events to display and update the number of tasks executed by the node in the screensaver:</text:p>
      <text:p text:style-name="P71"/>
      <text:p text:style-name="P166"><text:span text:style-name="T32">// di</text:span><text:span text:style-name="T33">s</text:span><text:span text:style-name="T32">plays the number of executed tasks in a JLabel</text:span></text:p>
      <text:p text:style-name="Code_20_block"><text:span text:style-name="T96">public class </text:span><text:span text:style-name="T5">MyScreenSaver</text:span><text:span text:style-name="T96"> extends JPanel </text:span><text:span text:style-name="T5">implements JPPFScreenSaver</text:span><text:span text:style-name="T96"> {</text:span></text:p>
      <text:p text:style-name="P205"><text:s text:c="2"/>private JLabel nbTasksLabel = new JLabel("number of tasks: 0");</text:p>
      <text:p text:style-name="P204"><text:s text:c="2"/>private int nbTasks = 0;</text:p>
      <text:p text:style-name="P204"/>
      <text:p text:style-name="P204"><text:s text:c="2"/>@Override public JComponent getComponent() { return this; }</text:p>
      <text:p text:style-name="P204"><text:s text:c="2"/>@Override public void init(TypedProperties config, boolean fullscreen) {</text:p>
      <text:p text:style-name="P204"><text:s text:c="4"/>this.add(nbTasksLabel);</text:p>
      <text:p text:style-name="P204"><text:s text:c="2"/>}</text:p>
      <text:p text:style-name="P204"><text:s text:c="2"/>@Override public void destroy() { }</text:p>
      <text:p text:style-name="P204"/>
      <text:p text:style-name="P204"><text:s text:c="2"/>public void updateNbTasks(int n) {</text:p>
      <text:p text:style-name="P204"><text:s text:c="4"/>nbTasks += n;</text:p>
      <text:p text:style-name="P204"><text:s text:c="4"/>nbTasksLabel.setText("number of tasks: " + nbTasks);</text:p>
      <text:p text:style-name="P204"><text:s text:c="2"/>}</text:p>
      <text:p text:style-name="P204">}</text:p>
      <text:p text:style-name="P204"/>
      <text:p text:style-name="P170">// update the number of tasks on each job completion event</text:p>
      <text:p text:style-name="Code_20_block"><text:span text:style-name="T96">public class </text:span><text:span text:style-name="T5">MyNodeIntegration extends NodeIntegrationAdpater</text:span><text:span text:style-name="T96"> {</text:span></text:p>
      <text:p text:style-name="P204"><text:s text:c="2"/>private MyScreenSaver screensaver = null;</text:p>
      <text:p text:style-name="P204"/>
      <text:p text:style-name="P204"><text:s text:c="2"/>@Override public void jobEnding(NodeLifeCycleEvent event) {</text:p>
      <text:p text:style-name="P206"><text:s text:c="4"/>if (screensaver != null) screensaver.updateNbTasks(event.getTasks().size());</text:p>
      <text:p text:style-name="P204"><text:s text:c="2"/>}</text:p>
      <text:p text:style-name="P204"/>
      <text:p text:style-name="P204"><text:s text:c="2"/>@Override public void setScreenSaver(JPPFScreenSaver screensaver) {</text:p>
      <text:p text:style-name="P204"><text:s text:c="4"/>this.screensaver = (MyScreenSaver) sceensaver;</text:p>
      <text:p text:style-name="P204"><text:s text:c="2"/>}</text:p>
      <text:p text:style-name="P204">}</text:p>
      <text:list xml:id="list221728514172288"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73">The screensaver supports a number of configuration properties which allow a high level of customization:</text:p>
      <text:p text:style-name="P73"/>
      <text:p text:style-name="P171"># enable/disable the screen saver, defaults to false (disabled)</text:p>
      <text:p text:style-name="P207">jppf.screensaver.enabled = true</text:p>
      <text:p text:style-name="P207"/>
      <text:p text:style-name="P172"># the screensaver implementation: fully qualified class name of an implementation of </text:p>
      <text:p text:style-name="P172"># org.jppf.node.screensaver.JPPFScreenSaver</text:p>
      <text:p text:style-name="P207">jppf.screensaver.class = org.jppf.node.screensaver.impl.JPPFScreenSaverImpl</text:p>
      <text:p text:style-name="P207"/>
      <text:p text:style-name="P173"># the node event listener implementation: fully qualified class name of an</text:p>
      <text:p text:style-name="P183"># implementation of org.jppf.node.screensaver.NodeIntegration</text:p>
      <text:p text:style-name="P174"># if left unspecified or empty, no listener will be used</text:p>
      <text:p text:style-name="P207">jppf.screensaver.node.listener = org.jppf.node.screensaver.impl.NodeState</text:p>
      <text:p text:style-name="P207"/>
      <text:p text:style-name="P171"># title of the JFrame used in windowed mode</text:p>
      <text:p text:style-name="P207">jppf.screensaver.title = JPPF is cool</text:p>
      <text:p text:style-name="P207"/>
      <text:p text:style-name="P171"># path to the image for the frame's icon (in windowed mode)</text:p>
      <text:p text:style-name="P207">jppf.screensaver.icon = org/jppf/node/jppf-icon.gif</text:p>
      <text:p text:style-name="P207"/>
      <text:p text:style-name="P171"># display the screen saver in full screen mode?</text:p>
      <text:p text:style-name="P172"># in full screen mode, the screen saver will take all available screen space on all </text:p>
      <text:p text:style-name="P172"># available monitors, the mouse cursor is not displayed, and the node will exit on any</text:p>
      <text:p text:style-name="P172"># key pressed, mouse click or mouse motion</text:p>
      <text:p text:style-name="P207">jppf.screensaver.fullscreen = true</text:p>
      <text:p text:style-name="P207"/>
      <text:p text:style-name="P171"># width and height (in pixels), only apply if fullscreen = false. Default to 1000x800</text:p>
      <text:p text:style-name="P207">jppf.screensaver.width = 1000</text:p>
      <text:p text:style-name="P207">jppf.screensaver.height = 800</text:p>
      <text:p text:style-name="P207"/>
      <text:p text:style-name="P171"># close on mouse motion in full screen mode? default to true</text:p>
      <text:p text:style-name="P207">jppf.screensaver.mouse.motion.close = true</text:p>
      <text:p text:style-name="P72"/>
      <text:list xml:id="list221728517168003" text:continue-numbering="true" text:style-name="Outline">
        <text:list-item>
          <text:list>
            <text:list-item>
              <text:list>
                <text:list-item>
                  <text:list>
                    <text:list-item>
                      <text:h text:style-name="P286" text:outline-level="4">JPPF built-in screensaver</text:h>
                    </text:list-item>
                  </text:list>
                </text:list-item>
              </text:list>
            </text:list-item>
          </text:list>
        </text:list-item>
      </text:list>
      <text:p text:style-name="P74">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74"/>
      <text:p text:style-name="P74"><draw:frame draw:style-name="fr1" draw:name="graphics3" text:anchor-type="as-char" svg:width="17.066cm" svg:height="9.843cm" draw:z-index="3"><draw:image xlink:href="Pictures/10000000000002850000017479059BFF.gif" xlink:type="simple" xlink:show="embed" xlink:actuate="onLoad"/></draw:frame></text:p>
      <text:p text:style-name="P76"/>
      <text:p text:style-name="P76">The built-in screensaver proposes a number of spceific configuration options, which aim at providing a fine level of personalization and hopefully some fun!</text:p>
      <text:p text:style-name="P76"/>
      <text:p text:style-name="P177"># should collisions between moving logos be handled? defaults to true</text:p>
      <text:p text:style-name="P208">jppf.screensaver.handle.collisions = true</text:p>
      <text:p text:style-name="P208"/>
      <text:p text:style-name="P175"># number of moving logos</text:p>
      <text:p text:style-name="P208">jppf.screensaver.logos = 50</text:p>
      <text:p text:style-name="P208"/>
      <text:p text:style-name="P175"># speed from 1 to 100</text:p>
      <text:p text:style-name="P208">jppf.screensaver.speed = 100</text:p>
      <text:p text:style-name="P208"/>
      <text:p text:style-name="P175"># path to the moving logo image(s). Multiple images can be specified, their paths</text:p>
      <text:p text:style-name="P175"># must be separated with '|' (pipe) characters. They will be distributed in a</text:p>
      <text:p text:style-name="P176"># round-robin fashion according to the number of logos </text:p>
      <text:p text:style-name="P208">jppf.screensaver.logo.path = org/jppf/node/jppf_group_small2.gif| \</text:p>
      <text:p text:style-name="P208"><text:s text:c="4"/>org/jppf/node/rectagle_blue.png| \</text:p>
      <text:p text:style-name="P208"><text:s text:c="4"/>org/jppf/node/rectagle_orange.png| \</text:p>
      <text:p text:style-name="P208"><text:s text:c="4"/>org/jppf/node/rectagle_green.png| \</text:p>
      <text:p text:style-name="P208"><text:s text:c="4"/>org/jppf/node/rectagle_red.png</text:p>
      <text:p text:style-name="P208"/>
      <text:p text:style-name="P175"># path to the larger image at the center of the screen</text:p>
      <text:p text:style-name="P208">jppf.screensaver.centerimage = org/jppf/node/jppf@home.gif</text:p>
      <text:p text:style-name="P208"/>
      <text:p text:style-name="P175"># horizontal alignment of the status panel (including the larger image).</text:p>
      <text:p text:style-name="P176"># useful when using a multi-monitor setup, where a centered panel will be split on two </text:p>
      <text:p text:style-name="P176"># screens and thus more difficult to read</text:p>
      <text:p text:style-name="P175"># possible values: 'left' or 'l', 'center' or 'c', 'right' or 'r'; default is 'center'</text:p>
      <text:p text:style-name="P208">jppf.screensaver.status.panel.alignment = center</text:p>
      <text:p text:style-name="P75"/>
      <text:p text:style-name="P77">To use this screensaver, you need to set the following properties:</text:p>
      <text:p text:style-name="P77"><text:s/></text:p>
      <text:p text:style-name="P209">jppf.screensaver.enabled = true</text:p>
      <text:p text:style-name="P209">jppf.screensaver.class = org.jppf.node.screensaver.impl.JPPFScreenSaverImpl</text:p>
      <text:p text:style-name="P209">jppf.screensaver.node.listener = org.jppf.node.screensaver.impl.NodeState </text:p>
      <text:list xml:id="list221728524182549"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83">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83"/>
      <text:p text:style-name="P83">The connection strategy add-on provides a simple way to specify which server a node shoud connect to and how to react when it fails to do so.</text:p>
      <text:list xml:id="list221728524185915"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78"><text:span text:style-name="T101">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01">DriverConnectionStrategy</text:span></text:a><text:span text:style-name="T101">, which is defined as follows:</text:span></text:p>
      <text:p text:style-name="P87"/>
      <text:p text:style-name="P178">// Defines which parameters should be used to connect to the driver</text:p>
      <text:p text:style-name="P217">public interface DriverConnectionStrategy {</text:p>
      <text:p text:style-name="P216"><text:span text:style-name="T101"><text:s text:c="2"/></text:span><text:span text:style-name="T36">// Get a new connection information, eventually based on the </text:span><text:span text:style-name="T38">current</text:span><text:span text:style-name="T36"> </text:span><text:span text:style-name="T37">one</text:span></text:p>
      <text:p text:style-name="P218"><text:s text:c="2"/>DriverConnectionInfo nextConnectionInfo(</text:p>
      <text:p text:style-name="P218"><text:s text:c="4"/>DriverConnectionInfo <text:span text:style-name="T103">current</text:span>Info, <text:span text:style-name="T102">ConnectionContext context</text:span>);</text:p>
      <text:p text:style-name="P217">}</text:p>
      <text:p text:style-name="P87"/>
      <text:p text:style-name="P88"><text:span text:style-name="T104">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04">DriverConnectionInfo</text:span></text:a><text:span text:style-name="T104"> object, which encapsulates the information required to connect to a JPPF driver..</text:span></text:p>
      <text:p text:style-name="P87"/>
      <text:p text:style-name="P88"><text:span text:style-name="T104">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04">DriverConnectionInfo</text:span></text:a><text:span text:style-name="T104">, defined as follows:</text:span></text:p>
      <text:p text:style-name="P89"/>
      <text:p text:style-name="P219">public interface DriverConnectionInfo {</text:p>
      <text:p text:style-name="Code_20_block"><text:span text:style-name="T104"><text:s text:c="2"/></text:span><text:span text:style-name="T39">// determine whether secure SSL/TLS connections should be established</text:span></text:p>
      <text:p text:style-name="P219"><text:s text:c="2"/>boolean isSecure();</text:p>
      <text:p text:style-name="P219"/>
      <text:p text:style-name="Code_20_block"><text:span text:style-name="T104"><text:s text:c="2"/></text:span><text:span text:style-name="T39">// get the driver host name or IP address</text:span></text:p>
      <text:p text:style-name="P219"><text:s text:c="2"/>String getHost();</text:p>
      <text:p text:style-name="P219"/>
      <text:p text:style-name="Code_20_block"><text:span text:style-name="T104"><text:s text:c="2"/></text:span><text:span text:style-name="T39">// get the driver port to connect to</text:span></text:p>
      <text:p text:style-name="P219"><text:s text:c="2"/>int getPort();</text:p>
      <text:p text:style-name="P219"/>
      <text:p text:style-name="Code_20_block"><text:span text:style-name="T104"><text:s text:c="2"/></text:span><text:span text:style-name="T39">// get the recovery port for the heartbeat mechanism</text:span></text:p>
      <text:p text:style-name="Code_20_block"><text:span text:style-name="T104"><text:s text:c="2"/></text:span><text:span text:style-name="T39">// a negative value indicates that recovery is disabled for the node</text:span></text:p>
      <text:p text:style-name="P219"><text:s text:c="2"/>int getRecoveryPort();</text:p>
      <text:p text:style-name="P219">}</text:p>
      <text:p text:style-name="P89"/>
      <text:p text:style-name="P88"><text:span text:style-name="T104">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04">JPPFDriverConnectionInfo</text:span></text:a><text:span text:style-name="T104">.</text:span></text:p>
      <text:p text:style-name="P89"/>
      <text:p text:style-name="P89">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09">C</text:span></text:a><text:a xlink:type="simple" xlink:href="http://www.jppf.org/javadoc/5.2/index.html?org/jppf/node/connection/ConnectionContext.html" text:style-name="Internet_20_link" text:visited-style-name="Visited_20_Internet_20_Link">ontext</text:a>, defined as:</text:p>
      <text:p text:style-name="P89"/>
      <text:p text:style-name="P220">public class ConnectionContext {</text:p>
      <text:p text:style-name="Code_20_block"><text:span text:style-name="T105"><text:s text:c="2"/></text:span><text:span text:style-name="T40">// get an explanation text for the reconnection</text:span></text:p>
      <text:p text:style-name="P220"><text:s text:c="2"/>public String getMessage()</text:p>
      <text:p text:style-name="P220"/>
      <text:p text:style-name="Code_20_block"><text:span text:style-name="T105"><text:s text:c="2"/></text:span><text:span text:style-name="T40">// get an eventual Throwable that triggered the reconnection</text:span></text:p>
      <text:p text:style-name="P220"><text:s text:c="2"/>public Throwable getThrowable()</text:p>
      <text:p text:style-name="P220"/>
      <text:p text:style-name="Code_20_block"><text:span text:style-name="T105"><text:s text:c="2"/></text:span><text:span text:style-name="T40">// get the reason for the connection or reconnection</text:span></text:p>
      <text:p text:style-name="P220"><text:s text:c="2"/>public ConnectionReason getReason()</text:p>
      <text:p text:style-name="P220">}</text:p>
      <text:p text:style-name="P91"/>
      <text:p text:style-name="P91"/>
      <text:p text:style-name="P163"><text:span text:style-name="T105">The </text:span><text:span text:style-name="Code_20_char"><text:span text:style-name="T105">getReason()</text:span></text:span><text:span text:style-name="T105"> method returns a reason code among those defined in the </text:span><text:a xlink:type="simple" xlink:href="http://www.jppf.org/javadoc/5.2/index.html?org/jppf/node/connection/ConnectionReason.html" text:style-name="Internet_20_link" text:visited-style-name="Visited_20_Internet_20_Link"><text:span text:style-name="T105">ConnectionReason</text:span></text:a><text:span text:style-name="T105"> enum:</text:span></text:p>
      <text:p text:style-name="P91"/>
      <text:p text:style-name="P220">public enum ConnectionReason {</text:p>
      <text:p text:style-name="Code_20_block"><text:span text:style-name="T105"><text:s text:c="2"/></text:span><text:span text:style-name="T40">// indicates the first connection attempt when the node starts up</text:span></text:p>
      <text:p text:style-name="P220"><text:s text:c="2"/>INITIAL_CONNECTION_REQUEST,</text:p>
      <text:p text:style-name="Code_20_block"><text:span text:style-name="T105"><text:s text:c="2"/></text:span><text:span text:style-name="T40">// a reconnection was requested via the management APIs or admin console</text:span></text:p>
      <text:p text:style-name="P220"><text:s text:c="2"/>MANAGEMENT_REQUEST,</text:p>
      <text:p text:style-name="Code_20_block"><text:span text:style-name="T105"><text:s text:c="2"/></text:span><text:span text:style-name="T40">// An error occurred while initializing the class loader connection</text:span></text:p>
      <text:p text:style-name="P220"><text:s text:c="2"/>CLASSLOADER_INIT_ERROR,</text:p>
      <text:p text:style-name="Code_20_block"><text:span text:style-name="T105"><text:s text:c="2"/></text:span><text:span text:style-name="T40">// an error occurred while processing a class loader request</text:span></text:p>
      <text:p text:style-name="P220"><text:s text:c="2"/>CLASSLOADER_PROCESSING_ERROR,</text:p>
      <text:p text:style-name="Code_20_block"><text:span text:style-name="T105"><text:s text:c="2"/></text:span><text:span text:style-name="T40">// an error occurred during the job channel initialization</text:span></text:p>
      <text:p text:style-name="P220"><text:s text:c="2"/>JOB_CHANNEL_INIT_ERROR,</text:p>
      <text:p text:style-name="Code_20_block"><text:span text:style-name="T105"><text:s text:c="2"/></text:span><text:span text:style-name="T40">// an error occurred on the job channel while processing a job</text:span></text:p>
      <text:p text:style-name="P220"><text:s text:c="2"/>JOB_CHANNEL_PROCESSING_ERROR</text:p>
      <text:p text:style-name="P220">}</text:p>
      <text:p text:style-name="P90"/>
      <text:p text:style-name="P91">The following example implementation uses a set of driver connection information objects stored in a queue and performs a round-robin selection at each connection request:</text:p>
      <text:p text:style-name="P91"/>
      <text:p text:style-name="P221">public class MyConnectionStrategy implements DriverConnectionStrategy {</text:p>
      <text:p text:style-name="Code_20_block"><text:span text:style-name="T106"><text:s text:c="2"/></text:span><text:span text:style-name="T41">// the queue in which DriverConnectionInfo objects are stored</text:span></text:p>
      <text:p text:style-name="P221"><text:s text:c="2"/>private final Queue&lt;DriverConnectionInfo&gt; queue = new LinkedBlockingQueue&lt;&gt;();</text:p>
      <text:p text:style-name="P221"/>
      <text:p text:style-name="Code_20_block"><text:span text:style-name="T106"><text:s text:c="2"/></text:span><text:span text:style-name="T41">// initialize the set of drivers to connect to</text:span></text:p>
      <text:p text:style-name="P221"><text:s text:c="2"/>public MyConnectionStrategy() {</text:p>
      <text:p text:style-name="P221"><text:s text:c="4"/>queue.offer(new JPPFDriverConnectionInfo(false, "192.168.1.11", 11111, -1));</text:p>
      <text:p text:style-name="P221"><text:s text:c="4"/>queue.offer(new JPPFDriverConnectionInfo(false, "192.168.1.12", 11111, -1));</text:p>
      <text:p text:style-name="P221"><text:s text:c="4"/>queue.offer(new JPPFDriverConnectionInfo(true, <text:s/>"192.168.1.13", 11443, -1));</text:p>
      <text:p text:style-name="P221"><text:s text:c="2"/>}</text:p>
      <text:p text:style-name="P221"/>
      <text:p text:style-name="P221"><text:s text:c="2"/>@Override</text:p>
      <text:p text:style-name="P221"><text:s text:c="2"/>public DriverConnectionInfo nextConnectionInfo(</text:p>
      <text:p text:style-name="P221"><text:s text:c="4"/>DriverConnectionInfo currentInfo, ConnectionContext context) {</text:p>
      <text:p text:style-name="P221"><text:s text:c="4"/>DriverConnectionInfo info;</text:p>
      <text:p text:style-name="Code_20_block"><text:span text:style-name="T106"><text:s text:c="4"/></text:span><text:span text:style-name="T41">// if the reconnection is requested via management, keep the current driver info</text:span></text:p>
      <text:p text:style-name="P222"><text:s text:c="4"/>if ((currentInfo != null) &amp;&amp;</text:p>
      <text:p text:style-name="P222"><text:s text:c="8"/>(context.getReason() == ConnectionReason.MANAGEMENT_REQUEST)) {</text:p>
      <text:p text:style-name="P221"><text:s text:c="6"/>info = currentInfo;</text:p>
      <text:p text:style-name="P221"><text:s text:c="4"/>} else {</text:p>
      <text:p text:style-name="Code_20_block"><text:span text:style-name="T106"><text:s text:c="6"/></text:span><text:span text:style-name="T41">// extract the next info from the queue</text:span></text:p>
      <text:p text:style-name="P221"><text:s text:c="6"/>info = queue.poll();</text:p>
      <text:p text:style-name="Code_20_block"><text:span text:style-name="T106"><text:s text:c="6"/></text:span><text:span text:style-name="T41">// put it back at the end of the queue</text:span></text:p>
      <text:p text:style-name="P221"><text:s text:c="6"/>queue.offer(info);</text:p>
      <text:p text:style-name="P221"><text:s text:c="4"/>}</text:p>
      <text:p text:style-name="P221"><text:s text:c="4"/>return info;</text:p>
      <text:p text:style-name="P221"><text:s text:c="2"/>}</text:p>
      <text:p text:style-name="P221">}</text:p>
      <text:list xml:id="list221728535189863" text:continue-numbering="true" text:style-name="Outline">
        <text:list-item>
          <text:list>
            <text:list-item>
              <text:list>
                <text:list-item>
                  <text:list>
                    <text:list-item>
                      <text:h text:style-name="P285" text:outline-level="4">Pluging the strategy into the node</text:h>
                    </text:list-item>
                  </text:list>
                </text:list-item>
              </text:list>
            </text:list-item>
          </text:list>
        </text:list-item>
      </text:list>
      <text:p text:style-name="P92">Specifying which connection strategy a node should use is done in the node's configuration as follows:</text:p>
      <text:p text:style-name="P92"/>
      <text:p text:style-name="P179"># fully qualified name of a class implementing DriverConnectionStrategy</text:p>
      <text:p text:style-name="P223">jppf.server.connection.strategy = test.MyConnectionStrategy</text:p>
      <text:p text:style-name="P93"/>
      <text:p text:style-name="P79"><text:span text:style-name="T107">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07">DriverConnectionStrategy</text:span></text:a><text:span text:style-name="T107">,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07">JPPFDefaultConnectionStrategy</text:span></text:a><text:span text:style-name="T107">, which uses the configuration to find out the connection information, either via server discovery or from the manually specified server-related properties.</text:span></text:p>
      <text:list xml:id="list221728536178620"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86"/>
      <text:p text:style-name="P85"><text:span text:style-name="T108">In addition to the default <text:s/></text:span><text:a xlink:type="simple" xlink:href="http://www.jppf.org/javadoc/5.2/index.html?org/jppf/node/connection/JPPFDefaultConnectionStrategy.html" text:style-name="Internet_20_link" text:visited-style-name="Visited_20_Internet_20_Link"><text:span text:style-name="T108">JPPFDefaultConnectionStrategy</text:span></text:a><text:span text:style-name="T108">,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08">JPPFDefaultConnectionStrategy</text:span></text:a><text:span text:style-name="T108">.</text:span></text:p>
      <text:p text:style-name="P84"><text:soft-page-break/><text:span text:style-name="T108">This implementation is named </text:span><text:a xlink:type="simple" xlink:href="http://www.jppf.org/javadoc/5.2/index.html?org/jppf/node/connection/JPPFCsvFileConnectionStrategy.html" text:style-name="Internet_20_link" text:visited-style-name="Visited_20_Internet_20_Link"><text:span text:style-name="T108">JPPFCsvFileConnectionStrategy</text:span></text:a><text:span text:style-name="T108"> and is configured as follows:</text:span></text:p>
      <text:p text:style-name="P94"/>
      <text:p text:style-name="P180"># read the driver connection info from a CSV file</text:p>
      <text:p text:style-name="P224">jppf.server.connection.strategy = org.jppf.node.connection.JPPFCsvFileConnectionStrategy</text:p>
      <text:p text:style-name="P180"># location of the CSV file</text:p>
      <text:p text:style-name="P224">jppf.server.connection.strategy.file = /home/me/data/drivers.csv</text:p>
      <text:p text:style-name="P94"/>
      <text:p text:style-name="P94">The CSV file will first be looked up in the file system at the specified location, then in the classpath if it is not found in the file system.</text:p>
      <text:p text:style-name="P94"/>
      <text:p text:style-name="P95">The syntax and format for the entries in the CSV files are as in the following example:</text:p>
      <text:p text:style-name="P95"/>
      <text:p text:style-name="P181"># server 1</text:p>
      <text:p text:style-name="P225">false, 192.168.1.15, 11111, -1</text:p>
      <text:p text:style-name="P181"># server 2, with recovery enabled</text:p>
      <text:p text:style-name="P225">false, 192.168.1.16, 11111, 22222</text:p>
      <text:p text:style-name="P181"># server 3, with SSL enabled</text:p>
      <text:p text:style-name="P225"><text:span text:style-name="T110">true</text:span>, 192.168.1.17, 11443, -1</text:p>
      <text:p text:style-name="P94"/>
      <text:p text:style-name="P95">Please note that JPPF accepts a non-standard syntax for comments in the file: any line starting with a '#' (after trimming) will be considered a comment.</text:p>
      <text:p text:style-name="P95"/>
      <text:list xml:id="list221728538164256" text:continue-numbering="true" text:style-name="Outline">
        <text:list-item>
          <text:list>
            <text:list-item>
              <text:h text:style-name="P277" text:outline-level="2">Administration console</text:h>
              <text:list>
                <text:list-item>
                  <text:h text:style-name="Heading_20_3" text:outline-level="3">Embedding the administration console</text:h>
                </text:list-item>
              </text:list>
            </text:list-item>
          </text:list>
        </text:list-item>
      </text:list>
      <text:p text:style-name="P98">As of version 5,0, JPPF provides a very simple API to obtain a reference to the Swing component which encloses the administration console user interface, <text:span text:style-name="T117">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17">getAdminConsole()</text:span></text:a><text:span text:style-name="T117"> of the class </text:span><text:a xlink:type="simple" xlink:href="http://www.jppf.org/javadoc/5.2/index.html?org/jppf/ui/console/JPPFAdminConsole.html" text:style-name="Internet_20_link" text:visited-style-name="Visited_20_Internet_20_Link"><text:span text:style-name="T117">JPPFAdminConsole</text:span></text:a><text:span text:style-name="T117">, which returns a </text:span><text:a xlink:type="simple" xlink:href="http://docs.oracle.com/javase/7/docs/javadoc/5.2/index.html?javax/swing/JComponent.html" text:style-name="Internet_20_link" text:visited-style-name="Visited_20_Internet_20_Link"><text:span text:style-name="T117">JComponent</text:span></text:a><text:span text:style-name="T117"> object. This JComponent can then be added to any Swing container.</text:span></text:p>
      <text:p text:style-name="P98"/>
      <text:p text:style-name="P105">The JPPF admin console will only be created once, even if <text:span text:style-name="Code_20_char">JPPFAdminConsole.getAdminConsole()</text:span> is called multiple times. In other words, it is guaranteed that the same JComponent instance will always be returned.</text:p>
      <text:p text:style-name="P98"/>
      <text:p text:style-name="P104"><text:a xlink:type="simple" xlink:href="http://www.jppf.org/javadoc/5.2/index.html?org/jppf/ui/console/JPPFAdminConsole.html" text:style-name="Internet_20_link" text:visited-style-name="Visited_20_Internet_20_Link"><text:span text:style-name="T117">JPPFAdminConsole</text:span></text:a> <text:span text:style-name="T162">also provides access to the </text:span><text:a xlink:type="simple" xlink:href="http://www.jppf.org/javadoc/5.2/index.html?org/jppf/client/JPPFClient.html" text:style-name="Internet_20_link" text:visited-style-name="Visited_20_Internet_20_Link"><text:span text:style-name="T162">JPPF client</text:span></text:a><text:span text:style-name="T162">, </text:span><text:a xlink:type="simple" xlink:href="http://www.jppf.org/javadoc/5.2/index.html?org/jppf/client/monitoring/topology/TopologyManager.html" text:style-name="Internet_20_link" text:visited-style-name="Visited_20_Internet_20_Link"><text:span text:style-name="T162">topology manager</text:span></text:a><text:span text:style-name="T162"> and </text:span><text:a xlink:type="simple" xlink:href="http://www.jppf.org/javadoc/5.2/index.html?org/jppf/client/monitoring/jobs/JobMonitor.html" text:style-name="Internet_20_link" text:visited-style-name="Visited_20_Internet_20_Link"><text:span text:style-name="T162">job monitor</text:span></text:a><text:span text:style-name="T162"> that the console uses for its monitoring and management operations:</text:span></text:p>
      <text:p text:style-name="P104"/>
      <text:p text:style-name="Code_20_block">public class JPPFAdminConsole {</text:p>
      <text:p text:style-name="Code_20_block"><text:s text:c="2"/><text:span text:style-name="T21">//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1">// Get the JPPF client used by the admin console</text:span></text:p>
      <text:p text:style-name="Code_20_block"><text:s text:c="2"/>public static JPPFClient getJPPFClient();</text:p>
      <text:p text:style-name="Code_20_block"/>
      <text:p text:style-name="Code_20_block"><text:s text:c="2"/><text:span text:style-name="T21">// Get the topology manager used by the admin console</text:span></text:p>
      <text:p text:style-name="Code_20_block"><text:s text:c="2"/>public static TopologyManager getTopologyManager();</text:p>
      <text:p text:style-name="Code_20_block"/>
      <text:p text:style-name="Code_20_block"><text:s text:c="2"/><text:span text:style-name="T21">// Get the job monitor used by the admin console</text:span></text:p>
      <text:p text:style-name="Code_20_block"><text:s text:c="2"/>public static JobMonitor getJobMonitor();</text:p>
      <text:p text:style-name="Code_20_block"/>
      <text:p text:style-name="Code_20_block"><text:s text:c="2"/><text:span text:style-name="T21">// Launch the administration console as a standalone application</text:span></text:p>
      <text:p text:style-name="Code_20_block"><text:s text:c="2"/>public static void main(final String[] args);</text:p>
      <text:p text:style-name="Code_20_block">}</text:p>
      <text:p text:style-name="P99"/>
      <text:p text:style-name="P100">Here is an example of how it can be <text:span text:style-name="T128">used</text:span>:</text:p>
      <text:p text:style-name="P100"/>
      <text:p text:style-name="Code_20_block">import javax.swing.*;</text:p>
      <text:p text:style-name="P232"/>
      <text:p text:style-name="P229">// <text:span text:style-name="T127">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3">throws Exception </text:span>{</text:p>
      <text:p text:style-name="Code_20_block"><text:s text:c="4"/>UIManager.setLookAndFeel(UIManager.getSystemLookAndFeelClassName());</text:p>
      <text:p text:style-name="Code_20_block"><text:s text:c="4"/>JPanel mainPanel = new JPanel();</text:p>
      <text:p text:style-name="P232"><text:s text:c="4"/><text:span text:style-name="T121">// layout the components ve</text:span><text:span text:style-name="T122">r</text:span><text:span text:style-name="T121">tically within a box</text:span></text:p>
      <text:p text:style-name="P227"><text:s text:c="4"/>mainPanel.setLayout(new BoxLayout(mainPanel, BoxLayout.Y_AXIS));</text:p>
      <text:p text:style-name="P232"><text:s text:c="4"/><text:span text:style-name="T121">// the top component is a label with an image and some text</text:span></text:p>
      <text:p text:style-name="P232"><text:s text:c="4"/><text:span text:style-name="T127">ImageIcon icon = GuiUtils.loadIcon("../admin/jppf_logo.gif");</text:span></text:p>
      <text:p text:style-name="P232"><text:s text:c="4"/>JLabel <text:span text:style-name="T126">label = new JLabel("Test JPPF embedded console",</text:span> <text:span text:style-name="T127">icon</text:span>, <text:span text:style-name="T127">SwingConstants.LEFT</text:span>);</text:p>
      <text:p text:style-name="P231"><text:s text:c="4"/>mainPanel.add(<text:span text:style-name="T127">label);</text:span></text:p>
      <text:p text:style-name="P232"><text:s text:c="4"/><text:span text:style-name="T119">// </text:span><text:span text:style-name="T120">add the JPPF admin console</text:span><text:span text:style-name="T121"> as the bottom component</text:span></text:p>
      <text:p text:style-name="P232"><text:s text:c="4"/>mainPanel.add(<text:span text:style-name="T118">JPPFAdminConsole.getAdminConsole()</text:span>);</text:p>
      <text:p text:style-name="Code_20_block"><text:s text:c="4"/><text:span text:style-name="T119">// </text:span><text:span text:style-name="T121">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00"/>
      <text:p text:style-name="P103">Since <text:a xlink:type="simple" xlink:href="http://www.jppf.org/javadoc/5.2/index.html?org/jppf/ui/console/JPPFAdminConsole.html" text:style-name="Internet_20_link" text:visited-style-name="Visited_20_Internet_20_Link"><text:span text:style-name="T117">JPPFAdminConsole</text:span></text:a> is part of the console code, you will need to include "jppf-admin.jar" in your build path or class path, both a<text:span text:style-name="T127">t </text:span>compile time and <text:span text:style-name="T128">at </text:span>runtime.</text:p>
      <text:p text:style-name="P100"/>
      <text:p text:style-name="P106">When embedded within an external GUI, the admin console will probably look different th<text:span text:style-name="T129">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29">v2.2.2 "PlasticXPLookAndFeel".</text:span></text:p>
      <text:p text:style-name="P150"><text:soft-page-break/>The GUI resulting from the example code above will look like this:</text:p>
      <text:p text:style-name="P100"/>
      <text:p text:style-name="P100"><draw:frame draw:style-name="fr2" draw:name="Image1" text:anchor-type="as-char" svg:y="-18.491cm" svg:width="18.971cm" svg:height="18.491cm" draw:z-index="4"><draw:image xlink:href="Pictures/10000200000002CD000002BB0442B697.gif" xlink:type="simple" xlink:show="embed" xlink:actuate="onLoad"/></draw:frame></text:p>
      <text:list xml:id="list221728560179190" text:continue-numbering="true" text:style-name="Outline">
        <text:list-item>
          <text:list>
            <text:list-item>
              <text:list>
                <text:list-item>
                  <text:h text:style-name="P280" text:outline-level="3">Hiding built-in views</text:h>
                </text:list-item>
              </text:list>
            </text:list-item>
          </text:list>
        </text:list-item>
      </text:list>
      <text:p text:style-name="P101">The JPPF adminstration console is made of a number of built-in views and components assembled togther, These views and components can be hidden by specifiying configuration properties in the form:</text:p>
      <text:p text:style-name="P101"/>
      <text:p text:style-name="Code_20_block">jppf.admin.console.view.&lt;<text:span text:style-name="T11">view_name</text:span>&gt;.enabled = true | false</text:p>
      <text:p text:style-name="P101"/>
      <text:p text:style-name="P101">where <text:span text:style-name="T11">view_name</text:span> is the name of a built-in view, <text:span text:style-name="T124">among those listed below:</text:span></text:p>
      <text:p text:style-name="P101"/>
      <text:p text:style-name="P228"># the server chooser combobox at the top of the UI</text:p>
      <text:p text:style-name="Code_20_block">jppf.admin.console.view.<text:span text:style-name="T1">ServerChooser</text:span>.enabled = <text:span text:style-name="T124">true</text:span></text:p>
      <text:p text:style-name="P228"># the status bar at the bottom of the UI</text:p>
      <text:p text:style-name="Code_20_block">jppf.admin.console.view.<text:span text:style-name="T1">StatusBar</text:span>.enabled = <text:span text:style-name="T124">true</text:span></text:p>
      <text:p text:style-name="P228"># the main tabbed pane containing all admin and monitoring views</text:p>
      <text:p text:style-name="P230">jppf.admin.console.view.<text:span text:style-name="T1">Main</text:span>.enabled = <text:span text:style-name="T124">true</text:span></text:p>
      <text:p text:style-name="P228"># the tabbed pane containing all topology views</text:p>
      <text:p text:style-name="P230">jppf.admin.console.view.<text:span text:style-name="T1">Topology</text:span>.enabled = <text:span text:style-name="T124">true</text:span></text:p>
      <text:p text:style-name="P228"># the topology tree view</text:p>
      <text:p text:style-name="P230">jppf.admin.console.view.<text:span text:style-name="T1">TopologyTree</text:span>.enabled = <text:span text:style-name="T124">true</text:span></text:p>
      <text:p text:style-name="P228"># the topology graph view</text:p>
      <text:p text:style-name="P230">jppf.admin.console.view.<text:span text:style-name="T1">TopologyGraph</text:span>.enabled = <text:span text:style-name="T124">true</text:span></text:p>
      <text:p text:style-name="P228"># the topology JVM health view</text:p>
      <text:p text:style-name="P230">jppf.admin.console.view.<text:span text:style-name="T1">TopologyHealth</text:span>.enabled = <text:span text:style-name="T124">true</text:span></text:p>
      <text:p text:style-name="P228"># the job data view</text:p>
      <text:p text:style-name="P230">jppf.admin.console.view.<text:span text:style-name="T1">JobData</text:span>.enabled = <text:span text:style-name="T124">true</text:span></text:p>
      <text:p text:style-name="P228"># the server statistics view</text:p>
      <text:p text:style-name="P230">jppf.admin.console.view.<text:span text:style-name="T1">ServerStats</text:span>.enabled = <text:span text:style-name="T124">true</text:span></text:p>
      <text:p text:style-name="P228"># the charts views (tabbed pane)</text:p>
      <text:p text:style-name="Code_20_block">jppf.admin.console.view.<text:span text:style-name="T1">Charts</text:span>.enabled = false</text:p>
      <text:p text:style-name="P228"># the charts configuration view</text:p>
      <text:p text:style-name="P230">jppf.admin.console.view.<text:span text:style-name="T1">ChartsConfig</text:span>.enabled = <text:span text:style-name="T124">true</text:span></text:p>
      <text:p text:style-name="P228"># the server load-balancing configuration view</text:p>
      <text:p text:style-name="P230">jppf.admin.console.view.<text:span text:style-name="T1">LoadBalancing</text:span>.enabled = <text:span text:style-name="T124">true</text:span></text:p>
      <text:p text:style-name="P102"/>
      <text:p text:style-name="P102">Note that, when left unspecified, any of these properties will default to <text:span text:style-name="Code_20_char">true</text:span> (enabled).</text:p>
      <text:p text:style-name="P102"/>
      <text:list xml:id="list221728565162720" text:continue-numbering="true" text:style-name="Outline">
        <text:list-item>
          <text:list>
            <text:list-item>
              <text:list>
                <text:list-item>
                  <text:h text:style-name="P280" text:outline-level="3">Pluggable views</text:h>
                  <text:list>
                    <text:list-item>
                      <text:h text:style-name="Heading_20_4" text:outline-level="4">Implementing a custom view</text:h>
                    </text:list-item>
                  </text:list>
                </text:list-item>
              </text:list>
            </text:list-item>
          </text:list>
        </text:list-item>
      </text:list>
      <text:p text:style-name="P107">It is now possible to add user-defined, <text:span text:style-name="T130">pluggable </text:span>views views to the JPPF administration and monitoring console. <text:span text:style-name="T130">A pluggable view is a class which extends the abstract class </text:span><text:a xlink:type="simple" xlink:href="http://www.jppf.org/javadoc/5.2/index.html?org/jppf/ui/plugin/PluggableView.html" text:style-name="Internet_20_link" text:visited-style-name="Visited_20_Internet_20_Link"><text:span text:style-name="T130">PluggableView</text:span></text:a><text:span text:style-name="T130"> and overrides its </text:span><text:span text:style-name="Code_20_char"><text:span text:style-name="T130">getUIComponent()</text:span></text:span><text:span text:style-name="T130"> method. </text:span><text:a xlink:type="simple" xlink:href="http://www.jppf.org/javadoc/5.2/index.html?org/jppf/ui/plugin/PluggableView.html" text:style-name="Internet_20_link" text:visited-style-name="Visited_20_Internet_20_Link"><text:span text:style-name="T130">PluggableView</text:span></text:a><text:span text:style-name="T130"> is defined as follows:</text:span></text:p>
      <text:p text:style-name="P107"/>
      <text:p text:style-name="Code_20_block">public abstract class PluggableView {</text:p>
      <text:p text:style-name="Code_20_block"><text:s text:c="2"/><text:span text:style-name="T119">// Get the GUI component which contains the view</text:span></text:p>
      <text:p text:style-name="Code_20_block"><text:s text:c="2"/>public abstract JComponent getUIComponent();</text:p>
      <text:p text:style-name="Code_20_block"><text:s text:c="2"/><text:span text:style-name="T119">// Get the TopologyManager associated with the administration console</text:span></text:p>
      <text:p text:style-name="Code_20_block"><text:s text:c="2"/>public final TopologyManager getTopologyManager()</text:p>
      <text:p text:style-name="Code_20_block">}</text:p>
      <text:p text:style-name="P108"/>
      <text:p text:style-name="P108">The <text:span text:style-name="Code_20_char">getUIComponent</text:span><text:span text:style-name="Code_20_char"><text:span text:style-name="T131">()</text:span></text:span> method returns a <text:a xlink:type="simple" xlink:href="http://docs.oracle.com/javase/7/docs/javadoc/5.2/index.html?javax/swing/JComponent.html" text:style-name="Internet_20_link" text:visited-style-name="Visited_20_Internet_20_Link">JComponent</text:a>, which will be added <text:span text:style-name="T131">as a tab </text:span>to one of the tabbed panes of the admin console. <text:span text:style-name="T131">It can be any subclass of </text:span><text:span text:style-name="Code_20_char"><text:span text:style-name="T131">JComponent</text:span></text:span><text:span text:style-name="T131">.</text:span></text:p>
      <text:p text:style-name="P109"/>
      <text:p text:style-name="P110">As an example, here is a very simple implementation that displays a single label:</text:p>
      <text:p text:style-name="P110"/>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11"/>
      <text:p text:style-name="P111">When added to the console's main <text:span text:style-name="T132">tabbed pane</text:span>, it will look like this:</text:p>
      <text:p text:style-name="P111"/>
      <text:p text:style-name="P111"><draw:frame draw:style-name="fr1" draw:name="Image2" text:anchor-type="as-char" svg:width="14.31cm" svg:height="3.971cm" draw:z-index="5"><draw:image xlink:href="Pictures/100000000000021D00000096D3840CE1.gif" xlink:type="simple" xlink:show="embed" xlink:actuate="onLoad"/></draw:frame></text:p>
      <text:p text:style-name="P111"/>
      <text:p text:style-name="P113">The <text:span text:style-name="Code_20_char">getTopologyManager()</text:span> method of <text:s/><text:a xlink:type="simple" xlink:href="http://www.jppf.org/javadoc/5.2/index.html?org/jppf/ui/plugin/PluggableView.html" text:style-name="Internet_20_link" text:visited-style-name="Visited_20_Internet_20_Link"><text:span text:style-name="T130">PluggableView</text:span></text:a><text:span text:style-name="T130"> </text:span>allows you to have access to the JPPF grid topology, and register one or more listeners to receive notifications of cha<text:span text:style-name="T133">n</text:span>ges in the topology, as seen in <text:span text:style-name="T16">Development guide &gt; Grid topology monitoring</text:span><text:span text:style-name="T133">. For example, expanding from the code sample above:</text:span></text:p>
      <text:p text:style-name="P112"/>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4">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12"/>
      <text:p text:style-name="P115">Please note that you will need the <text:span text:style-name="Code_20_char">jppf-admin.jar</text:span> library in your build path / class path at compile time and runtime.</text:p>
      <text:list xml:id="list221728573180879" text:continue-numbering="true" text:style-name="Outline">
        <text:list-item>
          <text:list>
            <text:list-item>
              <text:list>
                <text:list-item>
                  <text:list>
                    <text:list-item>
                      <text:h text:style-name="P286" text:outline-level="4">Console integration</text:h>
                    </text:list-item>
                  </text:list>
                </text:list-item>
              </text:list>
            </text:list-item>
          </text:list>
        </text:list-item>
      </text:list>
      <text:p text:style-name="P115">Integrating a pluggable view into the administration console is done with a number of configuration properties <text:span text:style-name="T135">of the form:</text:span></text:p>
      <text:p text:style-name="P115"/>
      <text:p text:style-name="Code_20_block">jppf.admin.console.view.&lt;<text:span text:style-name="T11">view_name</text:span>&gt;.&lt;<text:span text:style-name="T11">atribute</text:span>&gt; = &lt;<text:span text:style-name="T11">value</text:span>&gt;</text:p>
      <text:p text:style-name="P114"/>
      <text:p text:style-name="P116">Where view_name is an arbitrary name given to the pluggable view. The possible attributes and their values are defined as follows:</text:p>
      <text:p text:style-name="P116"/>
      <text:p text:style-name="P228"># enable / disable the custom view. defaults to true (enabled)</text:p>
      <text:p text:style-name="Code_20_block">jppf.admin.console.view.SimpleView.enabled = <text:span text:style-name="T138">true</text:span></text:p>
      <text:p text:style-name="P228"># name of a class extending org.jppf.ui.plugin.PluggableView</text:p>
      <text:p text:style-name="Code_20_block">jppf.admin.console.view.SimpleView.class = org.jppf.example.pluggableview.SimpleView</text:p>
      <text:p text:style-name="P228"># the title for the view</text:p>
      <text:p text:style-name="Code_20_block">jppf.admin.console.view.SimpleView.title = <text:span text:style-name="T135">simple view</text:span></text:p>
      <text:p text:style-name="P228"># path to the icon for the view</text:p>
      <text:p text:style-name="Code_20_block"><text:span text:style-name="T135">#</text:span>jppf.admin.console.view.SimpleView.icon =</text:p>
      <text:p text:style-name="P228"># the <text:span text:style-name="T136">tabbed pane the view</text:span> is attached to</text:p>
      <text:p text:style-name="Code_20_block">jppf.admin.console.view.SimpleView.addto = Main</text:p>
      <text:p text:style-name="P228"># the position at which the custom view is inserted withing the enclosing tabbed pane</text:p>
      <text:p text:style-name="P228"># a negative value means insert at the end; defaults to -1 (insert at the end)</text:p>
      <text:p text:style-name="Code_20_block">jppf.admin.console.view.SimpleView.position = -<text:span text:style-name="T135">1</text:span></text:p>
      <text:p text:style-name="P228"># whether to autom<text:span text:style-name="T137">a</text:span>tically select th<text:span text:style-name="T137">e</text:span> view; defaults to false</text:p>
      <text:p text:style-name="Code_20_block">jppf.admin.console.view.SimpleView.autoselect = true</text:p>
      <text:p text:style-name="P116"/>
      <text:p text:style-name="P117">Since the view can only be attached to a tabbed pane, the possible values for the "addto" attribute are:</text:p>
      <text:p text:style-name="P117"/>
      <text:list xml:id="list221728576173613" text:continue-list="list221728500178073" text:style-name="List_20_1">
        <text:list-item>
          <text:p text:style-name="P276"><text:span text:style-name="T11">Main</text:span>: the main tabbed pane which contains all administration and monitoring views</text:p>
        </text:list-item>
        <text:list-item>
          <text:p text:style-name="P276"><text:span text:style-name="T11">Topology</text:span>: the tabbed pane containing all topology views</text:p>
        </text:list-item>
        <text:list-item>
          <text:p text:style-name="P276"><text:span text:style-name="T11">Charts</text:span>: the tabbed pane which contains the user-defined charts and the charts configuration view</text:p>
        </text:list-item>
      </text:list>
      <text:list xml:id="list221728576177029" text:continue-list="list221728573180879" text:style-name="Outline">
        <text:list-item>
          <text:list>
            <text:list-item>
              <text:list>
                <text:list-item>
                  <text:list>
                    <text:list-item>
                      <text:h text:style-name="Heading_20_4" text:outline-level="4">Related sample</text:h>
                    </text:list-item>
                  </text:list>
                </text:list-item>
              </text:list>
            </text:list-item>
          </text:list>
        </text:list-item>
      </text:list>
      <text:p text:style-name="P118">The <text:a xlink:type="simple" xlink:href="http://www.jppf.org/samples-pack/PluggableView/Readme.php" text:style-name="Internet_20_link" text:visited-style-name="Visited_20_Internet_20_Link">events log view demo</text:a> provides a complete and nice looking example of a pluggable view.</text:p>
      <text:p text:style-name="P118"/>
      <text:list xml:id="list221728577163474" text:continue-numbering="true" text:style-name="Outline">
        <text:list-item>
          <text:list>
            <text:list-item>
              <text:h text:style-name="P278"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21728577176408"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21728580186290"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2H48M58S</meta:editing-duration>
    <meta:editing-cycles>376</meta:editing-cycles>
    <meta:generator>LibreOffice/4.3.2.2$Windows_x86 LibreOffice_project/edfb5295ba211bd31ad47d0bad0118690f76407d</meta:generator>
    <meta:creation-date>2009-11-06T05:11:40.73</meta:creation-date>
    <dc:date>2016-02-07T22:17:28.161000000</dc:date>
    <meta:document-statistic meta:table-count="1" meta:image-count="6" meta:object-count="0" meta:page-count="47" meta:paragraph-count="1647" meta:word-count="15142" meta:character-count="108737" meta:non-whitespace-character-count="9253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